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0394in" svg:y="91.2398in">
            <draw:object draw:notify-on-update-of-ranges="Sheet1.A1:Sheet1.A1 Sheet1.A2:Sheet1.A513 Sheet1.B1:Sheet1.B1 Sheet1.B2:Sheet1.B513 Sheet1.A1:Sheet1.A1 Sheet1.A2:Sheet1.A513 Sheet1.C1:Sheet1.C1 Sheet1.C2:Sheet1.C5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B_Gb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Trees+St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8 + 8 + [.A2]*512/64 + 8 + [.A2]*512/64 + [.A2]*512*512/64)*8/(1024*1024)" office:value-type="float" office:value="0.03155517578125" calcext:value-type="float">
            <text:p>0.03155517578125</text:p>
          </table:table-cell>
          <table:table-cell table:formula="of:=((8 + 8 + [.A2]*512/64 + 8 + [.A2]*512/64 + [.A2]*512*512/64)*8 + [.A2]*512*512)/(1024*1024)" office:value-type="float" office:value="0.28155517578125" calcext:value-type="float">
            <text:p>0.28155517578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8 + 8 + [.A3]*512/64 + 8 + [.A3]*512/64 + [.A3]*512*512/64)*8/(1024*1024)" office:value-type="float" office:value="0.06292724609375" calcext:value-type="float">
            <text:p>0.06292724609375</text:p>
          </table:table-cell>
          <table:table-cell table:formula="of:=((8 + 8 + [.A3]*512/64 + 8 + [.A3]*512/64 + [.A3]*512*512/64)*8 + [.A3]*512*512)/(1024*1024)" office:value-type="float" office:value="0.56292724609375" calcext:value-type="float">
            <text:p>0.56292724609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8 + 8 + [.A4]*512/64 + 8 + [.A4]*512/64 + [.A4]*512*512/64)*8/(1024*1024)" office:value-type="float" office:value="0.09429931640625" calcext:value-type="float">
            <text:p>0.09429931640625</text:p>
          </table:table-cell>
          <table:table-cell table:formula="of:=((8 + 8 + [.A4]*512/64 + 8 + [.A4]*512/64 + [.A4]*512*512/64)*8 + [.A4]*512*512)/(1024*1024)" office:value-type="float" office:value="0.84429931640625" calcext:value-type="float">
            <text:p>0.84429931640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8 + 8 + [.A5]*512/64 + 8 + [.A5]*512/64 + [.A5]*512*512/64)*8/(1024*1024)" office:value-type="float" office:value="0.12567138671875" calcext:value-type="float">
            <text:p>0.12567138671875</text:p>
          </table:table-cell>
          <table:table-cell table:formula="of:=((8 + 8 + [.A5]*512/64 + 8 + [.A5]*512/64 + [.A5]*512*512/64)*8 + [.A5]*512*512)/(1024*1024)" office:value-type="float" office:value="1.12567138671875" calcext:value-type="float">
            <text:p>1.12567138671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8 + 8 + [.A6]*512/64 + 8 + [.A6]*512/64 + [.A6]*512*512/64)*8/(1024*1024)" office:value-type="float" office:value="0.15704345703125" calcext:value-type="float">
            <text:p>0.15704345703125</text:p>
          </table:table-cell>
          <table:table-cell table:formula="of:=((8 + 8 + [.A6]*512/64 + 8 + [.A6]*512/64 + [.A6]*512*512/64)*8 + [.A6]*512*512)/(1024*1024)" office:value-type="float" office:value="1.40704345703125" calcext:value-type="float">
            <text:p>1.40704345703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8 + 8 + [.A7]*512/64 + 8 + [.A7]*512/64 + [.A7]*512*512/64)*8/(1024*1024)" office:value-type="float" office:value="0.18841552734375" calcext:value-type="float">
            <text:p>0.18841552734375</text:p>
          </table:table-cell>
          <table:table-cell table:formula="of:=((8 + 8 + [.A7]*512/64 + 8 + [.A7]*512/64 + [.A7]*512*512/64)*8 + [.A7]*512*512)/(1024*1024)" office:value-type="float" office:value="1.68841552734375" calcext:value-type="float">
            <text:p>1.68841552734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8 + 8 + [.A8]*512/64 + 8 + [.A8]*512/64 + [.A8]*512*512/64)*8/(1024*1024)" office:value-type="float" office:value="0.21978759765625" calcext:value-type="float">
            <text:p>0.21978759765625</text:p>
          </table:table-cell>
          <table:table-cell table:formula="of:=((8 + 8 + [.A8]*512/64 + 8 + [.A8]*512/64 + [.A8]*512*512/64)*8 + [.A8]*512*512)/(1024*1024)" office:value-type="float" office:value="1.96978759765625" calcext:value-type="float">
            <text:p>1.969787597656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8 + 8 + [.A9]*512/64 + 8 + [.A9]*512/64 + [.A9]*512*512/64)*8/(1024*1024)" office:value-type="float" office:value="0.25115966796875" calcext:value-type="float">
            <text:p>0.25115966796875</text:p>
          </table:table-cell>
          <table:table-cell table:formula="of:=((8 + 8 + [.A9]*512/64 + 8 + [.A9]*512/64 + [.A9]*512*512/64)*8 + [.A9]*512*512)/(1024*1024)" office:value-type="float" office:value="2.25115966796875" calcext:value-type="float">
            <text:p>2.251159667968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8 + 8 + [.A10]*512/64 + 8 + [.A10]*512/64 + [.A10]*512*512/64)*8/(1024*1024)" office:value-type="float" office:value="0.28253173828125" calcext:value-type="float">
            <text:p>0.28253173828125</text:p>
          </table:table-cell>
          <table:table-cell table:formula="of:=((8 + 8 + [.A10]*512/64 + 8 + [.A10]*512/64 + [.A10]*512*512/64)*8 + [.A10]*512*512)/(1024*1024)" office:value-type="float" office:value="2.53253173828125" calcext:value-type="float">
            <text:p>2.532531738281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8 + 8 + [.A11]*512/64 + 8 + [.A11]*512/64 + [.A11]*512*512/64)*8/(1024*1024)" office:value-type="float" office:value="0.31390380859375" calcext:value-type="float">
            <text:p>0.31390380859375</text:p>
          </table:table-cell>
          <table:table-cell table:formula="of:=((8 + 8 + [.A11]*512/64 + 8 + [.A11]*512/64 + [.A11]*512*512/64)*8 + [.A11]*512*512)/(1024*1024)" office:value-type="float" office:value="2.81390380859375" calcext:value-type="float">
            <text:p>2.813903808593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8 + 8 + [.A12]*512/64 + 8 + [.A12]*512/64 + [.A12]*512*512/64)*8/(1024*1024)" office:value-type="float" office:value="0.34527587890625" calcext:value-type="float">
            <text:p>0.34527587890625</text:p>
          </table:table-cell>
          <table:table-cell table:formula="of:=((8 + 8 + [.A12]*512/64 + 8 + [.A12]*512/64 + [.A12]*512*512/64)*8 + [.A12]*512*512)/(1024*1024)" office:value-type="float" office:value="3.09527587890625" calcext:value-type="float">
            <text:p>3.095275878906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8 + 8 + [.A13]*512/64 + 8 + [.A13]*512/64 + [.A13]*512*512/64)*8/(1024*1024)" office:value-type="float" office:value="0.37664794921875" calcext:value-type="float">
            <text:p>0.37664794921875</text:p>
          </table:table-cell>
          <table:table-cell table:formula="of:=((8 + 8 + [.A13]*512/64 + 8 + [.A13]*512/64 + [.A13]*512*512/64)*8 + [.A13]*512*512)/(1024*1024)" office:value-type="float" office:value="3.37664794921875" calcext:value-type="float">
            <text:p>3.376647949218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8 + 8 + [.A14]*512/64 + 8 + [.A14]*512/64 + [.A14]*512*512/64)*8/(1024*1024)" office:value-type="float" office:value="0.40802001953125" calcext:value-type="float">
            <text:p>0.40802001953125</text:p>
          </table:table-cell>
          <table:table-cell table:formula="of:=((8 + 8 + [.A14]*512/64 + 8 + [.A14]*512/64 + [.A14]*512*512/64)*8 + [.A14]*512*512)/(1024*1024)" office:value-type="float" office:value="3.65802001953125" calcext:value-type="float">
            <text:p>3.658020019531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8 + 8 + [.A15]*512/64 + 8 + [.A15]*512/64 + [.A15]*512*512/64)*8/(1024*1024)" office:value-type="float" office:value="0.43939208984375" calcext:value-type="float">
            <text:p>0.43939208984375</text:p>
          </table:table-cell>
          <table:table-cell table:formula="of:=((8 + 8 + [.A15]*512/64 + 8 + [.A15]*512/64 + [.A15]*512*512/64)*8 + [.A15]*512*512)/(1024*1024)" office:value-type="float" office:value="3.93939208984375" calcext:value-type="float">
            <text:p>3.939392089843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8 + 8 + [.A16]*512/64 + 8 + [.A16]*512/64 + [.A16]*512*512/64)*8/(1024*1024)" office:value-type="float" office:value="0.47076416015625" calcext:value-type="float">
            <text:p>0.47076416015625</text:p>
          </table:table-cell>
          <table:table-cell table:formula="of:=((8 + 8 + [.A16]*512/64 + 8 + [.A16]*512/64 + [.A16]*512*512/64)*8 + [.A16]*512*512)/(1024*1024)" office:value-type="float" office:value="4.22076416015625" calcext:value-type="float">
            <text:p>4.220764160156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8 + 8 + [.A17]*512/64 + 8 + [.A17]*512/64 + [.A17]*512*512/64)*8/(1024*1024)" office:value-type="float" office:value="0.50213623046875" calcext:value-type="float">
            <text:p>0.50213623046875</text:p>
          </table:table-cell>
          <table:table-cell table:formula="of:=((8 + 8 + [.A17]*512/64 + 8 + [.A17]*512/64 + [.A17]*512*512/64)*8 + [.A17]*512*512)/(1024*1024)" office:value-type="float" office:value="4.50213623046875" calcext:value-type="float">
            <text:p>4.502136230468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8 + 8 + [.A18]*512/64 + 8 + [.A18]*512/64 + [.A18]*512*512/64)*8/(1024*1024)" office:value-type="float" office:value="0.53350830078125" calcext:value-type="float">
            <text:p>0.53350830078125</text:p>
          </table:table-cell>
          <table:table-cell table:formula="of:=((8 + 8 + [.A18]*512/64 + 8 + [.A18]*512/64 + [.A18]*512*512/64)*8 + [.A18]*512*512)/(1024*1024)" office:value-type="float" office:value="4.78350830078125" calcext:value-type="float">
            <text:p>4.783508300781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8 + 8 + [.A19]*512/64 + 8 + [.A19]*512/64 + [.A19]*512*512/64)*8/(1024*1024)" office:value-type="float" office:value="0.56488037109375" calcext:value-type="float">
            <text:p>0.56488037109375</text:p>
          </table:table-cell>
          <table:table-cell table:formula="of:=((8 + 8 + [.A19]*512/64 + 8 + [.A19]*512/64 + [.A19]*512*512/64)*8 + [.A19]*512*512)/(1024*1024)" office:value-type="float" office:value="5.06488037109375" calcext:value-type="float">
            <text:p>5.0648803710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8 + 8 + [.A20]*512/64 + 8 + [.A20]*512/64 + [.A20]*512*512/64)*8/(1024*1024)" office:value-type="float" office:value="0.59625244140625" calcext:value-type="float">
            <text:p>0.59625244140625</text:p>
          </table:table-cell>
          <table:table-cell table:formula="of:=((8 + 8 + [.A20]*512/64 + 8 + [.A20]*512/64 + [.A20]*512*512/64)*8 + [.A20]*512*512)/(1024*1024)" office:value-type="float" office:value="5.34625244140625" calcext:value-type="float">
            <text:p>5.346252441406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8 + 8 + [.A21]*512/64 + 8 + [.A21]*512/64 + [.A21]*512*512/64)*8/(1024*1024)" office:value-type="float" office:value="0.62762451171875" calcext:value-type="float">
            <text:p>0.62762451171875</text:p>
          </table:table-cell>
          <table:table-cell table:formula="of:=((8 + 8 + [.A21]*512/64 + 8 + [.A21]*512/64 + [.A21]*512*512/64)*8 + [.A21]*512*512)/(1024*1024)" office:value-type="float" office:value="5.62762451171875" calcext:value-type="float">
            <text:p>5.627624511718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8 + 8 + [.A22]*512/64 + 8 + [.A22]*512/64 + [.A22]*512*512/64)*8/(1024*1024)" office:value-type="float" office:value="0.65899658203125" calcext:value-type="float">
            <text:p>0.65899658203125</text:p>
          </table:table-cell>
          <table:table-cell table:formula="of:=((8 + 8 + [.A22]*512/64 + 8 + [.A22]*512/64 + [.A22]*512*512/64)*8 + [.A22]*512*512)/(1024*1024)" office:value-type="float" office:value="5.90899658203125" calcext:value-type="float">
            <text:p>5.908996582031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8 + 8 + [.A23]*512/64 + 8 + [.A23]*512/64 + [.A23]*512*512/64)*8/(1024*1024)" office:value-type="float" office:value="0.69036865234375" calcext:value-type="float">
            <text:p>0.69036865234375</text:p>
          </table:table-cell>
          <table:table-cell table:formula="of:=((8 + 8 + [.A23]*512/64 + 8 + [.A23]*512/64 + [.A23]*512*512/64)*8 + [.A23]*512*512)/(1024*1024)" office:value-type="float" office:value="6.19036865234375" calcext:value-type="float">
            <text:p>6.190368652343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8 + 8 + [.A24]*512/64 + 8 + [.A24]*512/64 + [.A24]*512*512/64)*8/(1024*1024)" office:value-type="float" office:value="0.72174072265625" calcext:value-type="float">
            <text:p>0.72174072265625</text:p>
          </table:table-cell>
          <table:table-cell table:formula="of:=((8 + 8 + [.A24]*512/64 + 8 + [.A24]*512/64 + [.A24]*512*512/64)*8 + [.A24]*512*512)/(1024*1024)" office:value-type="float" office:value="6.47174072265625" calcext:value-type="float">
            <text:p>6.471740722656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8 + 8 + [.A25]*512/64 + 8 + [.A25]*512/64 + [.A25]*512*512/64)*8/(1024*1024)" office:value-type="float" office:value="0.75311279296875" calcext:value-type="float">
            <text:p>0.75311279296875</text:p>
          </table:table-cell>
          <table:table-cell table:formula="of:=((8 + 8 + [.A25]*512/64 + 8 + [.A25]*512/64 + [.A25]*512*512/64)*8 + [.A25]*512*512)/(1024*1024)" office:value-type="float" office:value="6.75311279296875" calcext:value-type="float">
            <text:p>6.753112792968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8 + 8 + [.A26]*512/64 + 8 + [.A26]*512/64 + [.A26]*512*512/64)*8/(1024*1024)" office:value-type="float" office:value="0.78448486328125" calcext:value-type="float">
            <text:p>0.78448486328125</text:p>
          </table:table-cell>
          <table:table-cell table:formula="of:=((8 + 8 + [.A26]*512/64 + 8 + [.A26]*512/64 + [.A26]*512*512/64)*8 + [.A26]*512*512)/(1024*1024)" office:value-type="float" office:value="7.03448486328125" calcext:value-type="float">
            <text:p>7.034484863281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8 + 8 + [.A27]*512/64 + 8 + [.A27]*512/64 + [.A27]*512*512/64)*8/(1024*1024)" office:value-type="float" office:value="0.81585693359375" calcext:value-type="float">
            <text:p>0.81585693359375</text:p>
          </table:table-cell>
          <table:table-cell table:formula="of:=((8 + 8 + [.A27]*512/64 + 8 + [.A27]*512/64 + [.A27]*512*512/64)*8 + [.A27]*512*512)/(1024*1024)" office:value-type="float" office:value="7.31585693359375" calcext:value-type="float">
            <text:p>7.315856933593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8 + 8 + [.A28]*512/64 + 8 + [.A28]*512/64 + [.A28]*512*512/64)*8/(1024*1024)" office:value-type="float" office:value="0.84722900390625" calcext:value-type="float">
            <text:p>0.84722900390625</text:p>
          </table:table-cell>
          <table:table-cell table:formula="of:=((8 + 8 + [.A28]*512/64 + 8 + [.A28]*512/64 + [.A28]*512*512/64)*8 + [.A28]*512*512)/(1024*1024)" office:value-type="float" office:value="7.59722900390625" calcext:value-type="float">
            <text:p>7.597229003906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8 + 8 + [.A29]*512/64 + 8 + [.A29]*512/64 + [.A29]*512*512/64)*8/(1024*1024)" office:value-type="float" office:value="0.87860107421875" calcext:value-type="float">
            <text:p>0.87860107421875</text:p>
          </table:table-cell>
          <table:table-cell table:formula="of:=((8 + 8 + [.A29]*512/64 + 8 + [.A29]*512/64 + [.A29]*512*512/64)*8 + [.A29]*512*512)/(1024*1024)" office:value-type="float" office:value="7.87860107421875" calcext:value-type="float">
            <text:p>7.878601074218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8 + 8 + [.A30]*512/64 + 8 + [.A30]*512/64 + [.A30]*512*512/64)*8/(1024*1024)" office:value-type="float" office:value="0.90997314453125" calcext:value-type="float">
            <text:p>0.90997314453125</text:p>
          </table:table-cell>
          <table:table-cell table:formula="of:=((8 + 8 + [.A30]*512/64 + 8 + [.A30]*512/64 + [.A30]*512*512/64)*8 + [.A30]*512*512)/(1024*1024)" office:value-type="float" office:value="8.15997314453125" calcext:value-type="float">
            <text:p>8.159973144531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8 + 8 + [.A31]*512/64 + 8 + [.A31]*512/64 + [.A31]*512*512/64)*8/(1024*1024)" office:value-type="float" office:value="0.94134521484375" calcext:value-type="float">
            <text:p>0.94134521484375</text:p>
          </table:table-cell>
          <table:table-cell table:formula="of:=((8 + 8 + [.A31]*512/64 + 8 + [.A31]*512/64 + [.A31]*512*512/64)*8 + [.A31]*512*512)/(1024*1024)" office:value-type="float" office:value="8.44134521484375" calcext:value-type="float">
            <text:p>8.441345214843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8 + 8 + [.A32]*512/64 + 8 + [.A32]*512/64 + [.A32]*512*512/64)*8/(1024*1024)" office:value-type="float" office:value="0.97271728515625" calcext:value-type="float">
            <text:p>0.97271728515625</text:p>
          </table:table-cell>
          <table:table-cell table:formula="of:=((8 + 8 + [.A32]*512/64 + 8 + [.A32]*512/64 + [.A32]*512*512/64)*8 + [.A32]*512*512)/(1024*1024)" office:value-type="float" office:value="8.72271728515625" calcext:value-type="float">
            <text:p>8.722717285156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8 + 8 + [.A33]*512/64 + 8 + [.A33]*512/64 + [.A33]*512*512/64)*8/(1024*1024)" office:value-type="float" office:value="1.00408935546875" calcext:value-type="float">
            <text:p>1.00408935546875</text:p>
          </table:table-cell>
          <table:table-cell table:formula="of:=((8 + 8 + [.A33]*512/64 + 8 + [.A33]*512/64 + [.A33]*512*512/64)*8 + [.A33]*512*512)/(1024*1024)" office:value-type="float" office:value="9.00408935546875" calcext:value-type="float">
            <text:p>9.004089355468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8 + 8 + [.A34]*512/64 + 8 + [.A34]*512/64 + [.A34]*512*512/64)*8/(1024*1024)" office:value-type="float" office:value="1.03546142578125" calcext:value-type="float">
            <text:p>1.03546142578125</text:p>
          </table:table-cell>
          <table:table-cell table:formula="of:=((8 + 8 + [.A34]*512/64 + 8 + [.A34]*512/64 + [.A34]*512*512/64)*8 + [.A34]*512*512)/(1024*1024)" office:value-type="float" office:value="9.28546142578125" calcext:value-type="float">
            <text:p>9.285461425781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8 + 8 + [.A35]*512/64 + 8 + [.A35]*512/64 + [.A35]*512*512/64)*8/(1024*1024)" office:value-type="float" office:value="1.06683349609375" calcext:value-type="float">
            <text:p>1.06683349609375</text:p>
          </table:table-cell>
          <table:table-cell table:formula="of:=((8 + 8 + [.A35]*512/64 + 8 + [.A35]*512/64 + [.A35]*512*512/64)*8 + [.A35]*512*512)/(1024*1024)" office:value-type="float" office:value="9.56683349609375" calcext:value-type="float">
            <text:p>9.566833496093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8 + 8 + [.A36]*512/64 + 8 + [.A36]*512/64 + [.A36]*512*512/64)*8/(1024*1024)" office:value-type="float" office:value="1.09820556640625" calcext:value-type="float">
            <text:p>1.09820556640625</text:p>
          </table:table-cell>
          <table:table-cell table:formula="of:=((8 + 8 + [.A36]*512/64 + 8 + [.A36]*512/64 + [.A36]*512*512/64)*8 + [.A36]*512*512)/(1024*1024)" office:value-type="float" office:value="9.84820556640625" calcext:value-type="float">
            <text:p>9.848205566406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8 + 8 + [.A37]*512/64 + 8 + [.A37]*512/64 + [.A37]*512*512/64)*8/(1024*1024)" office:value-type="float" office:value="1.12957763671875" calcext:value-type="float">
            <text:p>1.12957763671875</text:p>
          </table:table-cell>
          <table:table-cell table:formula="of:=((8 + 8 + [.A37]*512/64 + 8 + [.A37]*512/64 + [.A37]*512*512/64)*8 + [.A37]*512*512)/(1024*1024)" office:value-type="float" office:value="10.1295776367188" calcext:value-type="float">
            <text:p>10.12957763671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8 + 8 + [.A38]*512/64 + 8 + [.A38]*512/64 + [.A38]*512*512/64)*8/(1024*1024)" office:value-type="float" office:value="1.16094970703125" calcext:value-type="float">
            <text:p>1.16094970703125</text:p>
          </table:table-cell>
          <table:table-cell table:formula="of:=((8 + 8 + [.A38]*512/64 + 8 + [.A38]*512/64 + [.A38]*512*512/64)*8 + [.A38]*512*512)/(1024*1024)" office:value-type="float" office:value="10.4109497070313" calcext:value-type="float">
            <text:p>10.41094970703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8 + 8 + [.A39]*512/64 + 8 + [.A39]*512/64 + [.A39]*512*512/64)*8/(1024*1024)" office:value-type="float" office:value="1.19232177734375" calcext:value-type="float">
            <text:p>1.19232177734375</text:p>
          </table:table-cell>
          <table:table-cell table:formula="of:=((8 + 8 + [.A39]*512/64 + 8 + [.A39]*512/64 + [.A39]*512*512/64)*8 + [.A39]*512*512)/(1024*1024)" office:value-type="float" office:value="10.6923217773438" calcext:value-type="float">
            <text:p>10.69232177734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8 + 8 + [.A40]*512/64 + 8 + [.A40]*512/64 + [.A40]*512*512/64)*8/(1024*1024)" office:value-type="float" office:value="1.22369384765625" calcext:value-type="float">
            <text:p>1.22369384765625</text:p>
          </table:table-cell>
          <table:table-cell table:formula="of:=((8 + 8 + [.A40]*512/64 + 8 + [.A40]*512/64 + [.A40]*512*512/64)*8 + [.A40]*512*512)/(1024*1024)" office:value-type="float" office:value="10.9736938476563" calcext:value-type="float">
            <text:p>10.97369384765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8 + 8 + [.A41]*512/64 + 8 + [.A41]*512/64 + [.A41]*512*512/64)*8/(1024*1024)" office:value-type="float" office:value="1.25506591796875" calcext:value-type="float">
            <text:p>1.25506591796875</text:p>
          </table:table-cell>
          <table:table-cell table:formula="of:=((8 + 8 + [.A41]*512/64 + 8 + [.A41]*512/64 + [.A41]*512*512/64)*8 + [.A41]*512*512)/(1024*1024)" office:value-type="float" office:value="11.2550659179688" calcext:value-type="float">
            <text:p>11.25506591796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8 + 8 + [.A42]*512/64 + 8 + [.A42]*512/64 + [.A42]*512*512/64)*8/(1024*1024)" office:value-type="float" office:value="1.28643798828125" calcext:value-type="float">
            <text:p>1.28643798828125</text:p>
          </table:table-cell>
          <table:table-cell table:formula="of:=((8 + 8 + [.A42]*512/64 + 8 + [.A42]*512/64 + [.A42]*512*512/64)*8 + [.A42]*512*512)/(1024*1024)" office:value-type="float" office:value="11.5364379882813" calcext:value-type="float">
            <text:p>11.53643798828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8 + 8 + [.A43]*512/64 + 8 + [.A43]*512/64 + [.A43]*512*512/64)*8/(1024*1024)" office:value-type="float" office:value="1.31781005859375" calcext:value-type="float">
            <text:p>1.31781005859375</text:p>
          </table:table-cell>
          <table:table-cell table:formula="of:=((8 + 8 + [.A43]*512/64 + 8 + [.A43]*512/64 + [.A43]*512*512/64)*8 + [.A43]*512*512)/(1024*1024)" office:value-type="float" office:value="11.8178100585938" calcext:value-type="float">
            <text:p>11.81781005859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8 + 8 + [.A44]*512/64 + 8 + [.A44]*512/64 + [.A44]*512*512/64)*8/(1024*1024)" office:value-type="float" office:value="1.34918212890625" calcext:value-type="float">
            <text:p>1.34918212890625</text:p>
          </table:table-cell>
          <table:table-cell table:formula="of:=((8 + 8 + [.A44]*512/64 + 8 + [.A44]*512/64 + [.A44]*512*512/64)*8 + [.A44]*512*512)/(1024*1024)" office:value-type="float" office:value="12.0991821289063" calcext:value-type="float">
            <text:p>12.09918212890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8 + 8 + [.A45]*512/64 + 8 + [.A45]*512/64 + [.A45]*512*512/64)*8/(1024*1024)" office:value-type="float" office:value="1.38055419921875" calcext:value-type="float">
            <text:p>1.38055419921875</text:p>
          </table:table-cell>
          <table:table-cell table:formula="of:=((8 + 8 + [.A45]*512/64 + 8 + [.A45]*512/64 + [.A45]*512*512/64)*8 + [.A45]*512*512)/(1024*1024)" office:value-type="float" office:value="12.3805541992188" calcext:value-type="float">
            <text:p>12.38055419921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8 + 8 + [.A46]*512/64 + 8 + [.A46]*512/64 + [.A46]*512*512/64)*8/(1024*1024)" office:value-type="float" office:value="1.41192626953125" calcext:value-type="float">
            <text:p>1.41192626953125</text:p>
          </table:table-cell>
          <table:table-cell table:formula="of:=((8 + 8 + [.A46]*512/64 + 8 + [.A46]*512/64 + [.A46]*512*512/64)*8 + [.A46]*512*512)/(1024*1024)" office:value-type="float" office:value="12.6619262695313" calcext:value-type="float">
            <text:p>12.66192626953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8 + 8 + [.A47]*512/64 + 8 + [.A47]*512/64 + [.A47]*512*512/64)*8/(1024*1024)" office:value-type="float" office:value="1.44329833984375" calcext:value-type="float">
            <text:p>1.44329833984375</text:p>
          </table:table-cell>
          <table:table-cell table:formula="of:=((8 + 8 + [.A47]*512/64 + 8 + [.A47]*512/64 + [.A47]*512*512/64)*8 + [.A47]*512*512)/(1024*1024)" office:value-type="float" office:value="12.9432983398438" calcext:value-type="float">
            <text:p>12.94329833984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8 + 8 + [.A48]*512/64 + 8 + [.A48]*512/64 + [.A48]*512*512/64)*8/(1024*1024)" office:value-type="float" office:value="1.47467041015625" calcext:value-type="float">
            <text:p>1.47467041015625</text:p>
          </table:table-cell>
          <table:table-cell table:formula="of:=((8 + 8 + [.A48]*512/64 + 8 + [.A48]*512/64 + [.A48]*512*512/64)*8 + [.A48]*512*512)/(1024*1024)" office:value-type="float" office:value="13.2246704101563" calcext:value-type="float">
            <text:p>13.22467041015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8 + 8 + [.A49]*512/64 + 8 + [.A49]*512/64 + [.A49]*512*512/64)*8/(1024*1024)" office:value-type="float" office:value="1.50604248046875" calcext:value-type="float">
            <text:p>1.50604248046875</text:p>
          </table:table-cell>
          <table:table-cell table:formula="of:=((8 + 8 + [.A49]*512/64 + 8 + [.A49]*512/64 + [.A49]*512*512/64)*8 + [.A49]*512*512)/(1024*1024)" office:value-type="float" office:value="13.5060424804688" calcext:value-type="float">
            <text:p>13.50604248046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8 + 8 + [.A50]*512/64 + 8 + [.A50]*512/64 + [.A50]*512*512/64)*8/(1024*1024)" office:value-type="float" office:value="1.53741455078125" calcext:value-type="float">
            <text:p>1.53741455078125</text:p>
          </table:table-cell>
          <table:table-cell table:formula="of:=((8 + 8 + [.A50]*512/64 + 8 + [.A50]*512/64 + [.A50]*512*512/64)*8 + [.A50]*512*512)/(1024*1024)" office:value-type="float" office:value="13.7874145507813" calcext:value-type="float">
            <text:p>13.78741455078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8 + 8 + [.A51]*512/64 + 8 + [.A51]*512/64 + [.A51]*512*512/64)*8/(1024*1024)" office:value-type="float" office:value="1.56878662109375" calcext:value-type="float">
            <text:p>1.56878662109375</text:p>
          </table:table-cell>
          <table:table-cell table:formula="of:=((8 + 8 + [.A51]*512/64 + 8 + [.A51]*512/64 + [.A51]*512*512/64)*8 + [.A51]*512*512)/(1024*1024)" office:value-type="float" office:value="14.0687866210938" calcext:value-type="float">
            <text:p>14.06878662109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8 + 8 + [.A52]*512/64 + 8 + [.A52]*512/64 + [.A52]*512*512/64)*8/(1024*1024)" office:value-type="float" office:value="1.60015869140625" calcext:value-type="float">
            <text:p>1.60015869140625</text:p>
          </table:table-cell>
          <table:table-cell table:formula="of:=((8 + 8 + [.A52]*512/64 + 8 + [.A52]*512/64 + [.A52]*512*512/64)*8 + [.A52]*512*512)/(1024*1024)" office:value-type="float" office:value="14.3501586914063" calcext:value-type="float">
            <text:p>14.35015869140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8 + 8 + [.A53]*512/64 + 8 + [.A53]*512/64 + [.A53]*512*512/64)*8/(1024*1024)" office:value-type="float" office:value="1.63153076171875" calcext:value-type="float">
            <text:p>1.63153076171875</text:p>
          </table:table-cell>
          <table:table-cell table:formula="of:=((8 + 8 + [.A53]*512/64 + 8 + [.A53]*512/64 + [.A53]*512*512/64)*8 + [.A53]*512*512)/(1024*1024)" office:value-type="float" office:value="14.6315307617188" calcext:value-type="float">
            <text:p>14.63153076171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8 + 8 + [.A54]*512/64 + 8 + [.A54]*512/64 + [.A54]*512*512/64)*8/(1024*1024)" office:value-type="float" office:value="1.66290283203125" calcext:value-type="float">
            <text:p>1.66290283203125</text:p>
          </table:table-cell>
          <table:table-cell table:formula="of:=((8 + 8 + [.A54]*512/64 + 8 + [.A54]*512/64 + [.A54]*512*512/64)*8 + [.A54]*512*512)/(1024*1024)" office:value-type="float" office:value="14.9129028320313" calcext:value-type="float">
            <text:p>14.91290283203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8 + 8 + [.A55]*512/64 + 8 + [.A55]*512/64 + [.A55]*512*512/64)*8/(1024*1024)" office:value-type="float" office:value="1.69427490234375" calcext:value-type="float">
            <text:p>1.69427490234375</text:p>
          </table:table-cell>
          <table:table-cell table:formula="of:=((8 + 8 + [.A55]*512/64 + 8 + [.A55]*512/64 + [.A55]*512*512/64)*8 + [.A55]*512*512)/(1024*1024)" office:value-type="float" office:value="15.1942749023438" calcext:value-type="float">
            <text:p>15.19427490234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8 + 8 + [.A56]*512/64 + 8 + [.A56]*512/64 + [.A56]*512*512/64)*8/(1024*1024)" office:value-type="float" office:value="1.72564697265625" calcext:value-type="float">
            <text:p>1.72564697265625</text:p>
          </table:table-cell>
          <table:table-cell table:formula="of:=((8 + 8 + [.A56]*512/64 + 8 + [.A56]*512/64 + [.A56]*512*512/64)*8 + [.A56]*512*512)/(1024*1024)" office:value-type="float" office:value="15.4756469726563" calcext:value-type="float">
            <text:p>15.47564697265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8 + 8 + [.A57]*512/64 + 8 + [.A57]*512/64 + [.A57]*512*512/64)*8/(1024*1024)" office:value-type="float" office:value="1.75701904296875" calcext:value-type="float">
            <text:p>1.75701904296875</text:p>
          </table:table-cell>
          <table:table-cell table:formula="of:=((8 + 8 + [.A57]*512/64 + 8 + [.A57]*512/64 + [.A57]*512*512/64)*8 + [.A57]*512*512)/(1024*1024)" office:value-type="float" office:value="15.7570190429688" calcext:value-type="float">
            <text:p>15.75701904296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8 + 8 + [.A58]*512/64 + 8 + [.A58]*512/64 + [.A58]*512*512/64)*8/(1024*1024)" office:value-type="float" office:value="1.78839111328125" calcext:value-type="float">
            <text:p>1.78839111328125</text:p>
          </table:table-cell>
          <table:table-cell table:formula="of:=((8 + 8 + [.A58]*512/64 + 8 + [.A58]*512/64 + [.A58]*512*512/64)*8 + [.A58]*512*512)/(1024*1024)" office:value-type="float" office:value="16.0383911132813" calcext:value-type="float">
            <text:p>16.03839111328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8 + 8 + [.A59]*512/64 + 8 + [.A59]*512/64 + [.A59]*512*512/64)*8/(1024*1024)" office:value-type="float" office:value="1.81976318359375" calcext:value-type="float">
            <text:p>1.81976318359375</text:p>
          </table:table-cell>
          <table:table-cell table:formula="of:=((8 + 8 + [.A59]*512/64 + 8 + [.A59]*512/64 + [.A59]*512*512/64)*8 + [.A59]*512*512)/(1024*1024)" office:value-type="float" office:value="16.3197631835938" calcext:value-type="float">
            <text:p>16.31976318359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8 + 8 + [.A60]*512/64 + 8 + [.A60]*512/64 + [.A60]*512*512/64)*8/(1024*1024)" office:value-type="float" office:value="1.85113525390625" calcext:value-type="float">
            <text:p>1.85113525390625</text:p>
          </table:table-cell>
          <table:table-cell table:formula="of:=((8 + 8 + [.A60]*512/64 + 8 + [.A60]*512/64 + [.A60]*512*512/64)*8 + [.A60]*512*512)/(1024*1024)" office:value-type="float" office:value="16.6011352539063" calcext:value-type="float">
            <text:p>16.60113525390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8 + 8 + [.A61]*512/64 + 8 + [.A61]*512/64 + [.A61]*512*512/64)*8/(1024*1024)" office:value-type="float" office:value="1.88250732421875" calcext:value-type="float">
            <text:p>1.88250732421875</text:p>
          </table:table-cell>
          <table:table-cell table:formula="of:=((8 + 8 + [.A61]*512/64 + 8 + [.A61]*512/64 + [.A61]*512*512/64)*8 + [.A61]*512*512)/(1024*1024)" office:value-type="float" office:value="16.8825073242188" calcext:value-type="float">
            <text:p>16.88250732421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8 + 8 + [.A62]*512/64 + 8 + [.A62]*512/64 + [.A62]*512*512/64)*8/(1024*1024)" office:value-type="float" office:value="1.91387939453125" calcext:value-type="float">
            <text:p>1.91387939453125</text:p>
          </table:table-cell>
          <table:table-cell table:formula="of:=((8 + 8 + [.A62]*512/64 + 8 + [.A62]*512/64 + [.A62]*512*512/64)*8 + [.A62]*512*512)/(1024*1024)" office:value-type="float" office:value="17.1638793945313" calcext:value-type="float">
            <text:p>17.16387939453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8 + 8 + [.A63]*512/64 + 8 + [.A63]*512/64 + [.A63]*512*512/64)*8/(1024*1024)" office:value-type="float" office:value="1.94525146484375" calcext:value-type="float">
            <text:p>1.94525146484375</text:p>
          </table:table-cell>
          <table:table-cell table:formula="of:=((8 + 8 + [.A63]*512/64 + 8 + [.A63]*512/64 + [.A63]*512*512/64)*8 + [.A63]*512*512)/(1024*1024)" office:value-type="float" office:value="17.4452514648438" calcext:value-type="float">
            <text:p>17.44525146484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8 + 8 + [.A64]*512/64 + 8 + [.A64]*512/64 + [.A64]*512*512/64)*8/(1024*1024)" office:value-type="float" office:value="1.97662353515625" calcext:value-type="float">
            <text:p>1.97662353515625</text:p>
          </table:table-cell>
          <table:table-cell table:formula="of:=((8 + 8 + [.A64]*512/64 + 8 + [.A64]*512/64 + [.A64]*512*512/64)*8 + [.A64]*512*512)/(1024*1024)" office:value-type="float" office:value="17.7266235351563" calcext:value-type="float">
            <text:p>17.72662353515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8 + 8 + [.A65]*512/64 + 8 + [.A65]*512/64 + [.A65]*512*512/64)*8/(1024*1024)" office:value-type="float" office:value="2.00799560546875" calcext:value-type="float">
            <text:p>2.00799560546875</text:p>
          </table:table-cell>
          <table:table-cell table:formula="of:=((8 + 8 + [.A65]*512/64 + 8 + [.A65]*512/64 + [.A65]*512*512/64)*8 + [.A65]*512*512)/(1024*1024)" office:value-type="float" office:value="18.0079956054687" calcext:value-type="float">
            <text:p>18.007995605468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8 + 8 + [.A66]*512/64 + 8 + [.A66]*512/64 + [.A66]*512*512/64)*8/(1024*1024)" office:value-type="float" office:value="2.03936767578125" calcext:value-type="float">
            <text:p>2.03936767578125</text:p>
          </table:table-cell>
          <table:table-cell table:formula="of:=((8 + 8 + [.A66]*512/64 + 8 + [.A66]*512/64 + [.A66]*512*512/64)*8 + [.A66]*512*512)/(1024*1024)" office:value-type="float" office:value="18.2893676757812" calcext:value-type="float">
            <text:p>18.28936767578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8 + 8 + [.A67]*512/64 + 8 + [.A67]*512/64 + [.A67]*512*512/64)*8/(1024*1024)" office:value-type="float" office:value="2.07073974609375" calcext:value-type="float">
            <text:p>2.07073974609375</text:p>
          </table:table-cell>
          <table:table-cell table:formula="of:=((8 + 8 + [.A67]*512/64 + 8 + [.A67]*512/64 + [.A67]*512*512/64)*8 + [.A67]*512*512)/(1024*1024)" office:value-type="float" office:value="18.5707397460937" calcext:value-type="float">
            <text:p>18.57073974609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8 + 8 + [.A68]*512/64 + 8 + [.A68]*512/64 + [.A68]*512*512/64)*8/(1024*1024)" office:value-type="float" office:value="2.10211181640625" calcext:value-type="float">
            <text:p>2.10211181640625</text:p>
          </table:table-cell>
          <table:table-cell table:formula="of:=((8 + 8 + [.A68]*512/64 + 8 + [.A68]*512/64 + [.A68]*512*512/64)*8 + [.A68]*512*512)/(1024*1024)" office:value-type="float" office:value="18.8521118164062" calcext:value-type="float">
            <text:p>18.85211181640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8 + 8 + [.A69]*512/64 + 8 + [.A69]*512/64 + [.A69]*512*512/64)*8/(1024*1024)" office:value-type="float" office:value="2.13348388671875" calcext:value-type="float">
            <text:p>2.13348388671875</text:p>
          </table:table-cell>
          <table:table-cell table:formula="of:=((8 + 8 + [.A69]*512/64 + 8 + [.A69]*512/64 + [.A69]*512*512/64)*8 + [.A69]*512*512)/(1024*1024)" office:value-type="float" office:value="19.1334838867187" calcext:value-type="float">
            <text:p>19.133483886718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8 + 8 + [.A70]*512/64 + 8 + [.A70]*512/64 + [.A70]*512*512/64)*8/(1024*1024)" office:value-type="float" office:value="2.16485595703125" calcext:value-type="float">
            <text:p>2.16485595703125</text:p>
          </table:table-cell>
          <table:table-cell table:formula="of:=((8 + 8 + [.A70]*512/64 + 8 + [.A70]*512/64 + [.A70]*512*512/64)*8 + [.A70]*512*512)/(1024*1024)" office:value-type="float" office:value="19.4148559570312" calcext:value-type="float">
            <text:p>19.41485595703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8 + 8 + [.A71]*512/64 + 8 + [.A71]*512/64 + [.A71]*512*512/64)*8/(1024*1024)" office:value-type="float" office:value="2.19622802734375" calcext:value-type="float">
            <text:p>2.19622802734375</text:p>
          </table:table-cell>
          <table:table-cell table:formula="of:=((8 + 8 + [.A71]*512/64 + 8 + [.A71]*512/64 + [.A71]*512*512/64)*8 + [.A71]*512*512)/(1024*1024)" office:value-type="float" office:value="19.6962280273437" calcext:value-type="float">
            <text:p>19.69622802734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8 + 8 + [.A72]*512/64 + 8 + [.A72]*512/64 + [.A72]*512*512/64)*8/(1024*1024)" office:value-type="float" office:value="2.22760009765625" calcext:value-type="float">
            <text:p>2.22760009765625</text:p>
          </table:table-cell>
          <table:table-cell table:formula="of:=((8 + 8 + [.A72]*512/64 + 8 + [.A72]*512/64 + [.A72]*512*512/64)*8 + [.A72]*512*512)/(1024*1024)" office:value-type="float" office:value="19.9776000976562" calcext:value-type="float">
            <text:p>19.977600097656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8 + 8 + [.A73]*512/64 + 8 + [.A73]*512/64 + [.A73]*512*512/64)*8/(1024*1024)" office:value-type="float" office:value="2.25897216796875" calcext:value-type="float">
            <text:p>2.25897216796875</text:p>
          </table:table-cell>
          <table:table-cell table:formula="of:=((8 + 8 + [.A73]*512/64 + 8 + [.A73]*512/64 + [.A73]*512*512/64)*8 + [.A73]*512*512)/(1024*1024)" office:value-type="float" office:value="20.2589721679688" calcext:value-type="float">
            <text:p>20.258972167968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8 + 8 + [.A74]*512/64 + 8 + [.A74]*512/64 + [.A74]*512*512/64)*8/(1024*1024)" office:value-type="float" office:value="2.29034423828125" calcext:value-type="float">
            <text:p>2.29034423828125</text:p>
          </table:table-cell>
          <table:table-cell table:formula="of:=((8 + 8 + [.A74]*512/64 + 8 + [.A74]*512/64 + [.A74]*512*512/64)*8 + [.A74]*512*512)/(1024*1024)" office:value-type="float" office:value="20.5403442382813" calcext:value-type="float">
            <text:p>20.54034423828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8 + 8 + [.A75]*512/64 + 8 + [.A75]*512/64 + [.A75]*512*512/64)*8/(1024*1024)" office:value-type="float" office:value="2.32171630859375" calcext:value-type="float">
            <text:p>2.32171630859375</text:p>
          </table:table-cell>
          <table:table-cell table:formula="of:=((8 + 8 + [.A75]*512/64 + 8 + [.A75]*512/64 + [.A75]*512*512/64)*8 + [.A75]*512*512)/(1024*1024)" office:value-type="float" office:value="20.8217163085938" calcext:value-type="float">
            <text:p>20.82171630859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8 + 8 + [.A76]*512/64 + 8 + [.A76]*512/64 + [.A76]*512*512/64)*8/(1024*1024)" office:value-type="float" office:value="2.35308837890625" calcext:value-type="float">
            <text:p>2.35308837890625</text:p>
          </table:table-cell>
          <table:table-cell table:formula="of:=((8 + 8 + [.A76]*512/64 + 8 + [.A76]*512/64 + [.A76]*512*512/64)*8 + [.A76]*512*512)/(1024*1024)" office:value-type="float" office:value="21.1030883789063" calcext:value-type="float">
            <text:p>21.10308837890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8 + 8 + [.A77]*512/64 + 8 + [.A77]*512/64 + [.A77]*512*512/64)*8/(1024*1024)" office:value-type="float" office:value="2.38446044921875" calcext:value-type="float">
            <text:p>2.38446044921875</text:p>
          </table:table-cell>
          <table:table-cell table:formula="of:=((8 + 8 + [.A77]*512/64 + 8 + [.A77]*512/64 + [.A77]*512*512/64)*8 + [.A77]*512*512)/(1024*1024)" office:value-type="float" office:value="21.3844604492188" calcext:value-type="float">
            <text:p>21.384460449218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8 + 8 + [.A78]*512/64 + 8 + [.A78]*512/64 + [.A78]*512*512/64)*8/(1024*1024)" office:value-type="float" office:value="2.41583251953125" calcext:value-type="float">
            <text:p>2.41583251953125</text:p>
          </table:table-cell>
          <table:table-cell table:formula="of:=((8 + 8 + [.A78]*512/64 + 8 + [.A78]*512/64 + [.A78]*512*512/64)*8 + [.A78]*512*512)/(1024*1024)" office:value-type="float" office:value="21.6658325195313" calcext:value-type="float">
            <text:p>21.66583251953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8 + 8 + [.A79]*512/64 + 8 + [.A79]*512/64 + [.A79]*512*512/64)*8/(1024*1024)" office:value-type="float" office:value="2.44720458984375" calcext:value-type="float">
            <text:p>2.44720458984375</text:p>
          </table:table-cell>
          <table:table-cell table:formula="of:=((8 + 8 + [.A79]*512/64 + 8 + [.A79]*512/64 + [.A79]*512*512/64)*8 + [.A79]*512*512)/(1024*1024)" office:value-type="float" office:value="21.9472045898438" calcext:value-type="float">
            <text:p>21.94720458984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8 + 8 + [.A80]*512/64 + 8 + [.A80]*512/64 + [.A80]*512*512/64)*8/(1024*1024)" office:value-type="float" office:value="2.47857666015625" calcext:value-type="float">
            <text:p>2.47857666015625</text:p>
          </table:table-cell>
          <table:table-cell table:formula="of:=((8 + 8 + [.A80]*512/64 + 8 + [.A80]*512/64 + [.A80]*512*512/64)*8 + [.A80]*512*512)/(1024*1024)" office:value-type="float" office:value="22.2285766601563" calcext:value-type="float">
            <text:p>22.22857666015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8 + 8 + [.A81]*512/64 + 8 + [.A81]*512/64 + [.A81]*512*512/64)*8/(1024*1024)" office:value-type="float" office:value="2.50994873046875" calcext:value-type="float">
            <text:p>2.50994873046875</text:p>
          </table:table-cell>
          <table:table-cell table:formula="of:=((8 + 8 + [.A81]*512/64 + 8 + [.A81]*512/64 + [.A81]*512*512/64)*8 + [.A81]*512*512)/(1024*1024)" office:value-type="float" office:value="22.5099487304688" calcext:value-type="float">
            <text:p>22.50994873046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8 + 8 + [.A82]*512/64 + 8 + [.A82]*512/64 + [.A82]*512*512/64)*8/(1024*1024)" office:value-type="float" office:value="2.54132080078125" calcext:value-type="float">
            <text:p>2.54132080078125</text:p>
          </table:table-cell>
          <table:table-cell table:formula="of:=((8 + 8 + [.A82]*512/64 + 8 + [.A82]*512/64 + [.A82]*512*512/64)*8 + [.A82]*512*512)/(1024*1024)" office:value-type="float" office:value="22.7913208007813" calcext:value-type="float">
            <text:p>22.79132080078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8 + 8 + [.A83]*512/64 + 8 + [.A83]*512/64 + [.A83]*512*512/64)*8/(1024*1024)" office:value-type="float" office:value="2.57269287109375" calcext:value-type="float">
            <text:p>2.57269287109375</text:p>
          </table:table-cell>
          <table:table-cell table:formula="of:=((8 + 8 + [.A83]*512/64 + 8 + [.A83]*512/64 + [.A83]*512*512/64)*8 + [.A83]*512*512)/(1024*1024)" office:value-type="float" office:value="23.0726928710938" calcext:value-type="float">
            <text:p>23.07269287109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8 + 8 + [.A84]*512/64 + 8 + [.A84]*512/64 + [.A84]*512*512/64)*8/(1024*1024)" office:value-type="float" office:value="2.60406494140625" calcext:value-type="float">
            <text:p>2.60406494140625</text:p>
          </table:table-cell>
          <table:table-cell table:formula="of:=((8 + 8 + [.A84]*512/64 + 8 + [.A84]*512/64 + [.A84]*512*512/64)*8 + [.A84]*512*512)/(1024*1024)" office:value-type="float" office:value="23.3540649414063" calcext:value-type="float">
            <text:p>23.354064941406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8 + 8 + [.A85]*512/64 + 8 + [.A85]*512/64 + [.A85]*512*512/64)*8/(1024*1024)" office:value-type="float" office:value="2.63543701171875" calcext:value-type="float">
            <text:p>2.63543701171875</text:p>
          </table:table-cell>
          <table:table-cell table:formula="of:=((8 + 8 + [.A85]*512/64 + 8 + [.A85]*512/64 + [.A85]*512*512/64)*8 + [.A85]*512*512)/(1024*1024)" office:value-type="float" office:value="23.6354370117188" calcext:value-type="float">
            <text:p>23.63543701171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8 + 8 + [.A86]*512/64 + 8 + [.A86]*512/64 + [.A86]*512*512/64)*8/(1024*1024)" office:value-type="float" office:value="2.66680908203125" calcext:value-type="float">
            <text:p>2.66680908203125</text:p>
          </table:table-cell>
          <table:table-cell table:formula="of:=((8 + 8 + [.A86]*512/64 + 8 + [.A86]*512/64 + [.A86]*512*512/64)*8 + [.A86]*512*512)/(1024*1024)" office:value-type="float" office:value="23.9168090820313" calcext:value-type="float">
            <text:p>23.91680908203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8 + 8 + [.A87]*512/64 + 8 + [.A87]*512/64 + [.A87]*512*512/64)*8/(1024*1024)" office:value-type="float" office:value="2.69818115234375" calcext:value-type="float">
            <text:p>2.69818115234375</text:p>
          </table:table-cell>
          <table:table-cell table:formula="of:=((8 + 8 + [.A87]*512/64 + 8 + [.A87]*512/64 + [.A87]*512*512/64)*8 + [.A87]*512*512)/(1024*1024)" office:value-type="float" office:value="24.1981811523438" calcext:value-type="float">
            <text:p>24.19818115234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8 + 8 + [.A88]*512/64 + 8 + [.A88]*512/64 + [.A88]*512*512/64)*8/(1024*1024)" office:value-type="float" office:value="2.72955322265625" calcext:value-type="float">
            <text:p>2.72955322265625</text:p>
          </table:table-cell>
          <table:table-cell table:formula="of:=((8 + 8 + [.A88]*512/64 + 8 + [.A88]*512/64 + [.A88]*512*512/64)*8 + [.A88]*512*512)/(1024*1024)" office:value-type="float" office:value="24.4795532226563" calcext:value-type="float">
            <text:p>24.47955322265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8 + 8 + [.A89]*512/64 + 8 + [.A89]*512/64 + [.A89]*512*512/64)*8/(1024*1024)" office:value-type="float" office:value="2.76092529296875" calcext:value-type="float">
            <text:p>2.76092529296875</text:p>
          </table:table-cell>
          <table:table-cell table:formula="of:=((8 + 8 + [.A89]*512/64 + 8 + [.A89]*512/64 + [.A89]*512*512/64)*8 + [.A89]*512*512)/(1024*1024)" office:value-type="float" office:value="24.7609252929688" calcext:value-type="float">
            <text:p>24.76092529296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8 + 8 + [.A90]*512/64 + 8 + [.A90]*512/64 + [.A90]*512*512/64)*8/(1024*1024)" office:value-type="float" office:value="2.79229736328125" calcext:value-type="float">
            <text:p>2.79229736328125</text:p>
          </table:table-cell>
          <table:table-cell table:formula="of:=((8 + 8 + [.A90]*512/64 + 8 + [.A90]*512/64 + [.A90]*512*512/64)*8 + [.A90]*512*512)/(1024*1024)" office:value-type="float" office:value="25.0422973632813" calcext:value-type="float">
            <text:p>25.04229736328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8 + 8 + [.A91]*512/64 + 8 + [.A91]*512/64 + [.A91]*512*512/64)*8/(1024*1024)" office:value-type="float" office:value="2.82366943359375" calcext:value-type="float">
            <text:p>2.82366943359375</text:p>
          </table:table-cell>
          <table:table-cell table:formula="of:=((8 + 8 + [.A91]*512/64 + 8 + [.A91]*512/64 + [.A91]*512*512/64)*8 + [.A91]*512*512)/(1024*1024)" office:value-type="float" office:value="25.3236694335938" calcext:value-type="float">
            <text:p>25.32366943359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8 + 8 + [.A92]*512/64 + 8 + [.A92]*512/64 + [.A92]*512*512/64)*8/(1024*1024)" office:value-type="float" office:value="2.85504150390625" calcext:value-type="float">
            <text:p>2.85504150390625</text:p>
          </table:table-cell>
          <table:table-cell table:formula="of:=((8 + 8 + [.A92]*512/64 + 8 + [.A92]*512/64 + [.A92]*512*512/64)*8 + [.A92]*512*512)/(1024*1024)" office:value-type="float" office:value="25.6050415039063" calcext:value-type="float">
            <text:p>25.60504150390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8 + 8 + [.A93]*512/64 + 8 + [.A93]*512/64 + [.A93]*512*512/64)*8/(1024*1024)" office:value-type="float" office:value="2.88641357421875" calcext:value-type="float">
            <text:p>2.88641357421875</text:p>
          </table:table-cell>
          <table:table-cell table:formula="of:=((8 + 8 + [.A93]*512/64 + 8 + [.A93]*512/64 + [.A93]*512*512/64)*8 + [.A93]*512*512)/(1024*1024)" office:value-type="float" office:value="25.8864135742188" calcext:value-type="float">
            <text:p>25.88641357421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8 + 8 + [.A94]*512/64 + 8 + [.A94]*512/64 + [.A94]*512*512/64)*8/(1024*1024)" office:value-type="float" office:value="2.91778564453125" calcext:value-type="float">
            <text:p>2.91778564453125</text:p>
          </table:table-cell>
          <table:table-cell table:formula="of:=((8 + 8 + [.A94]*512/64 + 8 + [.A94]*512/64 + [.A94]*512*512/64)*8 + [.A94]*512*512)/(1024*1024)" office:value-type="float" office:value="26.1677856445313" calcext:value-type="float">
            <text:p>26.16778564453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8 + 8 + [.A95]*512/64 + 8 + [.A95]*512/64 + [.A95]*512*512/64)*8/(1024*1024)" office:value-type="float" office:value="2.94915771484375" calcext:value-type="float">
            <text:p>2.94915771484375</text:p>
          </table:table-cell>
          <table:table-cell table:formula="of:=((8 + 8 + [.A95]*512/64 + 8 + [.A95]*512/64 + [.A95]*512*512/64)*8 + [.A95]*512*512)/(1024*1024)" office:value-type="float" office:value="26.4491577148438" calcext:value-type="float">
            <text:p>26.44915771484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8 + 8 + [.A96]*512/64 + 8 + [.A96]*512/64 + [.A96]*512*512/64)*8/(1024*1024)" office:value-type="float" office:value="2.98052978515625" calcext:value-type="float">
            <text:p>2.98052978515625</text:p>
          </table:table-cell>
          <table:table-cell table:formula="of:=((8 + 8 + [.A96]*512/64 + 8 + [.A96]*512/64 + [.A96]*512*512/64)*8 + [.A96]*512*512)/(1024*1024)" office:value-type="float" office:value="26.7305297851563" calcext:value-type="float">
            <text:p>26.73052978515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8 + 8 + [.A97]*512/64 + 8 + [.A97]*512/64 + [.A97]*512*512/64)*8/(1024*1024)" office:value-type="float" office:value="3.01190185546875" calcext:value-type="float">
            <text:p>3.01190185546875</text:p>
          </table:table-cell>
          <table:table-cell table:formula="of:=((8 + 8 + [.A97]*512/64 + 8 + [.A97]*512/64 + [.A97]*512*512/64)*8 + [.A97]*512*512)/(1024*1024)" office:value-type="float" office:value="27.0119018554688" calcext:value-type="float">
            <text:p>27.011901855468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8 + 8 + [.A98]*512/64 + 8 + [.A98]*512/64 + [.A98]*512*512/64)*8/(1024*1024)" office:value-type="float" office:value="3.04327392578125" calcext:value-type="float">
            <text:p>3.04327392578125</text:p>
          </table:table-cell>
          <table:table-cell table:formula="of:=((8 + 8 + [.A98]*512/64 + 8 + [.A98]*512/64 + [.A98]*512*512/64)*8 + [.A98]*512*512)/(1024*1024)" office:value-type="float" office:value="27.2932739257813" calcext:value-type="float">
            <text:p>27.29327392578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8 + 8 + [.A99]*512/64 + 8 + [.A99]*512/64 + [.A99]*512*512/64)*8/(1024*1024)" office:value-type="float" office:value="3.07464599609375" calcext:value-type="float">
            <text:p>3.07464599609375</text:p>
          </table:table-cell>
          <table:table-cell table:formula="of:=((8 + 8 + [.A99]*512/64 + 8 + [.A99]*512/64 + [.A99]*512*512/64)*8 + [.A99]*512*512)/(1024*1024)" office:value-type="float" office:value="27.5746459960938" calcext:value-type="float">
            <text:p>27.57464599609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8 + 8 + [.A100]*512/64 + 8 + [.A100]*512/64 + [.A100]*512*512/64)*8/(1024*1024)" office:value-type="float" office:value="3.10601806640625" calcext:value-type="float">
            <text:p>3.10601806640625</text:p>
          </table:table-cell>
          <table:table-cell table:formula="of:=((8 + 8 + [.A100]*512/64 + 8 + [.A100]*512/64 + [.A100]*512*512/64)*8 + [.A100]*512*512)/(1024*1024)" office:value-type="float" office:value="27.8560180664063" calcext:value-type="float">
            <text:p>27.85601806640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8 + 8 + [.A101]*512/64 + 8 + [.A101]*512/64 + [.A101]*512*512/64)*8/(1024*1024)" office:value-type="float" office:value="3.13739013671875" calcext:value-type="float">
            <text:p>3.13739013671875</text:p>
          </table:table-cell>
          <table:table-cell table:formula="of:=((8 + 8 + [.A101]*512/64 + 8 + [.A101]*512/64 + [.A101]*512*512/64)*8 + [.A101]*512*512)/(1024*1024)" office:value-type="float" office:value="28.1373901367187" calcext:value-type="float">
            <text:p>28.13739013671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8 + 8 + [.A102]*512/64 + 8 + [.A102]*512/64 + [.A102]*512*512/64)*8/(1024*1024)" office:value-type="float" office:value="3.16876220703125" calcext:value-type="float">
            <text:p>3.16876220703125</text:p>
          </table:table-cell>
          <table:table-cell table:formula="of:=((8 + 8 + [.A102]*512/64 + 8 + [.A102]*512/64 + [.A102]*512*512/64)*8 + [.A102]*512*512)/(1024*1024)" office:value-type="float" office:value="28.4187622070312" calcext:value-type="float">
            <text:p>28.41876220703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8 + 8 + [.A103]*512/64 + 8 + [.A103]*512/64 + [.A103]*512*512/64)*8/(1024*1024)" office:value-type="float" office:value="3.20013427734375" calcext:value-type="float">
            <text:p>3.20013427734375</text:p>
          </table:table-cell>
          <table:table-cell table:formula="of:=((8 + 8 + [.A103]*512/64 + 8 + [.A103]*512/64 + [.A103]*512*512/64)*8 + [.A103]*512*512)/(1024*1024)" office:value-type="float" office:value="28.7001342773437" calcext:value-type="float">
            <text:p>28.700134277343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8 + 8 + [.A104]*512/64 + 8 + [.A104]*512/64 + [.A104]*512*512/64)*8/(1024*1024)" office:value-type="float" office:value="3.23150634765625" calcext:value-type="float">
            <text:p>3.23150634765625</text:p>
          </table:table-cell>
          <table:table-cell table:formula="of:=((8 + 8 + [.A104]*512/64 + 8 + [.A104]*512/64 + [.A104]*512*512/64)*8 + [.A104]*512*512)/(1024*1024)" office:value-type="float" office:value="28.9815063476562" calcext:value-type="float">
            <text:p>28.98150634765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8 + 8 + [.A105]*512/64 + 8 + [.A105]*512/64 + [.A105]*512*512/64)*8/(1024*1024)" office:value-type="float" office:value="3.26287841796875" calcext:value-type="float">
            <text:p>3.26287841796875</text:p>
          </table:table-cell>
          <table:table-cell table:formula="of:=((8 + 8 + [.A105]*512/64 + 8 + [.A105]*512/64 + [.A105]*512*512/64)*8 + [.A105]*512*512)/(1024*1024)" office:value-type="float" office:value="29.2628784179687" calcext:value-type="float">
            <text:p>29.26287841796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8 + 8 + [.A106]*512/64 + 8 + [.A106]*512/64 + [.A106]*512*512/64)*8/(1024*1024)" office:value-type="float" office:value="3.29425048828125" calcext:value-type="float">
            <text:p>3.29425048828125</text:p>
          </table:table-cell>
          <table:table-cell table:formula="of:=((8 + 8 + [.A106]*512/64 + 8 + [.A106]*512/64 + [.A106]*512*512/64)*8 + [.A106]*512*512)/(1024*1024)" office:value-type="float" office:value="29.5442504882812" calcext:value-type="float">
            <text:p>29.54425048828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8 + 8 + [.A107]*512/64 + 8 + [.A107]*512/64 + [.A107]*512*512/64)*8/(1024*1024)" office:value-type="float" office:value="3.32562255859375" calcext:value-type="float">
            <text:p>3.32562255859375</text:p>
          </table:table-cell>
          <table:table-cell table:formula="of:=((8 + 8 + [.A107]*512/64 + 8 + [.A107]*512/64 + [.A107]*512*512/64)*8 + [.A107]*512*512)/(1024*1024)" office:value-type="float" office:value="29.8256225585937" calcext:value-type="float">
            <text:p>29.82562255859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8 + 8 + [.A108]*512/64 + 8 + [.A108]*512/64 + [.A108]*512*512/64)*8/(1024*1024)" office:value-type="float" office:value="3.35699462890625" calcext:value-type="float">
            <text:p>3.35699462890625</text:p>
          </table:table-cell>
          <table:table-cell table:formula="of:=((8 + 8 + [.A108]*512/64 + 8 + [.A108]*512/64 + [.A108]*512*512/64)*8 + [.A108]*512*512)/(1024*1024)" office:value-type="float" office:value="30.1069946289063" calcext:value-type="float">
            <text:p>30.106994628906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8 + 8 + [.A109]*512/64 + 8 + [.A109]*512/64 + [.A109]*512*512/64)*8/(1024*1024)" office:value-type="float" office:value="3.38836669921875" calcext:value-type="float">
            <text:p>3.38836669921875</text:p>
          </table:table-cell>
          <table:table-cell table:formula="of:=((8 + 8 + [.A109]*512/64 + 8 + [.A109]*512/64 + [.A109]*512*512/64)*8 + [.A109]*512*512)/(1024*1024)" office:value-type="float" office:value="30.3883666992188" calcext:value-type="float">
            <text:p>30.38836669921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8 + 8 + [.A110]*512/64 + 8 + [.A110]*512/64 + [.A110]*512*512/64)*8/(1024*1024)" office:value-type="float" office:value="3.41973876953125" calcext:value-type="float">
            <text:p>3.41973876953125</text:p>
          </table:table-cell>
          <table:table-cell table:formula="of:=((8 + 8 + [.A110]*512/64 + 8 + [.A110]*512/64 + [.A110]*512*512/64)*8 + [.A110]*512*512)/(1024*1024)" office:value-type="float" office:value="30.6697387695313" calcext:value-type="float">
            <text:p>30.66973876953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8 + 8 + [.A111]*512/64 + 8 + [.A111]*512/64 + [.A111]*512*512/64)*8/(1024*1024)" office:value-type="float" office:value="3.45111083984375" calcext:value-type="float">
            <text:p>3.45111083984375</text:p>
          </table:table-cell>
          <table:table-cell table:formula="of:=((8 + 8 + [.A111]*512/64 + 8 + [.A111]*512/64 + [.A111]*512*512/64)*8 + [.A111]*512*512)/(1024*1024)" office:value-type="float" office:value="30.9511108398438" calcext:value-type="float">
            <text:p>30.95111083984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8 + 8 + [.A112]*512/64 + 8 + [.A112]*512/64 + [.A112]*512*512/64)*8/(1024*1024)" office:value-type="float" office:value="3.48248291015625" calcext:value-type="float">
            <text:p>3.48248291015625</text:p>
          </table:table-cell>
          <table:table-cell table:formula="of:=((8 + 8 + [.A112]*512/64 + 8 + [.A112]*512/64 + [.A112]*512*512/64)*8 + [.A112]*512*512)/(1024*1024)" office:value-type="float" office:value="31.2324829101563" calcext:value-type="float">
            <text:p>31.232482910156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8 + 8 + [.A113]*512/64 + 8 + [.A113]*512/64 + [.A113]*512*512/64)*8/(1024*1024)" office:value-type="float" office:value="3.51385498046875" calcext:value-type="float">
            <text:p>3.51385498046875</text:p>
          </table:table-cell>
          <table:table-cell table:formula="of:=((8 + 8 + [.A113]*512/64 + 8 + [.A113]*512/64 + [.A113]*512*512/64)*8 + [.A113]*512*512)/(1024*1024)" office:value-type="float" office:value="31.5138549804688" calcext:value-type="float">
            <text:p>31.513854980468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8 + 8 + [.A114]*512/64 + 8 + [.A114]*512/64 + [.A114]*512*512/64)*8/(1024*1024)" office:value-type="float" office:value="3.54522705078125" calcext:value-type="float">
            <text:p>3.54522705078125</text:p>
          </table:table-cell>
          <table:table-cell table:formula="of:=((8 + 8 + [.A114]*512/64 + 8 + [.A114]*512/64 + [.A114]*512*512/64)*8 + [.A114]*512*512)/(1024*1024)" office:value-type="float" office:value="31.7952270507813" calcext:value-type="float">
            <text:p>31.79522705078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8 + 8 + [.A115]*512/64 + 8 + [.A115]*512/64 + [.A115]*512*512/64)*8/(1024*1024)" office:value-type="float" office:value="3.57659912109375" calcext:value-type="float">
            <text:p>3.57659912109375</text:p>
          </table:table-cell>
          <table:table-cell table:formula="of:=((8 + 8 + [.A115]*512/64 + 8 + [.A115]*512/64 + [.A115]*512*512/64)*8 + [.A115]*512*512)/(1024*1024)" office:value-type="float" office:value="32.0765991210938" calcext:value-type="float">
            <text:p>32.076599121093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8 + 8 + [.A116]*512/64 + 8 + [.A116]*512/64 + [.A116]*512*512/64)*8/(1024*1024)" office:value-type="float" office:value="3.60797119140625" calcext:value-type="float">
            <text:p>3.60797119140625</text:p>
          </table:table-cell>
          <table:table-cell table:formula="of:=((8 + 8 + [.A116]*512/64 + 8 + [.A116]*512/64 + [.A116]*512*512/64)*8 + [.A116]*512*512)/(1024*1024)" office:value-type="float" office:value="32.3579711914063" calcext:value-type="float">
            <text:p>32.357971191406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8 + 8 + [.A117]*512/64 + 8 + [.A117]*512/64 + [.A117]*512*512/64)*8/(1024*1024)" office:value-type="float" office:value="3.63934326171875" calcext:value-type="float">
            <text:p>3.63934326171875</text:p>
          </table:table-cell>
          <table:table-cell table:formula="of:=((8 + 8 + [.A117]*512/64 + 8 + [.A117]*512/64 + [.A117]*512*512/64)*8 + [.A117]*512*512)/(1024*1024)" office:value-type="float" office:value="32.6393432617188" calcext:value-type="float">
            <text:p>32.639343261718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8 + 8 + [.A118]*512/64 + 8 + [.A118]*512/64 + [.A118]*512*512/64)*8/(1024*1024)" office:value-type="float" office:value="3.67071533203125" calcext:value-type="float">
            <text:p>3.67071533203125</text:p>
          </table:table-cell>
          <table:table-cell table:formula="of:=((8 + 8 + [.A118]*512/64 + 8 + [.A118]*512/64 + [.A118]*512*512/64)*8 + [.A118]*512*512)/(1024*1024)" office:value-type="float" office:value="32.9207153320313" calcext:value-type="float">
            <text:p>32.920715332031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8 + 8 + [.A119]*512/64 + 8 + [.A119]*512/64 + [.A119]*512*512/64)*8/(1024*1024)" office:value-type="float" office:value="3.70208740234375" calcext:value-type="float">
            <text:p>3.70208740234375</text:p>
          </table:table-cell>
          <table:table-cell table:formula="of:=((8 + 8 + [.A119]*512/64 + 8 + [.A119]*512/64 + [.A119]*512*512/64)*8 + [.A119]*512*512)/(1024*1024)" office:value-type="float" office:value="33.2020874023438" calcext:value-type="float">
            <text:p>33.202087402343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8 + 8 + [.A120]*512/64 + 8 + [.A120]*512/64 + [.A120]*512*512/64)*8/(1024*1024)" office:value-type="float" office:value="3.73345947265625" calcext:value-type="float">
            <text:p>3.73345947265625</text:p>
          </table:table-cell>
          <table:table-cell table:formula="of:=((8 + 8 + [.A120]*512/64 + 8 + [.A120]*512/64 + [.A120]*512*512/64)*8 + [.A120]*512*512)/(1024*1024)" office:value-type="float" office:value="33.4834594726563" calcext:value-type="float">
            <text:p>33.483459472656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8 + 8 + [.A121]*512/64 + 8 + [.A121]*512/64 + [.A121]*512*512/64)*8/(1024*1024)" office:value-type="float" office:value="3.76483154296875" calcext:value-type="float">
            <text:p>3.76483154296875</text:p>
          </table:table-cell>
          <table:table-cell table:formula="of:=((8 + 8 + [.A121]*512/64 + 8 + [.A121]*512/64 + [.A121]*512*512/64)*8 + [.A121]*512*512)/(1024*1024)" office:value-type="float" office:value="33.7648315429688" calcext:value-type="float">
            <text:p>33.764831542968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8 + 8 + [.A122]*512/64 + 8 + [.A122]*512/64 + [.A122]*512*512/64)*8/(1024*1024)" office:value-type="float" office:value="3.79620361328125" calcext:value-type="float">
            <text:p>3.79620361328125</text:p>
          </table:table-cell>
          <table:table-cell table:formula="of:=((8 + 8 + [.A122]*512/64 + 8 + [.A122]*512/64 + [.A122]*512*512/64)*8 + [.A122]*512*512)/(1024*1024)" office:value-type="float" office:value="34.0462036132813" calcext:value-type="float">
            <text:p>34.046203613281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8 + 8 + [.A123]*512/64 + 8 + [.A123]*512/64 + [.A123]*512*512/64)*8/(1024*1024)" office:value-type="float" office:value="3.82757568359375" calcext:value-type="float">
            <text:p>3.82757568359375</text:p>
          </table:table-cell>
          <table:table-cell table:formula="of:=((8 + 8 + [.A123]*512/64 + 8 + [.A123]*512/64 + [.A123]*512*512/64)*8 + [.A123]*512*512)/(1024*1024)" office:value-type="float" office:value="34.3275756835938" calcext:value-type="float">
            <text:p>34.327575683593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8 + 8 + [.A124]*512/64 + 8 + [.A124]*512/64 + [.A124]*512*512/64)*8/(1024*1024)" office:value-type="float" office:value="3.85894775390625" calcext:value-type="float">
            <text:p>3.85894775390625</text:p>
          </table:table-cell>
          <table:table-cell table:formula="of:=((8 + 8 + [.A124]*512/64 + 8 + [.A124]*512/64 + [.A124]*512*512/64)*8 + [.A124]*512*512)/(1024*1024)" office:value-type="float" office:value="34.6089477539063" calcext:value-type="float">
            <text:p>34.608947753906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8 + 8 + [.A125]*512/64 + 8 + [.A125]*512/64 + [.A125]*512*512/64)*8/(1024*1024)" office:value-type="float" office:value="3.89031982421875" calcext:value-type="float">
            <text:p>3.89031982421875</text:p>
          </table:table-cell>
          <table:table-cell table:formula="of:=((8 + 8 + [.A125]*512/64 + 8 + [.A125]*512/64 + [.A125]*512*512/64)*8 + [.A125]*512*512)/(1024*1024)" office:value-type="float" office:value="34.8903198242188" calcext:value-type="float">
            <text:p>34.89031982421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8 + 8 + [.A126]*512/64 + 8 + [.A126]*512/64 + [.A126]*512*512/64)*8/(1024*1024)" office:value-type="float" office:value="3.92169189453125" calcext:value-type="float">
            <text:p>3.92169189453125</text:p>
          </table:table-cell>
          <table:table-cell table:formula="of:=((8 + 8 + [.A126]*512/64 + 8 + [.A126]*512/64 + [.A126]*512*512/64)*8 + [.A126]*512*512)/(1024*1024)" office:value-type="float" office:value="35.1716918945313" calcext:value-type="float">
            <text:p>35.171691894531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8 + 8 + [.A127]*512/64 + 8 + [.A127]*512/64 + [.A127]*512*512/64)*8/(1024*1024)" office:value-type="float" office:value="3.95306396484375" calcext:value-type="float">
            <text:p>3.95306396484375</text:p>
          </table:table-cell>
          <table:table-cell table:formula="of:=((8 + 8 + [.A127]*512/64 + 8 + [.A127]*512/64 + [.A127]*512*512/64)*8 + [.A127]*512*512)/(1024*1024)" office:value-type="float" office:value="35.4530639648438" calcext:value-type="float">
            <text:p>35.453063964843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8 + 8 + [.A128]*512/64 + 8 + [.A128]*512/64 + [.A128]*512*512/64)*8/(1024*1024)" office:value-type="float" office:value="3.98443603515625" calcext:value-type="float">
            <text:p>3.98443603515625</text:p>
          </table:table-cell>
          <table:table-cell table:formula="of:=((8 + 8 + [.A128]*512/64 + 8 + [.A128]*512/64 + [.A128]*512*512/64)*8 + [.A128]*512*512)/(1024*1024)" office:value-type="float" office:value="35.7344360351563" calcext:value-type="float">
            <text:p>35.73443603515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8 + 8 + [.A129]*512/64 + 8 + [.A129]*512/64 + [.A129]*512*512/64)*8/(1024*1024)" office:value-type="float" office:value="4.01580810546875" calcext:value-type="float">
            <text:p>4.01580810546875</text:p>
          </table:table-cell>
          <table:table-cell table:formula="of:=((8 + 8 + [.A129]*512/64 + 8 + [.A129]*512/64 + [.A129]*512*512/64)*8 + [.A129]*512*512)/(1024*1024)" office:value-type="float" office:value="36.0158081054688" calcext:value-type="float">
            <text:p>36.015808105468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8 + 8 + [.A130]*512/64 + 8 + [.A130]*512/64 + [.A130]*512*512/64)*8/(1024*1024)" office:value-type="float" office:value="4.04718017578125" calcext:value-type="float">
            <text:p>4.04718017578125</text:p>
          </table:table-cell>
          <table:table-cell table:formula="of:=((8 + 8 + [.A130]*512/64 + 8 + [.A130]*512/64 + [.A130]*512*512/64)*8 + [.A130]*512*512)/(1024*1024)" office:value-type="float" office:value="36.2971801757813" calcext:value-type="float">
            <text:p>36.29718017578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8 + 8 + [.A131]*512/64 + 8 + [.A131]*512/64 + [.A131]*512*512/64)*8/(1024*1024)" office:value-type="float" office:value="4.07855224609375" calcext:value-type="float">
            <text:p>4.07855224609375</text:p>
          </table:table-cell>
          <table:table-cell table:formula="of:=((8 + 8 + [.A131]*512/64 + 8 + [.A131]*512/64 + [.A131]*512*512/64)*8 + [.A131]*512*512)/(1024*1024)" office:value-type="float" office:value="36.5785522460938" calcext:value-type="float">
            <text:p>36.57855224609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8 + 8 + [.A132]*512/64 + 8 + [.A132]*512/64 + [.A132]*512*512/64)*8/(1024*1024)" office:value-type="float" office:value="4.10992431640625" calcext:value-type="float">
            <text:p>4.10992431640625</text:p>
          </table:table-cell>
          <table:table-cell table:formula="of:=((8 + 8 + [.A132]*512/64 + 8 + [.A132]*512/64 + [.A132]*512*512/64)*8 + [.A132]*512*512)/(1024*1024)" office:value-type="float" office:value="36.8599243164063" calcext:value-type="float">
            <text:p>36.859924316406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8 + 8 + [.A133]*512/64 + 8 + [.A133]*512/64 + [.A133]*512*512/64)*8/(1024*1024)" office:value-type="float" office:value="4.14129638671875" calcext:value-type="float">
            <text:p>4.14129638671875</text:p>
          </table:table-cell>
          <table:table-cell table:formula="of:=((8 + 8 + [.A133]*512/64 + 8 + [.A133]*512/64 + [.A133]*512*512/64)*8 + [.A133]*512*512)/(1024*1024)" office:value-type="float" office:value="37.1412963867188" calcext:value-type="float">
            <text:p>37.141296386718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8 + 8 + [.A134]*512/64 + 8 + [.A134]*512/64 + [.A134]*512*512/64)*8/(1024*1024)" office:value-type="float" office:value="4.17266845703125" calcext:value-type="float">
            <text:p>4.17266845703125</text:p>
          </table:table-cell>
          <table:table-cell table:formula="of:=((8 + 8 + [.A134]*512/64 + 8 + [.A134]*512/64 + [.A134]*512*512/64)*8 + [.A134]*512*512)/(1024*1024)" office:value-type="float" office:value="37.4226684570313" calcext:value-type="float">
            <text:p>37.422668457031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8 + 8 + [.A135]*512/64 + 8 + [.A135]*512/64 + [.A135]*512*512/64)*8/(1024*1024)" office:value-type="float" office:value="4.20404052734375" calcext:value-type="float">
            <text:p>4.20404052734375</text:p>
          </table:table-cell>
          <table:table-cell table:formula="of:=((8 + 8 + [.A135]*512/64 + 8 + [.A135]*512/64 + [.A135]*512*512/64)*8 + [.A135]*512*512)/(1024*1024)" office:value-type="float" office:value="37.7040405273438" calcext:value-type="float">
            <text:p>37.704040527343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8 + 8 + [.A136]*512/64 + 8 + [.A136]*512/64 + [.A136]*512*512/64)*8/(1024*1024)" office:value-type="float" office:value="4.23541259765625" calcext:value-type="float">
            <text:p>4.23541259765625</text:p>
          </table:table-cell>
          <table:table-cell table:formula="of:=((8 + 8 + [.A136]*512/64 + 8 + [.A136]*512/64 + [.A136]*512*512/64)*8 + [.A136]*512*512)/(1024*1024)" office:value-type="float" office:value="37.9854125976563" calcext:value-type="float">
            <text:p>37.985412597656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8 + 8 + [.A137]*512/64 + 8 + [.A137]*512/64 + [.A137]*512*512/64)*8/(1024*1024)" office:value-type="float" office:value="4.26678466796875" calcext:value-type="float">
            <text:p>4.26678466796875</text:p>
          </table:table-cell>
          <table:table-cell table:formula="of:=((8 + 8 + [.A137]*512/64 + 8 + [.A137]*512/64 + [.A137]*512*512/64)*8 + [.A137]*512*512)/(1024*1024)" office:value-type="float" office:value="38.2667846679687" calcext:value-type="float">
            <text:p>38.266784667968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8 + 8 + [.A138]*512/64 + 8 + [.A138]*512/64 + [.A138]*512*512/64)*8/(1024*1024)" office:value-type="float" office:value="4.29815673828125" calcext:value-type="float">
            <text:p>4.29815673828125</text:p>
          </table:table-cell>
          <table:table-cell table:formula="of:=((8 + 8 + [.A138]*512/64 + 8 + [.A138]*512/64 + [.A138]*512*512/64)*8 + [.A138]*512*512)/(1024*1024)" office:value-type="float" office:value="38.5481567382812" calcext:value-type="float">
            <text:p>38.548156738281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8 + 8 + [.A139]*512/64 + 8 + [.A139]*512/64 + [.A139]*512*512/64)*8/(1024*1024)" office:value-type="float" office:value="4.32952880859375" calcext:value-type="float">
            <text:p>4.32952880859375</text:p>
          </table:table-cell>
          <table:table-cell table:formula="of:=((8 + 8 + [.A139]*512/64 + 8 + [.A139]*512/64 + [.A139]*512*512/64)*8 + [.A139]*512*512)/(1024*1024)" office:value-type="float" office:value="38.8295288085937" calcext:value-type="float">
            <text:p>38.82952880859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8 + 8 + [.A140]*512/64 + 8 + [.A140]*512/64 + [.A140]*512*512/64)*8/(1024*1024)" office:value-type="float" office:value="4.36090087890625" calcext:value-type="float">
            <text:p>4.36090087890625</text:p>
          </table:table-cell>
          <table:table-cell table:formula="of:=((8 + 8 + [.A140]*512/64 + 8 + [.A140]*512/64 + [.A140]*512*512/64)*8 + [.A140]*512*512)/(1024*1024)" office:value-type="float" office:value="39.1109008789062" calcext:value-type="float">
            <text:p>39.110900878906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8 + 8 + [.A141]*512/64 + 8 + [.A141]*512/64 + [.A141]*512*512/64)*8/(1024*1024)" office:value-type="float" office:value="4.39227294921875" calcext:value-type="float">
            <text:p>4.39227294921875</text:p>
          </table:table-cell>
          <table:table-cell table:formula="of:=((8 + 8 + [.A141]*512/64 + 8 + [.A141]*512/64 + [.A141]*512*512/64)*8 + [.A141]*512*512)/(1024*1024)" office:value-type="float" office:value="39.3922729492187" calcext:value-type="float">
            <text:p>39.392272949218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8 + 8 + [.A142]*512/64 + 8 + [.A142]*512/64 + [.A142]*512*512/64)*8/(1024*1024)" office:value-type="float" office:value="4.42364501953125" calcext:value-type="float">
            <text:p>4.42364501953125</text:p>
          </table:table-cell>
          <table:table-cell table:formula="of:=((8 + 8 + [.A142]*512/64 + 8 + [.A142]*512/64 + [.A142]*512*512/64)*8 + [.A142]*512*512)/(1024*1024)" office:value-type="float" office:value="39.6736450195312" calcext:value-type="float">
            <text:p>39.673645019531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8 + 8 + [.A143]*512/64 + 8 + [.A143]*512/64 + [.A143]*512*512/64)*8/(1024*1024)" office:value-type="float" office:value="4.45501708984375" calcext:value-type="float">
            <text:p>4.45501708984375</text:p>
          </table:table-cell>
          <table:table-cell table:formula="of:=((8 + 8 + [.A143]*512/64 + 8 + [.A143]*512/64 + [.A143]*512*512/64)*8 + [.A143]*512*512)/(1024*1024)" office:value-type="float" office:value="39.9550170898437" calcext:value-type="float">
            <text:p>39.955017089843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8 + 8 + [.A144]*512/64 + 8 + [.A144]*512/64 + [.A144]*512*512/64)*8/(1024*1024)" office:value-type="float" office:value="4.48638916015625" calcext:value-type="float">
            <text:p>4.48638916015625</text:p>
          </table:table-cell>
          <table:table-cell table:formula="of:=((8 + 8 + [.A144]*512/64 + 8 + [.A144]*512/64 + [.A144]*512*512/64)*8 + [.A144]*512*512)/(1024*1024)" office:value-type="float" office:value="40.2363891601563" calcext:value-type="float">
            <text:p>40.236389160156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8 + 8 + [.A145]*512/64 + 8 + [.A145]*512/64 + [.A145]*512*512/64)*8/(1024*1024)" office:value-type="float" office:value="4.51776123046875" calcext:value-type="float">
            <text:p>4.51776123046875</text:p>
          </table:table-cell>
          <table:table-cell table:formula="of:=((8 + 8 + [.A145]*512/64 + 8 + [.A145]*512/64 + [.A145]*512*512/64)*8 + [.A145]*512*512)/(1024*1024)" office:value-type="float" office:value="40.5177612304688" calcext:value-type="float">
            <text:p>40.517761230468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8 + 8 + [.A146]*512/64 + 8 + [.A146]*512/64 + [.A146]*512*512/64)*8/(1024*1024)" office:value-type="float" office:value="4.54913330078125" calcext:value-type="float">
            <text:p>4.54913330078125</text:p>
          </table:table-cell>
          <table:table-cell table:formula="of:=((8 + 8 + [.A146]*512/64 + 8 + [.A146]*512/64 + [.A146]*512*512/64)*8 + [.A146]*512*512)/(1024*1024)" office:value-type="float" office:value="40.7991333007813" calcext:value-type="float">
            <text:p>40.799133300781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8 + 8 + [.A147]*512/64 + 8 + [.A147]*512/64 + [.A147]*512*512/64)*8/(1024*1024)" office:value-type="float" office:value="4.58050537109375" calcext:value-type="float">
            <text:p>4.58050537109375</text:p>
          </table:table-cell>
          <table:table-cell table:formula="of:=((8 + 8 + [.A147]*512/64 + 8 + [.A147]*512/64 + [.A147]*512*512/64)*8 + [.A147]*512*512)/(1024*1024)" office:value-type="float" office:value="41.0805053710938" calcext:value-type="float">
            <text:p>41.080505371093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8 + 8 + [.A148]*512/64 + 8 + [.A148]*512/64 + [.A148]*512*512/64)*8/(1024*1024)" office:value-type="float" office:value="4.61187744140625" calcext:value-type="float">
            <text:p>4.61187744140625</text:p>
          </table:table-cell>
          <table:table-cell table:formula="of:=((8 + 8 + [.A148]*512/64 + 8 + [.A148]*512/64 + [.A148]*512*512/64)*8 + [.A148]*512*512)/(1024*1024)" office:value-type="float" office:value="41.3618774414063" calcext:value-type="float">
            <text:p>41.361877441406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8 + 8 + [.A149]*512/64 + 8 + [.A149]*512/64 + [.A149]*512*512/64)*8/(1024*1024)" office:value-type="float" office:value="4.64324951171875" calcext:value-type="float">
            <text:p>4.64324951171875</text:p>
          </table:table-cell>
          <table:table-cell table:formula="of:=((8 + 8 + [.A149]*512/64 + 8 + [.A149]*512/64 + [.A149]*512*512/64)*8 + [.A149]*512*512)/(1024*1024)" office:value-type="float" office:value="41.6432495117188" calcext:value-type="float">
            <text:p>41.643249511718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8 + 8 + [.A150]*512/64 + 8 + [.A150]*512/64 + [.A150]*512*512/64)*8/(1024*1024)" office:value-type="float" office:value="4.67462158203125" calcext:value-type="float">
            <text:p>4.67462158203125</text:p>
          </table:table-cell>
          <table:table-cell table:formula="of:=((8 + 8 + [.A150]*512/64 + 8 + [.A150]*512/64 + [.A150]*512*512/64)*8 + [.A150]*512*512)/(1024*1024)" office:value-type="float" office:value="41.9246215820313" calcext:value-type="float">
            <text:p>41.92462158203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8 + 8 + [.A151]*512/64 + 8 + [.A151]*512/64 + [.A151]*512*512/64)*8/(1024*1024)" office:value-type="float" office:value="4.70599365234375" calcext:value-type="float">
            <text:p>4.70599365234375</text:p>
          </table:table-cell>
          <table:table-cell table:formula="of:=((8 + 8 + [.A151]*512/64 + 8 + [.A151]*512/64 + [.A151]*512*512/64)*8 + [.A151]*512*512)/(1024*1024)" office:value-type="float" office:value="42.2059936523438" calcext:value-type="float">
            <text:p>42.205993652343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8 + 8 + [.A152]*512/64 + 8 + [.A152]*512/64 + [.A152]*512*512/64)*8/(1024*1024)" office:value-type="float" office:value="4.73736572265625" calcext:value-type="float">
            <text:p>4.73736572265625</text:p>
          </table:table-cell>
          <table:table-cell table:formula="of:=((8 + 8 + [.A152]*512/64 + 8 + [.A152]*512/64 + [.A152]*512*512/64)*8 + [.A152]*512*512)/(1024*1024)" office:value-type="float" office:value="42.4873657226563" calcext:value-type="float">
            <text:p>42.487365722656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8 + 8 + [.A153]*512/64 + 8 + [.A153]*512/64 + [.A153]*512*512/64)*8/(1024*1024)" office:value-type="float" office:value="4.76873779296875" calcext:value-type="float">
            <text:p>4.76873779296875</text:p>
          </table:table-cell>
          <table:table-cell table:formula="of:=((8 + 8 + [.A153]*512/64 + 8 + [.A153]*512/64 + [.A153]*512*512/64)*8 + [.A153]*512*512)/(1024*1024)" office:value-type="float" office:value="42.7687377929688" calcext:value-type="float">
            <text:p>42.768737792968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8 + 8 + [.A154]*512/64 + 8 + [.A154]*512/64 + [.A154]*512*512/64)*8/(1024*1024)" office:value-type="float" office:value="4.80010986328125" calcext:value-type="float">
            <text:p>4.80010986328125</text:p>
          </table:table-cell>
          <table:table-cell table:formula="of:=((8 + 8 + [.A154]*512/64 + 8 + [.A154]*512/64 + [.A154]*512*512/64)*8 + [.A154]*512*512)/(1024*1024)" office:value-type="float" office:value="43.0501098632813" calcext:value-type="float">
            <text:p>43.05010986328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8 + 8 + [.A155]*512/64 + 8 + [.A155]*512/64 + [.A155]*512*512/64)*8/(1024*1024)" office:value-type="float" office:value="4.83148193359375" calcext:value-type="float">
            <text:p>4.83148193359375</text:p>
          </table:table-cell>
          <table:table-cell table:formula="of:=((8 + 8 + [.A155]*512/64 + 8 + [.A155]*512/64 + [.A155]*512*512/64)*8 + [.A155]*512*512)/(1024*1024)" office:value-type="float" office:value="43.3314819335938" calcext:value-type="float">
            <text:p>43.33148193359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8 + 8 + [.A156]*512/64 + 8 + [.A156]*512/64 + [.A156]*512*512/64)*8/(1024*1024)" office:value-type="float" office:value="4.86285400390625" calcext:value-type="float">
            <text:p>4.86285400390625</text:p>
          </table:table-cell>
          <table:table-cell table:formula="of:=((8 + 8 + [.A156]*512/64 + 8 + [.A156]*512/64 + [.A156]*512*512/64)*8 + [.A156]*512*512)/(1024*1024)" office:value-type="float" office:value="43.6128540039063" calcext:value-type="float">
            <text:p>43.61285400390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8 + 8 + [.A157]*512/64 + 8 + [.A157]*512/64 + [.A157]*512*512/64)*8/(1024*1024)" office:value-type="float" office:value="4.89422607421875" calcext:value-type="float">
            <text:p>4.89422607421875</text:p>
          </table:table-cell>
          <table:table-cell table:formula="of:=((8 + 8 + [.A157]*512/64 + 8 + [.A157]*512/64 + [.A157]*512*512/64)*8 + [.A157]*512*512)/(1024*1024)" office:value-type="float" office:value="43.8942260742188" calcext:value-type="float">
            <text:p>43.89422607421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8 + 8 + [.A158]*512/64 + 8 + [.A158]*512/64 + [.A158]*512*512/64)*8/(1024*1024)" office:value-type="float" office:value="4.92559814453125" calcext:value-type="float">
            <text:p>4.92559814453125</text:p>
          </table:table-cell>
          <table:table-cell table:formula="of:=((8 + 8 + [.A158]*512/64 + 8 + [.A158]*512/64 + [.A158]*512*512/64)*8 + [.A158]*512*512)/(1024*1024)" office:value-type="float" office:value="44.1755981445313" calcext:value-type="float">
            <text:p>44.17559814453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8 + 8 + [.A159]*512/64 + 8 + [.A159]*512/64 + [.A159]*512*512/64)*8/(1024*1024)" office:value-type="float" office:value="4.95697021484375" calcext:value-type="float">
            <text:p>4.95697021484375</text:p>
          </table:table-cell>
          <table:table-cell table:formula="of:=((8 + 8 + [.A159]*512/64 + 8 + [.A159]*512/64 + [.A159]*512*512/64)*8 + [.A159]*512*512)/(1024*1024)" office:value-type="float" office:value="44.4569702148438" calcext:value-type="float">
            <text:p>44.456970214843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8 + 8 + [.A160]*512/64 + 8 + [.A160]*512/64 + [.A160]*512*512/64)*8/(1024*1024)" office:value-type="float" office:value="4.98834228515625" calcext:value-type="float">
            <text:p>4.98834228515625</text:p>
          </table:table-cell>
          <table:table-cell table:formula="of:=((8 + 8 + [.A160]*512/64 + 8 + [.A160]*512/64 + [.A160]*512*512/64)*8 + [.A160]*512*512)/(1024*1024)" office:value-type="float" office:value="44.7383422851563" calcext:value-type="float">
            <text:p>44.738342285156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8 + 8 + [.A161]*512/64 + 8 + [.A161]*512/64 + [.A161]*512*512/64)*8/(1024*1024)" office:value-type="float" office:value="5.01971435546875" calcext:value-type="float">
            <text:p>5.01971435546875</text:p>
          </table:table-cell>
          <table:table-cell table:formula="of:=((8 + 8 + [.A161]*512/64 + 8 + [.A161]*512/64 + [.A161]*512*512/64)*8 + [.A161]*512*512)/(1024*1024)" office:value-type="float" office:value="45.0197143554688" calcext:value-type="float">
            <text:p>45.019714355468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8 + 8 + [.A162]*512/64 + 8 + [.A162]*512/64 + [.A162]*512*512/64)*8/(1024*1024)" office:value-type="float" office:value="5.05108642578125" calcext:value-type="float">
            <text:p>5.05108642578125</text:p>
          </table:table-cell>
          <table:table-cell table:formula="of:=((8 + 8 + [.A162]*512/64 + 8 + [.A162]*512/64 + [.A162]*512*512/64)*8 + [.A162]*512*512)/(1024*1024)" office:value-type="float" office:value="45.3010864257813" calcext:value-type="float">
            <text:p>45.301086425781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8 + 8 + [.A163]*512/64 + 8 + [.A163]*512/64 + [.A163]*512*512/64)*8/(1024*1024)" office:value-type="float" office:value="5.08245849609375" calcext:value-type="float">
            <text:p>5.08245849609375</text:p>
          </table:table-cell>
          <table:table-cell table:formula="of:=((8 + 8 + [.A163]*512/64 + 8 + [.A163]*512/64 + [.A163]*512*512/64)*8 + [.A163]*512*512)/(1024*1024)" office:value-type="float" office:value="45.5824584960938" calcext:value-type="float">
            <text:p>45.582458496093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8 + 8 + [.A164]*512/64 + 8 + [.A164]*512/64 + [.A164]*512*512/64)*8/(1024*1024)" office:value-type="float" office:value="5.11383056640625" calcext:value-type="float">
            <text:p>5.11383056640625</text:p>
          </table:table-cell>
          <table:table-cell table:formula="of:=((8 + 8 + [.A164]*512/64 + 8 + [.A164]*512/64 + [.A164]*512*512/64)*8 + [.A164]*512*512)/(1024*1024)" office:value-type="float" office:value="45.8638305664063" calcext:value-type="float">
            <text:p>45.86383056640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8 + 8 + [.A165]*512/64 + 8 + [.A165]*512/64 + [.A165]*512*512/64)*8/(1024*1024)" office:value-type="float" office:value="5.14520263671875" calcext:value-type="float">
            <text:p>5.14520263671875</text:p>
          </table:table-cell>
          <table:table-cell table:formula="of:=((8 + 8 + [.A165]*512/64 + 8 + [.A165]*512/64 + [.A165]*512*512/64)*8 + [.A165]*512*512)/(1024*1024)" office:value-type="float" office:value="46.1452026367188" calcext:value-type="float">
            <text:p>46.14520263671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8 + 8 + [.A166]*512/64 + 8 + [.A166]*512/64 + [.A166]*512*512/64)*8/(1024*1024)" office:value-type="float" office:value="5.17657470703125" calcext:value-type="float">
            <text:p>5.17657470703125</text:p>
          </table:table-cell>
          <table:table-cell table:formula="of:=((8 + 8 + [.A166]*512/64 + 8 + [.A166]*512/64 + [.A166]*512*512/64)*8 + [.A166]*512*512)/(1024*1024)" office:value-type="float" office:value="46.4265747070313" calcext:value-type="float">
            <text:p>46.426574707031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8 + 8 + [.A167]*512/64 + 8 + [.A167]*512/64 + [.A167]*512*512/64)*8/(1024*1024)" office:value-type="float" office:value="5.20794677734375" calcext:value-type="float">
            <text:p>5.20794677734375</text:p>
          </table:table-cell>
          <table:table-cell table:formula="of:=((8 + 8 + [.A167]*512/64 + 8 + [.A167]*512/64 + [.A167]*512*512/64)*8 + [.A167]*512*512)/(1024*1024)" office:value-type="float" office:value="46.7079467773438" calcext:value-type="float">
            <text:p>46.707946777343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8 + 8 + [.A168]*512/64 + 8 + [.A168]*512/64 + [.A168]*512*512/64)*8/(1024*1024)" office:value-type="float" office:value="5.23931884765625" calcext:value-type="float">
            <text:p>5.23931884765625</text:p>
          </table:table-cell>
          <table:table-cell table:formula="of:=((8 + 8 + [.A168]*512/64 + 8 + [.A168]*512/64 + [.A168]*512*512/64)*8 + [.A168]*512*512)/(1024*1024)" office:value-type="float" office:value="46.9893188476563" calcext:value-type="float">
            <text:p>46.98931884765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8 + 8 + [.A169]*512/64 + 8 + [.A169]*512/64 + [.A169]*512*512/64)*8/(1024*1024)" office:value-type="float" office:value="5.27069091796875" calcext:value-type="float">
            <text:p>5.27069091796875</text:p>
          </table:table-cell>
          <table:table-cell table:formula="of:=((8 + 8 + [.A169]*512/64 + 8 + [.A169]*512/64 + [.A169]*512*512/64)*8 + [.A169]*512*512)/(1024*1024)" office:value-type="float" office:value="47.2706909179688" calcext:value-type="float">
            <text:p>47.270690917968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8 + 8 + [.A170]*512/64 + 8 + [.A170]*512/64 + [.A170]*512*512/64)*8/(1024*1024)" office:value-type="float" office:value="5.30206298828125" calcext:value-type="float">
            <text:p>5.30206298828125</text:p>
          </table:table-cell>
          <table:table-cell table:formula="of:=((8 + 8 + [.A170]*512/64 + 8 + [.A170]*512/64 + [.A170]*512*512/64)*8 + [.A170]*512*512)/(1024*1024)" office:value-type="float" office:value="47.5520629882813" calcext:value-type="float">
            <text:p>47.552062988281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8 + 8 + [.A171]*512/64 + 8 + [.A171]*512/64 + [.A171]*512*512/64)*8/(1024*1024)" office:value-type="float" office:value="5.33343505859375" calcext:value-type="float">
            <text:p>5.33343505859375</text:p>
          </table:table-cell>
          <table:table-cell table:formula="of:=((8 + 8 + [.A171]*512/64 + 8 + [.A171]*512/64 + [.A171]*512*512/64)*8 + [.A171]*512*512)/(1024*1024)" office:value-type="float" office:value="47.8334350585938" calcext:value-type="float">
            <text:p>47.833435058593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8 + 8 + [.A172]*512/64 + 8 + [.A172]*512/64 + [.A172]*512*512/64)*8/(1024*1024)" office:value-type="float" office:value="5.36480712890625" calcext:value-type="float">
            <text:p>5.36480712890625</text:p>
          </table:table-cell>
          <table:table-cell table:formula="of:=((8 + 8 + [.A172]*512/64 + 8 + [.A172]*512/64 + [.A172]*512*512/64)*8 + [.A172]*512*512)/(1024*1024)" office:value-type="float" office:value="48.1148071289063" calcext:value-type="float">
            <text:p>48.114807128906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8 + 8 + [.A173]*512/64 + 8 + [.A173]*512/64 + [.A173]*512*512/64)*8/(1024*1024)" office:value-type="float" office:value="5.39617919921875" calcext:value-type="float">
            <text:p>5.39617919921875</text:p>
          </table:table-cell>
          <table:table-cell table:formula="of:=((8 + 8 + [.A173]*512/64 + 8 + [.A173]*512/64 + [.A173]*512*512/64)*8 + [.A173]*512*512)/(1024*1024)" office:value-type="float" office:value="48.3961791992188" calcext:value-type="float">
            <text:p>48.396179199218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8 + 8 + [.A174]*512/64 + 8 + [.A174]*512/64 + [.A174]*512*512/64)*8/(1024*1024)" office:value-type="float" office:value="5.42755126953125" calcext:value-type="float">
            <text:p>5.42755126953125</text:p>
          </table:table-cell>
          <table:table-cell table:formula="of:=((8 + 8 + [.A174]*512/64 + 8 + [.A174]*512/64 + [.A174]*512*512/64)*8 + [.A174]*512*512)/(1024*1024)" office:value-type="float" office:value="48.6775512695313" calcext:value-type="float">
            <text:p>48.677551269531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8 + 8 + [.A175]*512/64 + 8 + [.A175]*512/64 + [.A175]*512*512/64)*8/(1024*1024)" office:value-type="float" office:value="5.45892333984375" calcext:value-type="float">
            <text:p>5.45892333984375</text:p>
          </table:table-cell>
          <table:table-cell table:formula="of:=((8 + 8 + [.A175]*512/64 + 8 + [.A175]*512/64 + [.A175]*512*512/64)*8 + [.A175]*512*512)/(1024*1024)" office:value-type="float" office:value="48.9589233398438" calcext:value-type="float">
            <text:p>48.958923339843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8 + 8 + [.A176]*512/64 + 8 + [.A176]*512/64 + [.A176]*512*512/64)*8/(1024*1024)" office:value-type="float" office:value="5.49029541015625" calcext:value-type="float">
            <text:p>5.49029541015625</text:p>
          </table:table-cell>
          <table:table-cell table:formula="of:=((8 + 8 + [.A176]*512/64 + 8 + [.A176]*512/64 + [.A176]*512*512/64)*8 + [.A176]*512*512)/(1024*1024)" office:value-type="float" office:value="49.2402954101563" calcext:value-type="float">
            <text:p>49.240295410156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8 + 8 + [.A177]*512/64 + 8 + [.A177]*512/64 + [.A177]*512*512/64)*8/(1024*1024)" office:value-type="float" office:value="5.52166748046875" calcext:value-type="float">
            <text:p>5.52166748046875</text:p>
          </table:table-cell>
          <table:table-cell table:formula="of:=((8 + 8 + [.A177]*512/64 + 8 + [.A177]*512/64 + [.A177]*512*512/64)*8 + [.A177]*512*512)/(1024*1024)" office:value-type="float" office:value="49.5216674804688" calcext:value-type="float">
            <text:p>49.521667480468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8 + 8 + [.A178]*512/64 + 8 + [.A178]*512/64 + [.A178]*512*512/64)*8/(1024*1024)" office:value-type="float" office:value="5.55303955078125" calcext:value-type="float">
            <text:p>5.55303955078125</text:p>
          </table:table-cell>
          <table:table-cell table:formula="of:=((8 + 8 + [.A178]*512/64 + 8 + [.A178]*512/64 + [.A178]*512*512/64)*8 + [.A178]*512*512)/(1024*1024)" office:value-type="float" office:value="49.8030395507813" calcext:value-type="float">
            <text:p>49.80303955078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8 + 8 + [.A179]*512/64 + 8 + [.A179]*512/64 + [.A179]*512*512/64)*8/(1024*1024)" office:value-type="float" office:value="5.58441162109375" calcext:value-type="float">
            <text:p>5.58441162109375</text:p>
          </table:table-cell>
          <table:table-cell table:formula="of:=((8 + 8 + [.A179]*512/64 + 8 + [.A179]*512/64 + [.A179]*512*512/64)*8 + [.A179]*512*512)/(1024*1024)" office:value-type="float" office:value="50.0844116210938" calcext:value-type="float">
            <text:p>50.08441162109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8 + 8 + [.A180]*512/64 + 8 + [.A180]*512/64 + [.A180]*512*512/64)*8/(1024*1024)" office:value-type="float" office:value="5.61578369140625" calcext:value-type="float">
            <text:p>5.61578369140625</text:p>
          </table:table-cell>
          <table:table-cell table:formula="of:=((8 + 8 + [.A180]*512/64 + 8 + [.A180]*512/64 + [.A180]*512*512/64)*8 + [.A180]*512*512)/(1024*1024)" office:value-type="float" office:value="50.3657836914063" calcext:value-type="float">
            <text:p>50.365783691406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8 + 8 + [.A181]*512/64 + 8 + [.A181]*512/64 + [.A181]*512*512/64)*8/(1024*1024)" office:value-type="float" office:value="5.64715576171875" calcext:value-type="float">
            <text:p>5.64715576171875</text:p>
          </table:table-cell>
          <table:table-cell table:formula="of:=((8 + 8 + [.A181]*512/64 + 8 + [.A181]*512/64 + [.A181]*512*512/64)*8 + [.A181]*512*512)/(1024*1024)" office:value-type="float" office:value="50.6471557617188" calcext:value-type="float">
            <text:p>50.647155761718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8 + 8 + [.A182]*512/64 + 8 + [.A182]*512/64 + [.A182]*512*512/64)*8/(1024*1024)" office:value-type="float" office:value="5.67852783203125" calcext:value-type="float">
            <text:p>5.67852783203125</text:p>
          </table:table-cell>
          <table:table-cell table:formula="of:=((8 + 8 + [.A182]*512/64 + 8 + [.A182]*512/64 + [.A182]*512*512/64)*8 + [.A182]*512*512)/(1024*1024)" office:value-type="float" office:value="50.9285278320313" calcext:value-type="float">
            <text:p>50.92852783203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8 + 8 + [.A183]*512/64 + 8 + [.A183]*512/64 + [.A183]*512*512/64)*8/(1024*1024)" office:value-type="float" office:value="5.70989990234375" calcext:value-type="float">
            <text:p>5.70989990234375</text:p>
          </table:table-cell>
          <table:table-cell table:formula="of:=((8 + 8 + [.A183]*512/64 + 8 + [.A183]*512/64 + [.A183]*512*512/64)*8 + [.A183]*512*512)/(1024*1024)" office:value-type="float" office:value="51.2098999023438" calcext:value-type="float">
            <text:p>51.20989990234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8 + 8 + [.A184]*512/64 + 8 + [.A184]*512/64 + [.A184]*512*512/64)*8/(1024*1024)" office:value-type="float" office:value="5.74127197265625" calcext:value-type="float">
            <text:p>5.74127197265625</text:p>
          </table:table-cell>
          <table:table-cell table:formula="of:=((8 + 8 + [.A184]*512/64 + 8 + [.A184]*512/64 + [.A184]*512*512/64)*8 + [.A184]*512*512)/(1024*1024)" office:value-type="float" office:value="51.4912719726563" calcext:value-type="float">
            <text:p>51.491271972656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8 + 8 + [.A185]*512/64 + 8 + [.A185]*512/64 + [.A185]*512*512/64)*8/(1024*1024)" office:value-type="float" office:value="5.77264404296875" calcext:value-type="float">
            <text:p>5.77264404296875</text:p>
          </table:table-cell>
          <table:table-cell table:formula="of:=((8 + 8 + [.A185]*512/64 + 8 + [.A185]*512/64 + [.A185]*512*512/64)*8 + [.A185]*512*512)/(1024*1024)" office:value-type="float" office:value="51.7726440429688" calcext:value-type="float">
            <text:p>51.772644042968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8 + 8 + [.A186]*512/64 + 8 + [.A186]*512/64 + [.A186]*512*512/64)*8/(1024*1024)" office:value-type="float" office:value="5.80401611328125" calcext:value-type="float">
            <text:p>5.80401611328125</text:p>
          </table:table-cell>
          <table:table-cell table:formula="of:=((8 + 8 + [.A186]*512/64 + 8 + [.A186]*512/64 + [.A186]*512*512/64)*8 + [.A186]*512*512)/(1024*1024)" office:value-type="float" office:value="52.0540161132813" calcext:value-type="float">
            <text:p>52.054016113281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8 + 8 + [.A187]*512/64 + 8 + [.A187]*512/64 + [.A187]*512*512/64)*8/(1024*1024)" office:value-type="float" office:value="5.83538818359375" calcext:value-type="float">
            <text:p>5.83538818359375</text:p>
          </table:table-cell>
          <table:table-cell table:formula="of:=((8 + 8 + [.A187]*512/64 + 8 + [.A187]*512/64 + [.A187]*512*512/64)*8 + [.A187]*512*512)/(1024*1024)" office:value-type="float" office:value="52.3353881835938" calcext:value-type="float">
            <text:p>52.335388183593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8 + 8 + [.A188]*512/64 + 8 + [.A188]*512/64 + [.A188]*512*512/64)*8/(1024*1024)" office:value-type="float" office:value="5.86676025390625" calcext:value-type="float">
            <text:p>5.86676025390625</text:p>
          </table:table-cell>
          <table:table-cell table:formula="of:=((8 + 8 + [.A188]*512/64 + 8 + [.A188]*512/64 + [.A188]*512*512/64)*8 + [.A188]*512*512)/(1024*1024)" office:value-type="float" office:value="52.6167602539063" calcext:value-type="float">
            <text:p>52.616760253906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8 + 8 + [.A189]*512/64 + 8 + [.A189]*512/64 + [.A189]*512*512/64)*8/(1024*1024)" office:value-type="float" office:value="5.89813232421875" calcext:value-type="float">
            <text:p>5.89813232421875</text:p>
          </table:table-cell>
          <table:table-cell table:formula="of:=((8 + 8 + [.A189]*512/64 + 8 + [.A189]*512/64 + [.A189]*512*512/64)*8 + [.A189]*512*512)/(1024*1024)" office:value-type="float" office:value="52.8981323242188" calcext:value-type="float">
            <text:p>52.8981323242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8 + 8 + [.A190]*512/64 + 8 + [.A190]*512/64 + [.A190]*512*512/64)*8/(1024*1024)" office:value-type="float" office:value="5.92950439453125" calcext:value-type="float">
            <text:p>5.92950439453125</text:p>
          </table:table-cell>
          <table:table-cell table:formula="of:=((8 + 8 + [.A190]*512/64 + 8 + [.A190]*512/64 + [.A190]*512*512/64)*8 + [.A190]*512*512)/(1024*1024)" office:value-type="float" office:value="53.1795043945313" calcext:value-type="float">
            <text:p>53.17950439453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8 + 8 + [.A191]*512/64 + 8 + [.A191]*512/64 + [.A191]*512*512/64)*8/(1024*1024)" office:value-type="float" office:value="5.96087646484375" calcext:value-type="float">
            <text:p>5.96087646484375</text:p>
          </table:table-cell>
          <table:table-cell table:formula="of:=((8 + 8 + [.A191]*512/64 + 8 + [.A191]*512/64 + [.A191]*512*512/64)*8 + [.A191]*512*512)/(1024*1024)" office:value-type="float" office:value="53.4608764648438" calcext:value-type="float">
            <text:p>53.460876464843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8 + 8 + [.A192]*512/64 + 8 + [.A192]*512/64 + [.A192]*512*512/64)*8/(1024*1024)" office:value-type="float" office:value="5.99224853515625" calcext:value-type="float">
            <text:p>5.99224853515625</text:p>
          </table:table-cell>
          <table:table-cell table:formula="of:=((8 + 8 + [.A192]*512/64 + 8 + [.A192]*512/64 + [.A192]*512*512/64)*8 + [.A192]*512*512)/(1024*1024)" office:value-type="float" office:value="53.7422485351563" calcext:value-type="float">
            <text:p>53.742248535156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8 + 8 + [.A193]*512/64 + 8 + [.A193]*512/64 + [.A193]*512*512/64)*8/(1024*1024)" office:value-type="float" office:value="6.02362060546875" calcext:value-type="float">
            <text:p>6.02362060546875</text:p>
          </table:table-cell>
          <table:table-cell table:formula="of:=((8 + 8 + [.A193]*512/64 + 8 + [.A193]*512/64 + [.A193]*512*512/64)*8 + [.A193]*512*512)/(1024*1024)" office:value-type="float" office:value="54.0236206054688" calcext:value-type="float">
            <text:p>54.023620605468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8 + 8 + [.A194]*512/64 + 8 + [.A194]*512/64 + [.A194]*512*512/64)*8/(1024*1024)" office:value-type="float" office:value="6.05499267578125" calcext:value-type="float">
            <text:p>6.05499267578125</text:p>
          </table:table-cell>
          <table:table-cell table:formula="of:=((8 + 8 + [.A194]*512/64 + 8 + [.A194]*512/64 + [.A194]*512*512/64)*8 + [.A194]*512*512)/(1024*1024)" office:value-type="float" office:value="54.3049926757813" calcext:value-type="float">
            <text:p>54.304992675781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8 + 8 + [.A195]*512/64 + 8 + [.A195]*512/64 + [.A195]*512*512/64)*8/(1024*1024)" office:value-type="float" office:value="6.08636474609375" calcext:value-type="float">
            <text:p>6.08636474609375</text:p>
          </table:table-cell>
          <table:table-cell table:formula="of:=((8 + 8 + [.A195]*512/64 + 8 + [.A195]*512/64 + [.A195]*512*512/64)*8 + [.A195]*512*512)/(1024*1024)" office:value-type="float" office:value="54.5863647460938" calcext:value-type="float">
            <text:p>54.586364746093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8 + 8 + [.A196]*512/64 + 8 + [.A196]*512/64 + [.A196]*512*512/64)*8/(1024*1024)" office:value-type="float" office:value="6.11773681640625" calcext:value-type="float">
            <text:p>6.11773681640625</text:p>
          </table:table-cell>
          <table:table-cell table:formula="of:=((8 + 8 + [.A196]*512/64 + 8 + [.A196]*512/64 + [.A196]*512*512/64)*8 + [.A196]*512*512)/(1024*1024)" office:value-type="float" office:value="54.8677368164063" calcext:value-type="float">
            <text:p>54.867736816406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8 + 8 + [.A197]*512/64 + 8 + [.A197]*512/64 + [.A197]*512*512/64)*8/(1024*1024)" office:value-type="float" office:value="6.14910888671875" calcext:value-type="float">
            <text:p>6.14910888671875</text:p>
          </table:table-cell>
          <table:table-cell table:formula="of:=((8 + 8 + [.A197]*512/64 + 8 + [.A197]*512/64 + [.A197]*512*512/64)*8 + [.A197]*512*512)/(1024*1024)" office:value-type="float" office:value="55.1491088867188" calcext:value-type="float">
            <text:p>55.149108886718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8 + 8 + [.A198]*512/64 + 8 + [.A198]*512/64 + [.A198]*512*512/64)*8/(1024*1024)" office:value-type="float" office:value="6.18048095703125" calcext:value-type="float">
            <text:p>6.18048095703125</text:p>
          </table:table-cell>
          <table:table-cell table:formula="of:=((8 + 8 + [.A198]*512/64 + 8 + [.A198]*512/64 + [.A198]*512*512/64)*8 + [.A198]*512*512)/(1024*1024)" office:value-type="float" office:value="55.4304809570313" calcext:value-type="float">
            <text:p>55.430480957031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8 + 8 + [.A199]*512/64 + 8 + [.A199]*512/64 + [.A199]*512*512/64)*8/(1024*1024)" office:value-type="float" office:value="6.21185302734375" calcext:value-type="float">
            <text:p>6.21185302734375</text:p>
          </table:table-cell>
          <table:table-cell table:formula="of:=((8 + 8 + [.A199]*512/64 + 8 + [.A199]*512/64 + [.A199]*512*512/64)*8 + [.A199]*512*512)/(1024*1024)" office:value-type="float" office:value="55.7118530273438" calcext:value-type="float">
            <text:p>55.711853027343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8 + 8 + [.A200]*512/64 + 8 + [.A200]*512/64 + [.A200]*512*512/64)*8/(1024*1024)" office:value-type="float" office:value="6.24322509765625" calcext:value-type="float">
            <text:p>6.24322509765625</text:p>
          </table:table-cell>
          <table:table-cell table:formula="of:=((8 + 8 + [.A200]*512/64 + 8 + [.A200]*512/64 + [.A200]*512*512/64)*8 + [.A200]*512*512)/(1024*1024)" office:value-type="float" office:value="55.9932250976563" calcext:value-type="float">
            <text:p>55.99322509765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8 + 8 + [.A201]*512/64 + 8 + [.A201]*512/64 + [.A201]*512*512/64)*8/(1024*1024)" office:value-type="float" office:value="6.27459716796875" calcext:value-type="float">
            <text:p>6.27459716796875</text:p>
          </table:table-cell>
          <table:table-cell table:formula="of:=((8 + 8 + [.A201]*512/64 + 8 + [.A201]*512/64 + [.A201]*512*512/64)*8 + [.A201]*512*512)/(1024*1024)" office:value-type="float" office:value="56.2745971679688" calcext:value-type="float">
            <text:p>56.274597167968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(8 + 8 + [.A202]*512/64 + 8 + [.A202]*512/64 + [.A202]*512*512/64)*8/(1024*1024)" office:value-type="float" office:value="6.30596923828125" calcext:value-type="float">
            <text:p>6.30596923828125</text:p>
          </table:table-cell>
          <table:table-cell table:formula="of:=((8 + 8 + [.A202]*512/64 + 8 + [.A202]*512/64 + [.A202]*512*512/64)*8 + [.A202]*512*512)/(1024*1024)" office:value-type="float" office:value="56.5559692382813" calcext:value-type="float">
            <text:p>56.55596923828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8 + 8 + [.A203]*512/64 + 8 + [.A203]*512/64 + [.A203]*512*512/64)*8/(1024*1024)" office:value-type="float" office:value="6.33734130859375" calcext:value-type="float">
            <text:p>6.33734130859375</text:p>
          </table:table-cell>
          <table:table-cell table:formula="of:=((8 + 8 + [.A203]*512/64 + 8 + [.A203]*512/64 + [.A203]*512*512/64)*8 + [.A203]*512*512)/(1024*1024)" office:value-type="float" office:value="56.8373413085938" calcext:value-type="float">
            <text:p>56.837341308593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8 + 8 + [.A204]*512/64 + 8 + [.A204]*512/64 + [.A204]*512*512/64)*8/(1024*1024)" office:value-type="float" office:value="6.36871337890625" calcext:value-type="float">
            <text:p>6.36871337890625</text:p>
          </table:table-cell>
          <table:table-cell table:formula="of:=((8 + 8 + [.A204]*512/64 + 8 + [.A204]*512/64 + [.A204]*512*512/64)*8 + [.A204]*512*512)/(1024*1024)" office:value-type="float" office:value="57.1187133789063" calcext:value-type="float">
            <text:p>57.118713378906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8 + 8 + [.A205]*512/64 + 8 + [.A205]*512/64 + [.A205]*512*512/64)*8/(1024*1024)" office:value-type="float" office:value="6.40008544921875" calcext:value-type="float">
            <text:p>6.40008544921875</text:p>
          </table:table-cell>
          <table:table-cell table:formula="of:=((8 + 8 + [.A205]*512/64 + 8 + [.A205]*512/64 + [.A205]*512*512/64)*8 + [.A205]*512*512)/(1024*1024)" office:value-type="float" office:value="57.4000854492188" calcext:value-type="float">
            <text:p>57.400085449218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(8 + 8 + [.A206]*512/64 + 8 + [.A206]*512/64 + [.A206]*512*512/64)*8/(1024*1024)" office:value-type="float" office:value="6.43145751953125" calcext:value-type="float">
            <text:p>6.43145751953125</text:p>
          </table:table-cell>
          <table:table-cell table:formula="of:=((8 + 8 + [.A206]*512/64 + 8 + [.A206]*512/64 + [.A206]*512*512/64)*8 + [.A206]*512*512)/(1024*1024)" office:value-type="float" office:value="57.6814575195313" calcext:value-type="float">
            <text:p>57.68145751953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8 + 8 + [.A207]*512/64 + 8 + [.A207]*512/64 + [.A207]*512*512/64)*8/(1024*1024)" office:value-type="float" office:value="6.46282958984375" calcext:value-type="float">
            <text:p>6.46282958984375</text:p>
          </table:table-cell>
          <table:table-cell table:formula="of:=((8 + 8 + [.A207]*512/64 + 8 + [.A207]*512/64 + [.A207]*512*512/64)*8 + [.A207]*512*512)/(1024*1024)" office:value-type="float" office:value="57.9628295898438" calcext:value-type="float">
            <text:p>57.962829589843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8 + 8 + [.A208]*512/64 + 8 + [.A208]*512/64 + [.A208]*512*512/64)*8/(1024*1024)" office:value-type="float" office:value="6.49420166015625" calcext:value-type="float">
            <text:p>6.49420166015625</text:p>
          </table:table-cell>
          <table:table-cell table:formula="of:=((8 + 8 + [.A208]*512/64 + 8 + [.A208]*512/64 + [.A208]*512*512/64)*8 + [.A208]*512*512)/(1024*1024)" office:value-type="float" office:value="58.2442016601563" calcext:value-type="float">
            <text:p>58.244201660156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8 + 8 + [.A209]*512/64 + 8 + [.A209]*512/64 + [.A209]*512*512/64)*8/(1024*1024)" office:value-type="float" office:value="6.52557373046875" calcext:value-type="float">
            <text:p>6.52557373046875</text:p>
          </table:table-cell>
          <table:table-cell table:formula="of:=((8 + 8 + [.A209]*512/64 + 8 + [.A209]*512/64 + [.A209]*512*512/64)*8 + [.A209]*512*512)/(1024*1024)" office:value-type="float" office:value="58.5255737304688" calcext:value-type="float">
            <text:p>58.525573730468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8 + 8 + [.A210]*512/64 + 8 + [.A210]*512/64 + [.A210]*512*512/64)*8/(1024*1024)" office:value-type="float" office:value="6.55694580078125" calcext:value-type="float">
            <text:p>6.55694580078125</text:p>
          </table:table-cell>
          <table:table-cell table:formula="of:=((8 + 8 + [.A210]*512/64 + 8 + [.A210]*512/64 + [.A210]*512*512/64)*8 + [.A210]*512*512)/(1024*1024)" office:value-type="float" office:value="58.8069458007813" calcext:value-type="float">
            <text:p>58.80694580078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8 + 8 + [.A211]*512/64 + 8 + [.A211]*512/64 + [.A211]*512*512/64)*8/(1024*1024)" office:value-type="float" office:value="6.58831787109375" calcext:value-type="float">
            <text:p>6.58831787109375</text:p>
          </table:table-cell>
          <table:table-cell table:formula="of:=((8 + 8 + [.A211]*512/64 + 8 + [.A211]*512/64 + [.A211]*512*512/64)*8 + [.A211]*512*512)/(1024*1024)" office:value-type="float" office:value="59.0883178710938" calcext:value-type="float">
            <text:p>59.088317871093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(8 + 8 + [.A212]*512/64 + 8 + [.A212]*512/64 + [.A212]*512*512/64)*8/(1024*1024)" office:value-type="float" office:value="6.61968994140625" calcext:value-type="float">
            <text:p>6.61968994140625</text:p>
          </table:table-cell>
          <table:table-cell table:formula="of:=((8 + 8 + [.A212]*512/64 + 8 + [.A212]*512/64 + [.A212]*512*512/64)*8 + [.A212]*512*512)/(1024*1024)" office:value-type="float" office:value="59.3696899414063" calcext:value-type="float">
            <text:p>59.369689941406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8 + 8 + [.A213]*512/64 + 8 + [.A213]*512/64 + [.A213]*512*512/64)*8/(1024*1024)" office:value-type="float" office:value="6.65106201171875" calcext:value-type="float">
            <text:p>6.65106201171875</text:p>
          </table:table-cell>
          <table:table-cell table:formula="of:=((8 + 8 + [.A213]*512/64 + 8 + [.A213]*512/64 + [.A213]*512*512/64)*8 + [.A213]*512*512)/(1024*1024)" office:value-type="float" office:value="59.6510620117188" calcext:value-type="float">
            <text:p>59.651062011718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8 + 8 + [.A214]*512/64 + 8 + [.A214]*512/64 + [.A214]*512*512/64)*8/(1024*1024)" office:value-type="float" office:value="6.68243408203125" calcext:value-type="float">
            <text:p>6.68243408203125</text:p>
          </table:table-cell>
          <table:table-cell table:formula="of:=((8 + 8 + [.A214]*512/64 + 8 + [.A214]*512/64 + [.A214]*512*512/64)*8 + [.A214]*512*512)/(1024*1024)" office:value-type="float" office:value="59.9324340820313" calcext:value-type="float">
            <text:p>59.93243408203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8 + 8 + [.A215]*512/64 + 8 + [.A215]*512/64 + [.A215]*512*512/64)*8/(1024*1024)" office:value-type="float" office:value="6.71380615234375" calcext:value-type="float">
            <text:p>6.71380615234375</text:p>
          </table:table-cell>
          <table:table-cell table:formula="of:=((8 + 8 + [.A215]*512/64 + 8 + [.A215]*512/64 + [.A215]*512*512/64)*8 + [.A215]*512*512)/(1024*1024)" office:value-type="float" office:value="60.2138061523438" calcext:value-type="float">
            <text:p>60.213806152343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8 + 8 + [.A216]*512/64 + 8 + [.A216]*512/64 + [.A216]*512*512/64)*8/(1024*1024)" office:value-type="float" office:value="6.74517822265625" calcext:value-type="float">
            <text:p>6.74517822265625</text:p>
          </table:table-cell>
          <table:table-cell table:formula="of:=((8 + 8 + [.A216]*512/64 + 8 + [.A216]*512/64 + [.A216]*512*512/64)*8 + [.A216]*512*512)/(1024*1024)" office:value-type="float" office:value="60.4951782226563" calcext:value-type="float">
            <text:p>60.495178222656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8 + 8 + [.A217]*512/64 + 8 + [.A217]*512/64 + [.A217]*512*512/64)*8/(1024*1024)" office:value-type="float" office:value="6.77655029296875" calcext:value-type="float">
            <text:p>6.77655029296875</text:p>
          </table:table-cell>
          <table:table-cell table:formula="of:=((8 + 8 + [.A217]*512/64 + 8 + [.A217]*512/64 + [.A217]*512*512/64)*8 + [.A217]*512*512)/(1024*1024)" office:value-type="float" office:value="60.7765502929688" calcext:value-type="float">
            <text:p>60.776550292968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(8 + 8 + [.A218]*512/64 + 8 + [.A218]*512/64 + [.A218]*512*512/64)*8/(1024*1024)" office:value-type="float" office:value="6.80792236328125" calcext:value-type="float">
            <text:p>6.80792236328125</text:p>
          </table:table-cell>
          <table:table-cell table:formula="of:=((8 + 8 + [.A218]*512/64 + 8 + [.A218]*512/64 + [.A218]*512*512/64)*8 + [.A218]*512*512)/(1024*1024)" office:value-type="float" office:value="61.0579223632813" calcext:value-type="float">
            <text:p>61.057922363281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8 + 8 + [.A219]*512/64 + 8 + [.A219]*512/64 + [.A219]*512*512/64)*8/(1024*1024)" office:value-type="float" office:value="6.83929443359375" calcext:value-type="float">
            <text:p>6.83929443359375</text:p>
          </table:table-cell>
          <table:table-cell table:formula="of:=((8 + 8 + [.A219]*512/64 + 8 + [.A219]*512/64 + [.A219]*512*512/64)*8 + [.A219]*512*512)/(1024*1024)" office:value-type="float" office:value="61.3392944335938" calcext:value-type="float">
            <text:p>61.339294433593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(8 + 8 + [.A220]*512/64 + 8 + [.A220]*512/64 + [.A220]*512*512/64)*8/(1024*1024)" office:value-type="float" office:value="6.87066650390625" calcext:value-type="float">
            <text:p>6.87066650390625</text:p>
          </table:table-cell>
          <table:table-cell table:formula="of:=((8 + 8 + [.A220]*512/64 + 8 + [.A220]*512/64 + [.A220]*512*512/64)*8 + [.A220]*512*512)/(1024*1024)" office:value-type="float" office:value="61.6206665039063" calcext:value-type="float">
            <text:p>61.620666503906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8 + 8 + [.A221]*512/64 + 8 + [.A221]*512/64 + [.A221]*512*512/64)*8/(1024*1024)" office:value-type="float" office:value="6.90203857421875" calcext:value-type="float">
            <text:p>6.90203857421875</text:p>
          </table:table-cell>
          <table:table-cell table:formula="of:=((8 + 8 + [.A221]*512/64 + 8 + [.A221]*512/64 + [.A221]*512*512/64)*8 + [.A221]*512*512)/(1024*1024)" office:value-type="float" office:value="61.9020385742188" calcext:value-type="float">
            <text:p>61.902038574218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8 + 8 + [.A222]*512/64 + 8 + [.A222]*512/64 + [.A222]*512*512/64)*8/(1024*1024)" office:value-type="float" office:value="6.93341064453125" calcext:value-type="float">
            <text:p>6.93341064453125</text:p>
          </table:table-cell>
          <table:table-cell table:formula="of:=((8 + 8 + [.A222]*512/64 + 8 + [.A222]*512/64 + [.A222]*512*512/64)*8 + [.A222]*512*512)/(1024*1024)" office:value-type="float" office:value="62.1834106445313" calcext:value-type="float">
            <text:p>62.183410644531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(8 + 8 + [.A223]*512/64 + 8 + [.A223]*512/64 + [.A223]*512*512/64)*8/(1024*1024)" office:value-type="float" office:value="6.96478271484375" calcext:value-type="float">
            <text:p>6.96478271484375</text:p>
          </table:table-cell>
          <table:table-cell table:formula="of:=((8 + 8 + [.A223]*512/64 + 8 + [.A223]*512/64 + [.A223]*512*512/64)*8 + [.A223]*512*512)/(1024*1024)" office:value-type="float" office:value="62.4647827148438" calcext:value-type="float">
            <text:p>62.464782714843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8 + 8 + [.A224]*512/64 + 8 + [.A224]*512/64 + [.A224]*512*512/64)*8/(1024*1024)" office:value-type="float" office:value="6.99615478515625" calcext:value-type="float">
            <text:p>6.99615478515625</text:p>
          </table:table-cell>
          <table:table-cell table:formula="of:=((8 + 8 + [.A224]*512/64 + 8 + [.A224]*512/64 + [.A224]*512*512/64)*8 + [.A224]*512*512)/(1024*1024)" office:value-type="float" office:value="62.7461547851563" calcext:value-type="float">
            <text:p>62.746154785156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8 + 8 + [.A225]*512/64 + 8 + [.A225]*512/64 + [.A225]*512*512/64)*8/(1024*1024)" office:value-type="float" office:value="7.02752685546875" calcext:value-type="float">
            <text:p>7.02752685546875</text:p>
          </table:table-cell>
          <table:table-cell table:formula="of:=((8 + 8 + [.A225]*512/64 + 8 + [.A225]*512/64 + [.A225]*512*512/64)*8 + [.A225]*512*512)/(1024*1024)" office:value-type="float" office:value="63.0275268554688" calcext:value-type="float">
            <text:p>63.027526855468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8 + 8 + [.A226]*512/64 + 8 + [.A226]*512/64 + [.A226]*512*512/64)*8/(1024*1024)" office:value-type="float" office:value="7.05889892578125" calcext:value-type="float">
            <text:p>7.05889892578125</text:p>
          </table:table-cell>
          <table:table-cell table:formula="of:=((8 + 8 + [.A226]*512/64 + 8 + [.A226]*512/64 + [.A226]*512*512/64)*8 + [.A226]*512*512)/(1024*1024)" office:value-type="float" office:value="63.3088989257813" calcext:value-type="float">
            <text:p>63.308898925781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(8 + 8 + [.A227]*512/64 + 8 + [.A227]*512/64 + [.A227]*512*512/64)*8/(1024*1024)" office:value-type="float" office:value="7.09027099609375" calcext:value-type="float">
            <text:p>7.09027099609375</text:p>
          </table:table-cell>
          <table:table-cell table:formula="of:=((8 + 8 + [.A227]*512/64 + 8 + [.A227]*512/64 + [.A227]*512*512/64)*8 + [.A227]*512*512)/(1024*1024)" office:value-type="float" office:value="63.5902709960938" calcext:value-type="float">
            <text:p>63.590270996093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(8 + 8 + [.A228]*512/64 + 8 + [.A228]*512/64 + [.A228]*512*512/64)*8/(1024*1024)" office:value-type="float" office:value="7.12164306640625" calcext:value-type="float">
            <text:p>7.12164306640625</text:p>
          </table:table-cell>
          <table:table-cell table:formula="of:=((8 + 8 + [.A228]*512/64 + 8 + [.A228]*512/64 + [.A228]*512*512/64)*8 + [.A228]*512*512)/(1024*1024)" office:value-type="float" office:value="63.8716430664063" calcext:value-type="float">
            <text:p>63.871643066406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8 + 8 + [.A229]*512/64 + 8 + [.A229]*512/64 + [.A229]*512*512/64)*8/(1024*1024)" office:value-type="float" office:value="7.15301513671875" calcext:value-type="float">
            <text:p>7.15301513671875</text:p>
          </table:table-cell>
          <table:table-cell table:formula="of:=((8 + 8 + [.A229]*512/64 + 8 + [.A229]*512/64 + [.A229]*512*512/64)*8 + [.A229]*512*512)/(1024*1024)" office:value-type="float" office:value="64.1530151367188" calcext:value-type="float">
            <text:p>64.153015136718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(8 + 8 + [.A230]*512/64 + 8 + [.A230]*512/64 + [.A230]*512*512/64)*8/(1024*1024)" office:value-type="float" office:value="7.18438720703125" calcext:value-type="float">
            <text:p>7.18438720703125</text:p>
          </table:table-cell>
          <table:table-cell table:formula="of:=((8 + 8 + [.A230]*512/64 + 8 + [.A230]*512/64 + [.A230]*512*512/64)*8 + [.A230]*512*512)/(1024*1024)" office:value-type="float" office:value="64.4343872070313" calcext:value-type="float">
            <text:p>64.43438720703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8 + 8 + [.A231]*512/64 + 8 + [.A231]*512/64 + [.A231]*512*512/64)*8/(1024*1024)" office:value-type="float" office:value="7.21575927734375" calcext:value-type="float">
            <text:p>7.21575927734375</text:p>
          </table:table-cell>
          <table:table-cell table:formula="of:=((8 + 8 + [.A231]*512/64 + 8 + [.A231]*512/64 + [.A231]*512*512/64)*8 + [.A231]*512*512)/(1024*1024)" office:value-type="float" office:value="64.7157592773438" calcext:value-type="float">
            <text:p>64.715759277343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8 + 8 + [.A232]*512/64 + 8 + [.A232]*512/64 + [.A232]*512*512/64)*8/(1024*1024)" office:value-type="float" office:value="7.24713134765625" calcext:value-type="float">
            <text:p>7.24713134765625</text:p>
          </table:table-cell>
          <table:table-cell table:formula="of:=((8 + 8 + [.A232]*512/64 + 8 + [.A232]*512/64 + [.A232]*512*512/64)*8 + [.A232]*512*512)/(1024*1024)" office:value-type="float" office:value="64.9971313476563" calcext:value-type="float">
            <text:p>64.997131347656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8 + 8 + [.A233]*512/64 + 8 + [.A233]*512/64 + [.A233]*512*512/64)*8/(1024*1024)" office:value-type="float" office:value="7.27850341796875" calcext:value-type="float">
            <text:p>7.27850341796875</text:p>
          </table:table-cell>
          <table:table-cell table:formula="of:=((8 + 8 + [.A233]*512/64 + 8 + [.A233]*512/64 + [.A233]*512*512/64)*8 + [.A233]*512*512)/(1024*1024)" office:value-type="float" office:value="65.2785034179688" calcext:value-type="float">
            <text:p>65.278503417968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8 + 8 + [.A234]*512/64 + 8 + [.A234]*512/64 + [.A234]*512*512/64)*8/(1024*1024)" office:value-type="float" office:value="7.30987548828125" calcext:value-type="float">
            <text:p>7.30987548828125</text:p>
          </table:table-cell>
          <table:table-cell table:formula="of:=((8 + 8 + [.A234]*512/64 + 8 + [.A234]*512/64 + [.A234]*512*512/64)*8 + [.A234]*512*512)/(1024*1024)" office:value-type="float" office:value="65.5598754882813" calcext:value-type="float">
            <text:p>65.559875488281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(8 + 8 + [.A235]*512/64 + 8 + [.A235]*512/64 + [.A235]*512*512/64)*8/(1024*1024)" office:value-type="float" office:value="7.34124755859375" calcext:value-type="float">
            <text:p>7.34124755859375</text:p>
          </table:table-cell>
          <table:table-cell table:formula="of:=((8 + 8 + [.A235]*512/64 + 8 + [.A235]*512/64 + [.A235]*512*512/64)*8 + [.A235]*512*512)/(1024*1024)" office:value-type="float" office:value="65.8412475585938" calcext:value-type="float">
            <text:p>65.841247558593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8 + 8 + [.A236]*512/64 + 8 + [.A236]*512/64 + [.A236]*512*512/64)*8/(1024*1024)" office:value-type="float" office:value="7.37261962890625" calcext:value-type="float">
            <text:p>7.37261962890625</text:p>
          </table:table-cell>
          <table:table-cell table:formula="of:=((8 + 8 + [.A236]*512/64 + 8 + [.A236]*512/64 + [.A236]*512*512/64)*8 + [.A236]*512*512)/(1024*1024)" office:value-type="float" office:value="66.1226196289063" calcext:value-type="float">
            <text:p>66.122619628906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8 + 8 + [.A237]*512/64 + 8 + [.A237]*512/64 + [.A237]*512*512/64)*8/(1024*1024)" office:value-type="float" office:value="7.40399169921875" calcext:value-type="float">
            <text:p>7.40399169921875</text:p>
          </table:table-cell>
          <table:table-cell table:formula="of:=((8 + 8 + [.A237]*512/64 + 8 + [.A237]*512/64 + [.A237]*512*512/64)*8 + [.A237]*512*512)/(1024*1024)" office:value-type="float" office:value="66.4039916992188" calcext:value-type="float">
            <text:p>66.403991699218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8 + 8 + [.A238]*512/64 + 8 + [.A238]*512/64 + [.A238]*512*512/64)*8/(1024*1024)" office:value-type="float" office:value="7.43536376953125" calcext:value-type="float">
            <text:p>7.43536376953125</text:p>
          </table:table-cell>
          <table:table-cell table:formula="of:=((8 + 8 + [.A238]*512/64 + 8 + [.A238]*512/64 + [.A238]*512*512/64)*8 + [.A238]*512*512)/(1024*1024)" office:value-type="float" office:value="66.6853637695313" calcext:value-type="float">
            <text:p>66.685363769531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(8 + 8 + [.A239]*512/64 + 8 + [.A239]*512/64 + [.A239]*512*512/64)*8/(1024*1024)" office:value-type="float" office:value="7.46673583984375" calcext:value-type="float">
            <text:p>7.46673583984375</text:p>
          </table:table-cell>
          <table:table-cell table:formula="of:=((8 + 8 + [.A239]*512/64 + 8 + [.A239]*512/64 + [.A239]*512*512/64)*8 + [.A239]*512*512)/(1024*1024)" office:value-type="float" office:value="66.9667358398438" calcext:value-type="float">
            <text:p>66.96673583984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8 + 8 + [.A240]*512/64 + 8 + [.A240]*512/64 + [.A240]*512*512/64)*8/(1024*1024)" office:value-type="float" office:value="7.49810791015625" calcext:value-type="float">
            <text:p>7.49810791015625</text:p>
          </table:table-cell>
          <table:table-cell table:formula="of:=((8 + 8 + [.A240]*512/64 + 8 + [.A240]*512/64 + [.A240]*512*512/64)*8 + [.A240]*512*512)/(1024*1024)" office:value-type="float" office:value="67.2481079101563" calcext:value-type="float">
            <text:p>67.248107910156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8 + 8 + [.A241]*512/64 + 8 + [.A241]*512/64 + [.A241]*512*512/64)*8/(1024*1024)" office:value-type="float" office:value="7.52947998046875" calcext:value-type="float">
            <text:p>7.52947998046875</text:p>
          </table:table-cell>
          <table:table-cell table:formula="of:=((8 + 8 + [.A241]*512/64 + 8 + [.A241]*512/64 + [.A241]*512*512/64)*8 + [.A241]*512*512)/(1024*1024)" office:value-type="float" office:value="67.5294799804688" calcext:value-type="float">
            <text:p>67.529479980468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(8 + 8 + [.A242]*512/64 + 8 + [.A242]*512/64 + [.A242]*512*512/64)*8/(1024*1024)" office:value-type="float" office:value="7.56085205078125" calcext:value-type="float">
            <text:p>7.56085205078125</text:p>
          </table:table-cell>
          <table:table-cell table:formula="of:=((8 + 8 + [.A242]*512/64 + 8 + [.A242]*512/64 + [.A242]*512*512/64)*8 + [.A242]*512*512)/(1024*1024)" office:value-type="float" office:value="67.8108520507813" calcext:value-type="float">
            <text:p>67.810852050781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(8 + 8 + [.A243]*512/64 + 8 + [.A243]*512/64 + [.A243]*512*512/64)*8/(1024*1024)" office:value-type="float" office:value="7.59222412109375" calcext:value-type="float">
            <text:p>7.59222412109375</text:p>
          </table:table-cell>
          <table:table-cell table:formula="of:=((8 + 8 + [.A243]*512/64 + 8 + [.A243]*512/64 + [.A243]*512*512/64)*8 + [.A243]*512*512)/(1024*1024)" office:value-type="float" office:value="68.0922241210938" calcext:value-type="float">
            <text:p>68.092224121093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8 + 8 + [.A244]*512/64 + 8 + [.A244]*512/64 + [.A244]*512*512/64)*8/(1024*1024)" office:value-type="float" office:value="7.62359619140625" calcext:value-type="float">
            <text:p>7.62359619140625</text:p>
          </table:table-cell>
          <table:table-cell table:formula="of:=((8 + 8 + [.A244]*512/64 + 8 + [.A244]*512/64 + [.A244]*512*512/64)*8 + [.A244]*512*512)/(1024*1024)" office:value-type="float" office:value="68.3735961914063" calcext:value-type="float">
            <text:p>68.373596191406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8 + 8 + [.A245]*512/64 + 8 + [.A245]*512/64 + [.A245]*512*512/64)*8/(1024*1024)" office:value-type="float" office:value="7.65496826171875" calcext:value-type="float">
            <text:p>7.65496826171875</text:p>
          </table:table-cell>
          <table:table-cell table:formula="of:=((8 + 8 + [.A245]*512/64 + 8 + [.A245]*512/64 + [.A245]*512*512/64)*8 + [.A245]*512*512)/(1024*1024)" office:value-type="float" office:value="68.6549682617188" calcext:value-type="float">
            <text:p>68.654968261718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8 + 8 + [.A246]*512/64 + 8 + [.A246]*512/64 + [.A246]*512*512/64)*8/(1024*1024)" office:value-type="float" office:value="7.68634033203125" calcext:value-type="float">
            <text:p>7.68634033203125</text:p>
          </table:table-cell>
          <table:table-cell table:formula="of:=((8 + 8 + [.A246]*512/64 + 8 + [.A246]*512/64 + [.A246]*512*512/64)*8 + [.A246]*512*512)/(1024*1024)" office:value-type="float" office:value="68.9363403320313" calcext:value-type="float">
            <text:p>68.936340332031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8 + 8 + [.A247]*512/64 + 8 + [.A247]*512/64 + [.A247]*512*512/64)*8/(1024*1024)" office:value-type="float" office:value="7.71771240234375" calcext:value-type="float">
            <text:p>7.71771240234375</text:p>
          </table:table-cell>
          <table:table-cell table:formula="of:=((8 + 8 + [.A247]*512/64 + 8 + [.A247]*512/64 + [.A247]*512*512/64)*8 + [.A247]*512*512)/(1024*1024)" office:value-type="float" office:value="69.2177124023438" calcext:value-type="float">
            <text:p>69.217712402343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8 + 8 + [.A248]*512/64 + 8 + [.A248]*512/64 + [.A248]*512*512/64)*8/(1024*1024)" office:value-type="float" office:value="7.74908447265625" calcext:value-type="float">
            <text:p>7.74908447265625</text:p>
          </table:table-cell>
          <table:table-cell table:formula="of:=((8 + 8 + [.A248]*512/64 + 8 + [.A248]*512/64 + [.A248]*512*512/64)*8 + [.A248]*512*512)/(1024*1024)" office:value-type="float" office:value="69.4990844726563" calcext:value-type="float">
            <text:p>69.499084472656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8 + 8 + [.A249]*512/64 + 8 + [.A249]*512/64 + [.A249]*512*512/64)*8/(1024*1024)" office:value-type="float" office:value="7.78045654296875" calcext:value-type="float">
            <text:p>7.78045654296875</text:p>
          </table:table-cell>
          <table:table-cell table:formula="of:=((8 + 8 + [.A249]*512/64 + 8 + [.A249]*512/64 + [.A249]*512*512/64)*8 + [.A249]*512*512)/(1024*1024)" office:value-type="float" office:value="69.7804565429688" calcext:value-type="float">
            <text:p>69.780456542968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8 + 8 + [.A250]*512/64 + 8 + [.A250]*512/64 + [.A250]*512*512/64)*8/(1024*1024)" office:value-type="float" office:value="7.81182861328125" calcext:value-type="float">
            <text:p>7.81182861328125</text:p>
          </table:table-cell>
          <table:table-cell table:formula="of:=((8 + 8 + [.A250]*512/64 + 8 + [.A250]*512/64 + [.A250]*512*512/64)*8 + [.A250]*512*512)/(1024*1024)" office:value-type="float" office:value="70.0618286132813" calcext:value-type="float">
            <text:p>70.06182861328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8 + 8 + [.A251]*512/64 + 8 + [.A251]*512/64 + [.A251]*512*512/64)*8/(1024*1024)" office:value-type="float" office:value="7.84320068359375" calcext:value-type="float">
            <text:p>7.84320068359375</text:p>
          </table:table-cell>
          <table:table-cell table:formula="of:=((8 + 8 + [.A251]*512/64 + 8 + [.A251]*512/64 + [.A251]*512*512/64)*8 + [.A251]*512*512)/(1024*1024)" office:value-type="float" office:value="70.3432006835938" calcext:value-type="float">
            <text:p>70.343200683593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(8 + 8 + [.A252]*512/64 + 8 + [.A252]*512/64 + [.A252]*512*512/64)*8/(1024*1024)" office:value-type="float" office:value="7.87457275390625" calcext:value-type="float">
            <text:p>7.87457275390625</text:p>
          </table:table-cell>
          <table:table-cell table:formula="of:=((8 + 8 + [.A252]*512/64 + 8 + [.A252]*512/64 + [.A252]*512*512/64)*8 + [.A252]*512*512)/(1024*1024)" office:value-type="float" office:value="70.6245727539063" calcext:value-type="float">
            <text:p>70.624572753906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8 + 8 + [.A253]*512/64 + 8 + [.A253]*512/64 + [.A253]*512*512/64)*8/(1024*1024)" office:value-type="float" office:value="7.90594482421875" calcext:value-type="float">
            <text:p>7.90594482421875</text:p>
          </table:table-cell>
          <table:table-cell table:formula="of:=((8 + 8 + [.A253]*512/64 + 8 + [.A253]*512/64 + [.A253]*512*512/64)*8 + [.A253]*512*512)/(1024*1024)" office:value-type="float" office:value="70.9059448242188" calcext:value-type="float">
            <text:p>70.905944824218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8 + 8 + [.A254]*512/64 + 8 + [.A254]*512/64 + [.A254]*512*512/64)*8/(1024*1024)" office:value-type="float" office:value="7.93731689453125" calcext:value-type="float">
            <text:p>7.93731689453125</text:p>
          </table:table-cell>
          <table:table-cell table:formula="of:=((8 + 8 + [.A254]*512/64 + 8 + [.A254]*512/64 + [.A254]*512*512/64)*8 + [.A254]*512*512)/(1024*1024)" office:value-type="float" office:value="71.1873168945313" calcext:value-type="float">
            <text:p>71.187316894531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(8 + 8 + [.A255]*512/64 + 8 + [.A255]*512/64 + [.A255]*512*512/64)*8/(1024*1024)" office:value-type="float" office:value="7.96868896484375" calcext:value-type="float">
            <text:p>7.96868896484375</text:p>
          </table:table-cell>
          <table:table-cell table:formula="of:=((8 + 8 + [.A255]*512/64 + 8 + [.A255]*512/64 + [.A255]*512*512/64)*8 + [.A255]*512*512)/(1024*1024)" office:value-type="float" office:value="71.4686889648438" calcext:value-type="float">
            <text:p>71.46868896484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(8 + 8 + [.A256]*512/64 + 8 + [.A256]*512/64 + [.A256]*512*512/64)*8/(1024*1024)" office:value-type="float" office:value="8.00006103515625" calcext:value-type="float">
            <text:p>8.00006103515625</text:p>
          </table:table-cell>
          <table:table-cell table:formula="of:=((8 + 8 + [.A256]*512/64 + 8 + [.A256]*512/64 + [.A256]*512*512/64)*8 + [.A256]*512*512)/(1024*1024)" office:value-type="float" office:value="71.7500610351563" calcext:value-type="float">
            <text:p>71.750061035156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8 + 8 + [.A257]*512/64 + 8 + [.A257]*512/64 + [.A257]*512*512/64)*8/(1024*1024)" office:value-type="float" office:value="8.03143310546875" calcext:value-type="float">
            <text:p>8.03143310546875</text:p>
          </table:table-cell>
          <table:table-cell table:formula="of:=((8 + 8 + [.A257]*512/64 + 8 + [.A257]*512/64 + [.A257]*512*512/64)*8 + [.A257]*512*512)/(1024*1024)" office:value-type="float" office:value="72.0314331054688" calcext:value-type="float">
            <text:p>72.031433105468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(8 + 8 + [.A258]*512/64 + 8 + [.A258]*512/64 + [.A258]*512*512/64)*8/(1024*1024)" office:value-type="float" office:value="8.06280517578125" calcext:value-type="float">
            <text:p>8.06280517578125</text:p>
          </table:table-cell>
          <table:table-cell table:formula="of:=((8 + 8 + [.A258]*512/64 + 8 + [.A258]*512/64 + [.A258]*512*512/64)*8 + [.A258]*512*512)/(1024*1024)" office:value-type="float" office:value="72.3128051757813" calcext:value-type="float">
            <text:p>72.312805175781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(8 + 8 + [.A259]*512/64 + 8 + [.A259]*512/64 + [.A259]*512*512/64)*8/(1024*1024)" office:value-type="float" office:value="8.09417724609375" calcext:value-type="float">
            <text:p>8.09417724609375</text:p>
          </table:table-cell>
          <table:table-cell table:formula="of:=((8 + 8 + [.A259]*512/64 + 8 + [.A259]*512/64 + [.A259]*512*512/64)*8 + [.A259]*512*512)/(1024*1024)" office:value-type="float" office:value="72.5941772460938" calcext:value-type="float">
            <text:p>72.594177246093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8 + 8 + [.A260]*512/64 + 8 + [.A260]*512/64 + [.A260]*512*512/64)*8/(1024*1024)" office:value-type="float" office:value="8.12554931640625" calcext:value-type="float">
            <text:p>8.12554931640625</text:p>
          </table:table-cell>
          <table:table-cell table:formula="of:=((8 + 8 + [.A260]*512/64 + 8 + [.A260]*512/64 + [.A260]*512*512/64)*8 + [.A260]*512*512)/(1024*1024)" office:value-type="float" office:value="72.8755493164063" calcext:value-type="float">
            <text:p>72.875549316406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8 + 8 + [.A261]*512/64 + 8 + [.A261]*512/64 + [.A261]*512*512/64)*8/(1024*1024)" office:value-type="float" office:value="8.15692138671875" calcext:value-type="float">
            <text:p>8.15692138671875</text:p>
          </table:table-cell>
          <table:table-cell table:formula="of:=((8 + 8 + [.A261]*512/64 + 8 + [.A261]*512/64 + [.A261]*512*512/64)*8 + [.A261]*512*512)/(1024*1024)" office:value-type="float" office:value="73.1569213867188" calcext:value-type="float">
            <text:p>73.156921386718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(8 + 8 + [.A262]*512/64 + 8 + [.A262]*512/64 + [.A262]*512*512/64)*8/(1024*1024)" office:value-type="float" office:value="8.18829345703125" calcext:value-type="float">
            <text:p>8.18829345703125</text:p>
          </table:table-cell>
          <table:table-cell table:formula="of:=((8 + 8 + [.A262]*512/64 + 8 + [.A262]*512/64 + [.A262]*512*512/64)*8 + [.A262]*512*512)/(1024*1024)" office:value-type="float" office:value="73.4382934570313" calcext:value-type="float">
            <text:p>73.438293457031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(8 + 8 + [.A263]*512/64 + 8 + [.A263]*512/64 + [.A263]*512*512/64)*8/(1024*1024)" office:value-type="float" office:value="8.21966552734375" calcext:value-type="float">
            <text:p>8.21966552734375</text:p>
          </table:table-cell>
          <table:table-cell table:formula="of:=((8 + 8 + [.A263]*512/64 + 8 + [.A263]*512/64 + [.A263]*512*512/64)*8 + [.A263]*512*512)/(1024*1024)" office:value-type="float" office:value="73.7196655273438" calcext:value-type="float">
            <text:p>73.719665527343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8 + 8 + [.A264]*512/64 + 8 + [.A264]*512/64 + [.A264]*512*512/64)*8/(1024*1024)" office:value-type="float" office:value="8.25103759765625" calcext:value-type="float">
            <text:p>8.25103759765625</text:p>
          </table:table-cell>
          <table:table-cell table:formula="of:=((8 + 8 + [.A264]*512/64 + 8 + [.A264]*512/64 + [.A264]*512*512/64)*8 + [.A264]*512*512)/(1024*1024)" office:value-type="float" office:value="74.0010375976563" calcext:value-type="float">
            <text:p>74.001037597656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8 + 8 + [.A265]*512/64 + 8 + [.A265]*512/64 + [.A265]*512*512/64)*8/(1024*1024)" office:value-type="float" office:value="8.28240966796875" calcext:value-type="float">
            <text:p>8.28240966796875</text:p>
          </table:table-cell>
          <table:table-cell table:formula="of:=((8 + 8 + [.A265]*512/64 + 8 + [.A265]*512/64 + [.A265]*512*512/64)*8 + [.A265]*512*512)/(1024*1024)" office:value-type="float" office:value="74.2824096679688" calcext:value-type="float">
            <text:p>74.282409667968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(8 + 8 + [.A266]*512/64 + 8 + [.A266]*512/64 + [.A266]*512*512/64)*8/(1024*1024)" office:value-type="float" office:value="8.31378173828125" calcext:value-type="float">
            <text:p>8.31378173828125</text:p>
          </table:table-cell>
          <table:table-cell table:formula="of:=((8 + 8 + [.A266]*512/64 + 8 + [.A266]*512/64 + [.A266]*512*512/64)*8 + [.A266]*512*512)/(1024*1024)" office:value-type="float" office:value="74.5637817382813" calcext:value-type="float">
            <text:p>74.563781738281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(8 + 8 + [.A267]*512/64 + 8 + [.A267]*512/64 + [.A267]*512*512/64)*8/(1024*1024)" office:value-type="float" office:value="8.34515380859375" calcext:value-type="float">
            <text:p>8.34515380859375</text:p>
          </table:table-cell>
          <table:table-cell table:formula="of:=((8 + 8 + [.A267]*512/64 + 8 + [.A267]*512/64 + [.A267]*512*512/64)*8 + [.A267]*512*512)/(1024*1024)" office:value-type="float" office:value="74.8451538085938" calcext:value-type="float">
            <text:p>74.845153808593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(8 + 8 + [.A268]*512/64 + 8 + [.A268]*512/64 + [.A268]*512*512/64)*8/(1024*1024)" office:value-type="float" office:value="8.37652587890625" calcext:value-type="float">
            <text:p>8.37652587890625</text:p>
          </table:table-cell>
          <table:table-cell table:formula="of:=((8 + 8 + [.A268]*512/64 + 8 + [.A268]*512/64 + [.A268]*512*512/64)*8 + [.A268]*512*512)/(1024*1024)" office:value-type="float" office:value="75.1265258789063" calcext:value-type="float">
            <text:p>75.126525878906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8 + 8 + [.A269]*512/64 + 8 + [.A269]*512/64 + [.A269]*512*512/64)*8/(1024*1024)" office:value-type="float" office:value="8.40789794921875" calcext:value-type="float">
            <text:p>8.40789794921875</text:p>
          </table:table-cell>
          <table:table-cell table:formula="of:=((8 + 8 + [.A269]*512/64 + 8 + [.A269]*512/64 + [.A269]*512*512/64)*8 + [.A269]*512*512)/(1024*1024)" office:value-type="float" office:value="75.4078979492188" calcext:value-type="float">
            <text:p>75.407897949218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(8 + 8 + [.A270]*512/64 + 8 + [.A270]*512/64 + [.A270]*512*512/64)*8/(1024*1024)" office:value-type="float" office:value="8.43927001953125" calcext:value-type="float">
            <text:p>8.43927001953125</text:p>
          </table:table-cell>
          <table:table-cell table:formula="of:=((8 + 8 + [.A270]*512/64 + 8 + [.A270]*512/64 + [.A270]*512*512/64)*8 + [.A270]*512*512)/(1024*1024)" office:value-type="float" office:value="75.6892700195313" calcext:value-type="float">
            <text:p>75.689270019531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8 + 8 + [.A271]*512/64 + 8 + [.A271]*512/64 + [.A271]*512*512/64)*8/(1024*1024)" office:value-type="float" office:value="8.47064208984375" calcext:value-type="float">
            <text:p>8.47064208984375</text:p>
          </table:table-cell>
          <table:table-cell table:formula="of:=((8 + 8 + [.A271]*512/64 + 8 + [.A271]*512/64 + [.A271]*512*512/64)*8 + [.A271]*512*512)/(1024*1024)" office:value-type="float" office:value="75.9706420898438" calcext:value-type="float">
            <text:p>75.970642089843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(8 + 8 + [.A272]*512/64 + 8 + [.A272]*512/64 + [.A272]*512*512/64)*8/(1024*1024)" office:value-type="float" office:value="8.50201416015625" calcext:value-type="float">
            <text:p>8.50201416015625</text:p>
          </table:table-cell>
          <table:table-cell table:formula="of:=((8 + 8 + [.A272]*512/64 + 8 + [.A272]*512/64 + [.A272]*512*512/64)*8 + [.A272]*512*512)/(1024*1024)" office:value-type="float" office:value="76.2520141601563" calcext:value-type="float">
            <text:p>76.252014160156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8 + 8 + [.A273]*512/64 + 8 + [.A273]*512/64 + [.A273]*512*512/64)*8/(1024*1024)" office:value-type="float" office:value="8.53338623046875" calcext:value-type="float">
            <text:p>8.53338623046875</text:p>
          </table:table-cell>
          <table:table-cell table:formula="of:=((8 + 8 + [.A273]*512/64 + 8 + [.A273]*512/64 + [.A273]*512*512/64)*8 + [.A273]*512*512)/(1024*1024)" office:value-type="float" office:value="76.5333862304688" calcext:value-type="float">
            <text:p>76.533386230468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(8 + 8 + [.A274]*512/64 + 8 + [.A274]*512/64 + [.A274]*512*512/64)*8/(1024*1024)" office:value-type="float" office:value="8.56475830078125" calcext:value-type="float">
            <text:p>8.56475830078125</text:p>
          </table:table-cell>
          <table:table-cell table:formula="of:=((8 + 8 + [.A274]*512/64 + 8 + [.A274]*512/64 + [.A274]*512*512/64)*8 + [.A274]*512*512)/(1024*1024)" office:value-type="float" office:value="76.8147583007813" calcext:value-type="float">
            <text:p>76.814758300781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(8 + 8 + [.A275]*512/64 + 8 + [.A275]*512/64 + [.A275]*512*512/64)*8/(1024*1024)" office:value-type="float" office:value="8.59613037109375" calcext:value-type="float">
            <text:p>8.59613037109375</text:p>
          </table:table-cell>
          <table:table-cell table:formula="of:=((8 + 8 + [.A275]*512/64 + 8 + [.A275]*512/64 + [.A275]*512*512/64)*8 + [.A275]*512*512)/(1024*1024)" office:value-type="float" office:value="77.0961303710938" calcext:value-type="float">
            <text:p>77.096130371093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(8 + 8 + [.A276]*512/64 + 8 + [.A276]*512/64 + [.A276]*512*512/64)*8/(1024*1024)" office:value-type="float" office:value="8.62750244140625" calcext:value-type="float">
            <text:p>8.62750244140625</text:p>
          </table:table-cell>
          <table:table-cell table:formula="of:=((8 + 8 + [.A276]*512/64 + 8 + [.A276]*512/64 + [.A276]*512*512/64)*8 + [.A276]*512*512)/(1024*1024)" office:value-type="float" office:value="77.3775024414063" calcext:value-type="float">
            <text:p>77.377502441406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8 + 8 + [.A277]*512/64 + 8 + [.A277]*512/64 + [.A277]*512*512/64)*8/(1024*1024)" office:value-type="float" office:value="8.65887451171875" calcext:value-type="float">
            <text:p>8.65887451171875</text:p>
          </table:table-cell>
          <table:table-cell table:formula="of:=((8 + 8 + [.A277]*512/64 + 8 + [.A277]*512/64 + [.A277]*512*512/64)*8 + [.A277]*512*512)/(1024*1024)" office:value-type="float" office:value="77.6588745117188" calcext:value-type="float">
            <text:p>77.658874511718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8 + 8 + [.A278]*512/64 + 8 + [.A278]*512/64 + [.A278]*512*512/64)*8/(1024*1024)" office:value-type="float" office:value="8.69024658203125" calcext:value-type="float">
            <text:p>8.69024658203125</text:p>
          </table:table-cell>
          <table:table-cell table:formula="of:=((8 + 8 + [.A278]*512/64 + 8 + [.A278]*512/64 + [.A278]*512*512/64)*8 + [.A278]*512*512)/(1024*1024)" office:value-type="float" office:value="77.9402465820313" calcext:value-type="float">
            <text:p>77.940246582031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(8 + 8 + [.A279]*512/64 + 8 + [.A279]*512/64 + [.A279]*512*512/64)*8/(1024*1024)" office:value-type="float" office:value="8.72161865234375" calcext:value-type="float">
            <text:p>8.72161865234375</text:p>
          </table:table-cell>
          <table:table-cell table:formula="of:=((8 + 8 + [.A279]*512/64 + 8 + [.A279]*512/64 + [.A279]*512*512/64)*8 + [.A279]*512*512)/(1024*1024)" office:value-type="float" office:value="78.2216186523438" calcext:value-type="float">
            <text:p>78.221618652343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(8 + 8 + [.A280]*512/64 + 8 + [.A280]*512/64 + [.A280]*512*512/64)*8/(1024*1024)" office:value-type="float" office:value="8.75299072265625" calcext:value-type="float">
            <text:p>8.75299072265625</text:p>
          </table:table-cell>
          <table:table-cell table:formula="of:=((8 + 8 + [.A280]*512/64 + 8 + [.A280]*512/64 + [.A280]*512*512/64)*8 + [.A280]*512*512)/(1024*1024)" office:value-type="float" office:value="78.5029907226563" calcext:value-type="float">
            <text:p>78.502990722656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8 + 8 + [.A281]*512/64 + 8 + [.A281]*512/64 + [.A281]*512*512/64)*8/(1024*1024)" office:value-type="float" office:value="8.78436279296875" calcext:value-type="float">
            <text:p>8.78436279296875</text:p>
          </table:table-cell>
          <table:table-cell table:formula="of:=((8 + 8 + [.A281]*512/64 + 8 + [.A281]*512/64 + [.A281]*512*512/64)*8 + [.A281]*512*512)/(1024*1024)" office:value-type="float" office:value="78.7843627929688" calcext:value-type="float">
            <text:p>78.784362792968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(8 + 8 + [.A282]*512/64 + 8 + [.A282]*512/64 + [.A282]*512*512/64)*8/(1024*1024)" office:value-type="float" office:value="8.81573486328125" calcext:value-type="float">
            <text:p>8.81573486328125</text:p>
          </table:table-cell>
          <table:table-cell table:formula="of:=((8 + 8 + [.A282]*512/64 + 8 + [.A282]*512/64 + [.A282]*512*512/64)*8 + [.A282]*512*512)/(1024*1024)" office:value-type="float" office:value="79.0657348632813" calcext:value-type="float">
            <text:p>79.065734863281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(8 + 8 + [.A283]*512/64 + 8 + [.A283]*512/64 + [.A283]*512*512/64)*8/(1024*1024)" office:value-type="float" office:value="8.84710693359375" calcext:value-type="float">
            <text:p>8.84710693359375</text:p>
          </table:table-cell>
          <table:table-cell table:formula="of:=((8 + 8 + [.A283]*512/64 + 8 + [.A283]*512/64 + [.A283]*512*512/64)*8 + [.A283]*512*512)/(1024*1024)" office:value-type="float" office:value="79.3471069335938" calcext:value-type="float">
            <text:p>79.347106933593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(8 + 8 + [.A284]*512/64 + 8 + [.A284]*512/64 + [.A284]*512*512/64)*8/(1024*1024)" office:value-type="float" office:value="8.87847900390625" calcext:value-type="float">
            <text:p>8.87847900390625</text:p>
          </table:table-cell>
          <table:table-cell table:formula="of:=((8 + 8 + [.A284]*512/64 + 8 + [.A284]*512/64 + [.A284]*512*512/64)*8 + [.A284]*512*512)/(1024*1024)" office:value-type="float" office:value="79.6284790039063" calcext:value-type="float">
            <text:p>79.628479003906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8 + 8 + [.A285]*512/64 + 8 + [.A285]*512/64 + [.A285]*512*512/64)*8/(1024*1024)" office:value-type="float" office:value="8.90985107421875" calcext:value-type="float">
            <text:p>8.90985107421875</text:p>
          </table:table-cell>
          <table:table-cell table:formula="of:=((8 + 8 + [.A285]*512/64 + 8 + [.A285]*512/64 + [.A285]*512*512/64)*8 + [.A285]*512*512)/(1024*1024)" office:value-type="float" office:value="79.9098510742188" calcext:value-type="float">
            <text:p>79.909851074218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(8 + 8 + [.A286]*512/64 + 8 + [.A286]*512/64 + [.A286]*512*512/64)*8/(1024*1024)" office:value-type="float" office:value="8.94122314453125" calcext:value-type="float">
            <text:p>8.94122314453125</text:p>
          </table:table-cell>
          <table:table-cell table:formula="of:=((8 + 8 + [.A286]*512/64 + 8 + [.A286]*512/64 + [.A286]*512*512/64)*8 + [.A286]*512*512)/(1024*1024)" office:value-type="float" office:value="80.1912231445312" calcext:value-type="float">
            <text:p>80.191223144531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(8 + 8 + [.A287]*512/64 + 8 + [.A287]*512/64 + [.A287]*512*512/64)*8/(1024*1024)" office:value-type="float" office:value="8.97259521484375" calcext:value-type="float">
            <text:p>8.97259521484375</text:p>
          </table:table-cell>
          <table:table-cell table:formula="of:=((8 + 8 + [.A287]*512/64 + 8 + [.A287]*512/64 + [.A287]*512*512/64)*8 + [.A287]*512*512)/(1024*1024)" office:value-type="float" office:value="80.4725952148437" calcext:value-type="float">
            <text:p>80.472595214843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(8 + 8 + [.A288]*512/64 + 8 + [.A288]*512/64 + [.A288]*512*512/64)*8/(1024*1024)" office:value-type="float" office:value="9.00396728515625" calcext:value-type="float">
            <text:p>9.00396728515625</text:p>
          </table:table-cell>
          <table:table-cell table:formula="of:=((8 + 8 + [.A288]*512/64 + 8 + [.A288]*512/64 + [.A288]*512*512/64)*8 + [.A288]*512*512)/(1024*1024)" office:value-type="float" office:value="80.7539672851562" calcext:value-type="float">
            <text:p>80.753967285156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8 + 8 + [.A289]*512/64 + 8 + [.A289]*512/64 + [.A289]*512*512/64)*8/(1024*1024)" office:value-type="float" office:value="9.03533935546875" calcext:value-type="float">
            <text:p>9.03533935546875</text:p>
          </table:table-cell>
          <table:table-cell table:formula="of:=((8 + 8 + [.A289]*512/64 + 8 + [.A289]*512/64 + [.A289]*512*512/64)*8 + [.A289]*512*512)/(1024*1024)" office:value-type="float" office:value="81.0353393554687" calcext:value-type="float">
            <text:p>81.035339355468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(8 + 8 + [.A290]*512/64 + 8 + [.A290]*512/64 + [.A290]*512*512/64)*8/(1024*1024)" office:value-type="float" office:value="9.06671142578125" calcext:value-type="float">
            <text:p>9.06671142578125</text:p>
          </table:table-cell>
          <table:table-cell table:formula="of:=((8 + 8 + [.A290]*512/64 + 8 + [.A290]*512/64 + [.A290]*512*512/64)*8 + [.A290]*512*512)/(1024*1024)" office:value-type="float" office:value="81.3167114257812" calcext:value-type="float">
            <text:p>81.316711425781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(8 + 8 + [.A291]*512/64 + 8 + [.A291]*512/64 + [.A291]*512*512/64)*8/(1024*1024)" office:value-type="float" office:value="9.09808349609375" calcext:value-type="float">
            <text:p>9.09808349609375</text:p>
          </table:table-cell>
          <table:table-cell table:formula="of:=((8 + 8 + [.A291]*512/64 + 8 + [.A291]*512/64 + [.A291]*512*512/64)*8 + [.A291]*512*512)/(1024*1024)" office:value-type="float" office:value="81.5980834960937" calcext:value-type="float">
            <text:p>81.598083496093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(8 + 8 + [.A292]*512/64 + 8 + [.A292]*512/64 + [.A292]*512*512/64)*8/(1024*1024)" office:value-type="float" office:value="9.12945556640625" calcext:value-type="float">
            <text:p>9.12945556640625</text:p>
          </table:table-cell>
          <table:table-cell table:formula="of:=((8 + 8 + [.A292]*512/64 + 8 + [.A292]*512/64 + [.A292]*512*512/64)*8 + [.A292]*512*512)/(1024*1024)" office:value-type="float" office:value="81.8794555664062" calcext:value-type="float">
            <text:p>81.879455566406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8 + 8 + [.A293]*512/64 + 8 + [.A293]*512/64 + [.A293]*512*512/64)*8/(1024*1024)" office:value-type="float" office:value="9.16082763671875" calcext:value-type="float">
            <text:p>9.16082763671875</text:p>
          </table:table-cell>
          <table:table-cell table:formula="of:=((8 + 8 + [.A293]*512/64 + 8 + [.A293]*512/64 + [.A293]*512*512/64)*8 + [.A293]*512*512)/(1024*1024)" office:value-type="float" office:value="82.1608276367187" calcext:value-type="float">
            <text:p>82.160827636718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(8 + 8 + [.A294]*512/64 + 8 + [.A294]*512/64 + [.A294]*512*512/64)*8/(1024*1024)" office:value-type="float" office:value="9.19219970703125" calcext:value-type="float">
            <text:p>9.19219970703125</text:p>
          </table:table-cell>
          <table:table-cell table:formula="of:=((8 + 8 + [.A294]*512/64 + 8 + [.A294]*512/64 + [.A294]*512*512/64)*8 + [.A294]*512*512)/(1024*1024)" office:value-type="float" office:value="82.4421997070312" calcext:value-type="float">
            <text:p>82.442199707031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(8 + 8 + [.A295]*512/64 + 8 + [.A295]*512/64 + [.A295]*512*512/64)*8/(1024*1024)" office:value-type="float" office:value="9.22357177734375" calcext:value-type="float">
            <text:p>9.22357177734375</text:p>
          </table:table-cell>
          <table:table-cell table:formula="of:=((8 + 8 + [.A295]*512/64 + 8 + [.A295]*512/64 + [.A295]*512*512/64)*8 + [.A295]*512*512)/(1024*1024)" office:value-type="float" office:value="82.7235717773437" calcext:value-type="float">
            <text:p>82.723571777343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(8 + 8 + [.A296]*512/64 + 8 + [.A296]*512/64 + [.A296]*512*512/64)*8/(1024*1024)" office:value-type="float" office:value="9.25494384765625" calcext:value-type="float">
            <text:p>9.25494384765625</text:p>
          </table:table-cell>
          <table:table-cell table:formula="of:=((8 + 8 + [.A296]*512/64 + 8 + [.A296]*512/64 + [.A296]*512*512/64)*8 + [.A296]*512*512)/(1024*1024)" office:value-type="float" office:value="83.0049438476562" calcext:value-type="float">
            <text:p>83.004943847656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8 + 8 + [.A297]*512/64 + 8 + [.A297]*512/64 + [.A297]*512*512/64)*8/(1024*1024)" office:value-type="float" office:value="9.28631591796875" calcext:value-type="float">
            <text:p>9.28631591796875</text:p>
          </table:table-cell>
          <table:table-cell table:formula="of:=((8 + 8 + [.A297]*512/64 + 8 + [.A297]*512/64 + [.A297]*512*512/64)*8 + [.A297]*512*512)/(1024*1024)" office:value-type="float" office:value="83.2863159179687" calcext:value-type="float">
            <text:p>83.286315917968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(8 + 8 + [.A298]*512/64 + 8 + [.A298]*512/64 + [.A298]*512*512/64)*8/(1024*1024)" office:value-type="float" office:value="9.31768798828125" calcext:value-type="float">
            <text:p>9.31768798828125</text:p>
          </table:table-cell>
          <table:table-cell table:formula="of:=((8 + 8 + [.A298]*512/64 + 8 + [.A298]*512/64 + [.A298]*512*512/64)*8 + [.A298]*512*512)/(1024*1024)" office:value-type="float" office:value="83.5676879882812" calcext:value-type="float">
            <text:p>83.567687988281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(8 + 8 + [.A299]*512/64 + 8 + [.A299]*512/64 + [.A299]*512*512/64)*8/(1024*1024)" office:value-type="float" office:value="9.34906005859375" calcext:value-type="float">
            <text:p>9.34906005859375</text:p>
          </table:table-cell>
          <table:table-cell table:formula="of:=((8 + 8 + [.A299]*512/64 + 8 + [.A299]*512/64 + [.A299]*512*512/64)*8 + [.A299]*512*512)/(1024*1024)" office:value-type="float" office:value="83.8490600585937" calcext:value-type="float">
            <text:p>83.849060058593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(8 + 8 + [.A300]*512/64 + 8 + [.A300]*512/64 + [.A300]*512*512/64)*8/(1024*1024)" office:value-type="float" office:value="9.38043212890625" calcext:value-type="float">
            <text:p>9.38043212890625</text:p>
          </table:table-cell>
          <table:table-cell table:formula="of:=((8 + 8 + [.A300]*512/64 + 8 + [.A300]*512/64 + [.A300]*512*512/64)*8 + [.A300]*512*512)/(1024*1024)" office:value-type="float" office:value="84.1304321289062" calcext:value-type="float">
            <text:p>84.13043212890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8 + 8 + [.A301]*512/64 + 8 + [.A301]*512/64 + [.A301]*512*512/64)*8/(1024*1024)" office:value-type="float" office:value="9.41180419921875" calcext:value-type="float">
            <text:p>9.41180419921875</text:p>
          </table:table-cell>
          <table:table-cell table:formula="of:=((8 + 8 + [.A301]*512/64 + 8 + [.A301]*512/64 + [.A301]*512*512/64)*8 + [.A301]*512*512)/(1024*1024)" office:value-type="float" office:value="84.4118041992187" calcext:value-type="float">
            <text:p>84.411804199218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(8 + 8 + [.A302]*512/64 + 8 + [.A302]*512/64 + [.A302]*512*512/64)*8/(1024*1024)" office:value-type="float" office:value="9.44317626953125" calcext:value-type="float">
            <text:p>9.44317626953125</text:p>
          </table:table-cell>
          <table:table-cell table:formula="of:=((8 + 8 + [.A302]*512/64 + 8 + [.A302]*512/64 + [.A302]*512*512/64)*8 + [.A302]*512*512)/(1024*1024)" office:value-type="float" office:value="84.6931762695312" calcext:value-type="float">
            <text:p>84.693176269531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(8 + 8 + [.A303]*512/64 + 8 + [.A303]*512/64 + [.A303]*512*512/64)*8/(1024*1024)" office:value-type="float" office:value="9.47454833984375" calcext:value-type="float">
            <text:p>9.47454833984375</text:p>
          </table:table-cell>
          <table:table-cell table:formula="of:=((8 + 8 + [.A303]*512/64 + 8 + [.A303]*512/64 + [.A303]*512*512/64)*8 + [.A303]*512*512)/(1024*1024)" office:value-type="float" office:value="84.9745483398437" calcext:value-type="float">
            <text:p>84.974548339843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(8 + 8 + [.A304]*512/64 + 8 + [.A304]*512/64 + [.A304]*512*512/64)*8/(1024*1024)" office:value-type="float" office:value="9.50592041015625" calcext:value-type="float">
            <text:p>9.50592041015625</text:p>
          </table:table-cell>
          <table:table-cell table:formula="of:=((8 + 8 + [.A304]*512/64 + 8 + [.A304]*512/64 + [.A304]*512*512/64)*8 + [.A304]*512*512)/(1024*1024)" office:value-type="float" office:value="85.2559204101562" calcext:value-type="float">
            <text:p>85.255920410156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8 + 8 + [.A305]*512/64 + 8 + [.A305]*512/64 + [.A305]*512*512/64)*8/(1024*1024)" office:value-type="float" office:value="9.53729248046875" calcext:value-type="float">
            <text:p>9.53729248046875</text:p>
          </table:table-cell>
          <table:table-cell table:formula="of:=((8 + 8 + [.A305]*512/64 + 8 + [.A305]*512/64 + [.A305]*512*512/64)*8 + [.A305]*512*512)/(1024*1024)" office:value-type="float" office:value="85.5372924804687" calcext:value-type="float">
            <text:p>85.537292480468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(8 + 8 + [.A306]*512/64 + 8 + [.A306]*512/64 + [.A306]*512*512/64)*8/(1024*1024)" office:value-type="float" office:value="9.56866455078125" calcext:value-type="float">
            <text:p>9.56866455078125</text:p>
          </table:table-cell>
          <table:table-cell table:formula="of:=((8 + 8 + [.A306]*512/64 + 8 + [.A306]*512/64 + [.A306]*512*512/64)*8 + [.A306]*512*512)/(1024*1024)" office:value-type="float" office:value="85.8186645507812" calcext:value-type="float">
            <text:p>85.818664550781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(8 + 8 + [.A307]*512/64 + 8 + [.A307]*512/64 + [.A307]*512*512/64)*8/(1024*1024)" office:value-type="float" office:value="9.60003662109375" calcext:value-type="float">
            <text:p>9.60003662109375</text:p>
          </table:table-cell>
          <table:table-cell table:formula="of:=((8 + 8 + [.A307]*512/64 + 8 + [.A307]*512/64 + [.A307]*512*512/64)*8 + [.A307]*512*512)/(1024*1024)" office:value-type="float" office:value="86.1000366210937" calcext:value-type="float">
            <text:p>86.100036621093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(8 + 8 + [.A308]*512/64 + 8 + [.A308]*512/64 + [.A308]*512*512/64)*8/(1024*1024)" office:value-type="float" office:value="9.63140869140625" calcext:value-type="float">
            <text:p>9.63140869140625</text:p>
          </table:table-cell>
          <table:table-cell table:formula="of:=((8 + 8 + [.A308]*512/64 + 8 + [.A308]*512/64 + [.A308]*512*512/64)*8 + [.A308]*512*512)/(1024*1024)" office:value-type="float" office:value="86.3814086914062" calcext:value-type="float">
            <text:p>86.381408691406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8 + 8 + [.A309]*512/64 + 8 + [.A309]*512/64 + [.A309]*512*512/64)*8/(1024*1024)" office:value-type="float" office:value="9.66278076171875" calcext:value-type="float">
            <text:p>9.66278076171875</text:p>
          </table:table-cell>
          <table:table-cell table:formula="of:=((8 + 8 + [.A309]*512/64 + 8 + [.A309]*512/64 + [.A309]*512*512/64)*8 + [.A309]*512*512)/(1024*1024)" office:value-type="float" office:value="86.6627807617187" calcext:value-type="float">
            <text:p>86.662780761718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(8 + 8 + [.A310]*512/64 + 8 + [.A310]*512/64 + [.A310]*512*512/64)*8/(1024*1024)" office:value-type="float" office:value="9.69415283203125" calcext:value-type="float">
            <text:p>9.69415283203125</text:p>
          </table:table-cell>
          <table:table-cell table:formula="of:=((8 + 8 + [.A310]*512/64 + 8 + [.A310]*512/64 + [.A310]*512*512/64)*8 + [.A310]*512*512)/(1024*1024)" office:value-type="float" office:value="86.9441528320312" calcext:value-type="float">
            <text:p>86.944152832031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(8 + 8 + [.A311]*512/64 + 8 + [.A311]*512/64 + [.A311]*512*512/64)*8/(1024*1024)" office:value-type="float" office:value="9.72552490234375" calcext:value-type="float">
            <text:p>9.72552490234375</text:p>
          </table:table-cell>
          <table:table-cell table:formula="of:=((8 + 8 + [.A311]*512/64 + 8 + [.A311]*512/64 + [.A311]*512*512/64)*8 + [.A311]*512*512)/(1024*1024)" office:value-type="float" office:value="87.2255249023437" calcext:value-type="float">
            <text:p>87.225524902343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(8 + 8 + [.A312]*512/64 + 8 + [.A312]*512/64 + [.A312]*512*512/64)*8/(1024*1024)" office:value-type="float" office:value="9.75689697265625" calcext:value-type="float">
            <text:p>9.75689697265625</text:p>
          </table:table-cell>
          <table:table-cell table:formula="of:=((8 + 8 + [.A312]*512/64 + 8 + [.A312]*512/64 + [.A312]*512*512/64)*8 + [.A312]*512*512)/(1024*1024)" office:value-type="float" office:value="87.5068969726562" calcext:value-type="float">
            <text:p>87.506896972656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8 + 8 + [.A313]*512/64 + 8 + [.A313]*512/64 + [.A313]*512*512/64)*8/(1024*1024)" office:value-type="float" office:value="9.78826904296875" calcext:value-type="float">
            <text:p>9.78826904296875</text:p>
          </table:table-cell>
          <table:table-cell table:formula="of:=((8 + 8 + [.A313]*512/64 + 8 + [.A313]*512/64 + [.A313]*512*512/64)*8 + [.A313]*512*512)/(1024*1024)" office:value-type="float" office:value="87.7882690429687" calcext:value-type="float">
            <text:p>87.788269042968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(8 + 8 + [.A314]*512/64 + 8 + [.A314]*512/64 + [.A314]*512*512/64)*8/(1024*1024)" office:value-type="float" office:value="9.81964111328125" calcext:value-type="float">
            <text:p>9.81964111328125</text:p>
          </table:table-cell>
          <table:table-cell table:formula="of:=((8 + 8 + [.A314]*512/64 + 8 + [.A314]*512/64 + [.A314]*512*512/64)*8 + [.A314]*512*512)/(1024*1024)" office:value-type="float" office:value="88.0696411132812" calcext:value-type="float">
            <text:p>88.069641113281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(8 + 8 + [.A315]*512/64 + 8 + [.A315]*512/64 + [.A315]*512*512/64)*8/(1024*1024)" office:value-type="float" office:value="9.85101318359375" calcext:value-type="float">
            <text:p>9.85101318359375</text:p>
          </table:table-cell>
          <table:table-cell table:formula="of:=((8 + 8 + [.A315]*512/64 + 8 + [.A315]*512/64 + [.A315]*512*512/64)*8 + [.A315]*512*512)/(1024*1024)" office:value-type="float" office:value="88.3510131835937" calcext:value-type="float">
            <text:p>88.351013183593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(8 + 8 + [.A316]*512/64 + 8 + [.A316]*512/64 + [.A316]*512*512/64)*8/(1024*1024)" office:value-type="float" office:value="9.88238525390625" calcext:value-type="float">
            <text:p>9.88238525390625</text:p>
          </table:table-cell>
          <table:table-cell table:formula="of:=((8 + 8 + [.A316]*512/64 + 8 + [.A316]*512/64 + [.A316]*512*512/64)*8 + [.A316]*512*512)/(1024*1024)" office:value-type="float" office:value="88.6323852539062" calcext:value-type="float">
            <text:p>88.632385253906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8 + 8 + [.A317]*512/64 + 8 + [.A317]*512/64 + [.A317]*512*512/64)*8/(1024*1024)" office:value-type="float" office:value="9.91375732421875" calcext:value-type="float">
            <text:p>9.91375732421875</text:p>
          </table:table-cell>
          <table:table-cell table:formula="of:=((8 + 8 + [.A317]*512/64 + 8 + [.A317]*512/64 + [.A317]*512*512/64)*8 + [.A317]*512*512)/(1024*1024)" office:value-type="float" office:value="88.9137573242187" calcext:value-type="float">
            <text:p>88.913757324218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(8 + 8 + [.A318]*512/64 + 8 + [.A318]*512/64 + [.A318]*512*512/64)*8/(1024*1024)" office:value-type="float" office:value="9.94512939453125" calcext:value-type="float">
            <text:p>9.94512939453125</text:p>
          </table:table-cell>
          <table:table-cell table:formula="of:=((8 + 8 + [.A318]*512/64 + 8 + [.A318]*512/64 + [.A318]*512*512/64)*8 + [.A318]*512*512)/(1024*1024)" office:value-type="float" office:value="89.1951293945312" calcext:value-type="float">
            <text:p>89.195129394531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(8 + 8 + [.A319]*512/64 + 8 + [.A319]*512/64 + [.A319]*512*512/64)*8/(1024*1024)" office:value-type="float" office:value="9.97650146484375" calcext:value-type="float">
            <text:p>9.97650146484375</text:p>
          </table:table-cell>
          <table:table-cell table:formula="of:=((8 + 8 + [.A319]*512/64 + 8 + [.A319]*512/64 + [.A319]*512*512/64)*8 + [.A319]*512*512)/(1024*1024)" office:value-type="float" office:value="89.4765014648437" calcext:value-type="float">
            <text:p>89.476501464843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(8 + 8 + [.A320]*512/64 + 8 + [.A320]*512/64 + [.A320]*512*512/64)*8/(1024*1024)" office:value-type="float" office:value="10.0078735351563" calcext:value-type="float">
            <text:p>10.0078735351563</text:p>
          </table:table-cell>
          <table:table-cell table:formula="of:=((8 + 8 + [.A320]*512/64 + 8 + [.A320]*512/64 + [.A320]*512*512/64)*8 + [.A320]*512*512)/(1024*1024)" office:value-type="float" office:value="89.7578735351562" calcext:value-type="float">
            <text:p>89.757873535156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8 + 8 + [.A321]*512/64 + 8 + [.A321]*512/64 + [.A321]*512*512/64)*8/(1024*1024)" office:value-type="float" office:value="10.0392456054688" calcext:value-type="float">
            <text:p>10.0392456054688</text:p>
          </table:table-cell>
          <table:table-cell table:formula="of:=((8 + 8 + [.A321]*512/64 + 8 + [.A321]*512/64 + [.A321]*512*512/64)*8 + [.A321]*512*512)/(1024*1024)" office:value-type="float" office:value="90.0392456054687" calcext:value-type="float">
            <text:p>90.039245605468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(8 + 8 + [.A322]*512/64 + 8 + [.A322]*512/64 + [.A322]*512*512/64)*8/(1024*1024)" office:value-type="float" office:value="10.0706176757813" calcext:value-type="float">
            <text:p>10.0706176757813</text:p>
          </table:table-cell>
          <table:table-cell table:formula="of:=((8 + 8 + [.A322]*512/64 + 8 + [.A322]*512/64 + [.A322]*512*512/64)*8 + [.A322]*512*512)/(1024*1024)" office:value-type="float" office:value="90.3206176757812" calcext:value-type="float">
            <text:p>90.320617675781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(8 + 8 + [.A323]*512/64 + 8 + [.A323]*512/64 + [.A323]*512*512/64)*8/(1024*1024)" office:value-type="float" office:value="10.1019897460938" calcext:value-type="float">
            <text:p>10.1019897460938</text:p>
          </table:table-cell>
          <table:table-cell table:formula="of:=((8 + 8 + [.A323]*512/64 + 8 + [.A323]*512/64 + [.A323]*512*512/64)*8 + [.A323]*512*512)/(1024*1024)" office:value-type="float" office:value="90.6019897460937" calcext:value-type="float">
            <text:p>90.601989746093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(8 + 8 + [.A324]*512/64 + 8 + [.A324]*512/64 + [.A324]*512*512/64)*8/(1024*1024)" office:value-type="float" office:value="10.1333618164063" calcext:value-type="float">
            <text:p>10.1333618164063</text:p>
          </table:table-cell>
          <table:table-cell table:formula="of:=((8 + 8 + [.A324]*512/64 + 8 + [.A324]*512/64 + [.A324]*512*512/64)*8 + [.A324]*512*512)/(1024*1024)" office:value-type="float" office:value="90.8833618164062" calcext:value-type="float">
            <text:p>90.883361816406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8 + 8 + [.A325]*512/64 + 8 + [.A325]*512/64 + [.A325]*512*512/64)*8/(1024*1024)" office:value-type="float" office:value="10.1647338867188" calcext:value-type="float">
            <text:p>10.1647338867188</text:p>
          </table:table-cell>
          <table:table-cell table:formula="of:=((8 + 8 + [.A325]*512/64 + 8 + [.A325]*512/64 + [.A325]*512*512/64)*8 + [.A325]*512*512)/(1024*1024)" office:value-type="float" office:value="91.1647338867187" calcext:value-type="float">
            <text:p>91.164733886718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(8 + 8 + [.A326]*512/64 + 8 + [.A326]*512/64 + [.A326]*512*512/64)*8/(1024*1024)" office:value-type="float" office:value="10.1961059570313" calcext:value-type="float">
            <text:p>10.1961059570313</text:p>
          </table:table-cell>
          <table:table-cell table:formula="of:=((8 + 8 + [.A326]*512/64 + 8 + [.A326]*512/64 + [.A326]*512*512/64)*8 + [.A326]*512*512)/(1024*1024)" office:value-type="float" office:value="91.4461059570312" calcext:value-type="float">
            <text:p>91.446105957031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(8 + 8 + [.A327]*512/64 + 8 + [.A327]*512/64 + [.A327]*512*512/64)*8/(1024*1024)" office:value-type="float" office:value="10.2274780273438" calcext:value-type="float">
            <text:p>10.2274780273438</text:p>
          </table:table-cell>
          <table:table-cell table:formula="of:=((8 + 8 + [.A327]*512/64 + 8 + [.A327]*512/64 + [.A327]*512*512/64)*8 + [.A327]*512*512)/(1024*1024)" office:value-type="float" office:value="91.7274780273437" calcext:value-type="float">
            <text:p>91.727478027343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(8 + 8 + [.A328]*512/64 + 8 + [.A328]*512/64 + [.A328]*512*512/64)*8/(1024*1024)" office:value-type="float" office:value="10.2588500976563" calcext:value-type="float">
            <text:p>10.2588500976563</text:p>
          </table:table-cell>
          <table:table-cell table:formula="of:=((8 + 8 + [.A328]*512/64 + 8 + [.A328]*512/64 + [.A328]*512*512/64)*8 + [.A328]*512*512)/(1024*1024)" office:value-type="float" office:value="92.0088500976562" calcext:value-type="float">
            <text:p>92.008850097656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8 + 8 + [.A329]*512/64 + 8 + [.A329]*512/64 + [.A329]*512*512/64)*8/(1024*1024)" office:value-type="float" office:value="10.2902221679688" calcext:value-type="float">
            <text:p>10.2902221679688</text:p>
          </table:table-cell>
          <table:table-cell table:formula="of:=((8 + 8 + [.A329]*512/64 + 8 + [.A329]*512/64 + [.A329]*512*512/64)*8 + [.A329]*512*512)/(1024*1024)" office:value-type="float" office:value="92.2902221679687" calcext:value-type="float">
            <text:p>92.290222167968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(8 + 8 + [.A330]*512/64 + 8 + [.A330]*512/64 + [.A330]*512*512/64)*8/(1024*1024)" office:value-type="float" office:value="10.3215942382813" calcext:value-type="float">
            <text:p>10.3215942382813</text:p>
          </table:table-cell>
          <table:table-cell table:formula="of:=((8 + 8 + [.A330]*512/64 + 8 + [.A330]*512/64 + [.A330]*512*512/64)*8 + [.A330]*512*512)/(1024*1024)" office:value-type="float" office:value="92.5715942382812" calcext:value-type="float">
            <text:p>92.571594238281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(8 + 8 + [.A331]*512/64 + 8 + [.A331]*512/64 + [.A331]*512*512/64)*8/(1024*1024)" office:value-type="float" office:value="10.3529663085938" calcext:value-type="float">
            <text:p>10.3529663085938</text:p>
          </table:table-cell>
          <table:table-cell table:formula="of:=((8 + 8 + [.A331]*512/64 + 8 + [.A331]*512/64 + [.A331]*512*512/64)*8 + [.A331]*512*512)/(1024*1024)" office:value-type="float" office:value="92.8529663085937" calcext:value-type="float">
            <text:p>92.852966308593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(8 + 8 + [.A332]*512/64 + 8 + [.A332]*512/64 + [.A332]*512*512/64)*8/(1024*1024)" office:value-type="float" office:value="10.3843383789063" calcext:value-type="float">
            <text:p>10.3843383789063</text:p>
          </table:table-cell>
          <table:table-cell table:formula="of:=((8 + 8 + [.A332]*512/64 + 8 + [.A332]*512/64 + [.A332]*512*512/64)*8 + [.A332]*512*512)/(1024*1024)" office:value-type="float" office:value="93.1343383789062" calcext:value-type="float">
            <text:p>93.134338378906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8 + 8 + [.A333]*512/64 + 8 + [.A333]*512/64 + [.A333]*512*512/64)*8/(1024*1024)" office:value-type="float" office:value="10.4157104492188" calcext:value-type="float">
            <text:p>10.4157104492188</text:p>
          </table:table-cell>
          <table:table-cell table:formula="of:=((8 + 8 + [.A333]*512/64 + 8 + [.A333]*512/64 + [.A333]*512*512/64)*8 + [.A333]*512*512)/(1024*1024)" office:value-type="float" office:value="93.4157104492187" calcext:value-type="float">
            <text:p>93.415710449218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(8 + 8 + [.A334]*512/64 + 8 + [.A334]*512/64 + [.A334]*512*512/64)*8/(1024*1024)" office:value-type="float" office:value="10.4470825195313" calcext:value-type="float">
            <text:p>10.4470825195313</text:p>
          </table:table-cell>
          <table:table-cell table:formula="of:=((8 + 8 + [.A334]*512/64 + 8 + [.A334]*512/64 + [.A334]*512*512/64)*8 + [.A334]*512*512)/(1024*1024)" office:value-type="float" office:value="93.6970825195312" calcext:value-type="float">
            <text:p>93.697082519531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(8 + 8 + [.A335]*512/64 + 8 + [.A335]*512/64 + [.A335]*512*512/64)*8/(1024*1024)" office:value-type="float" office:value="10.4784545898438" calcext:value-type="float">
            <text:p>10.4784545898438</text:p>
          </table:table-cell>
          <table:table-cell table:formula="of:=((8 + 8 + [.A335]*512/64 + 8 + [.A335]*512/64 + [.A335]*512*512/64)*8 + [.A335]*512*512)/(1024*1024)" office:value-type="float" office:value="93.9784545898437" calcext:value-type="float">
            <text:p>93.978454589843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(8 + 8 + [.A336]*512/64 + 8 + [.A336]*512/64 + [.A336]*512*512/64)*8/(1024*1024)" office:value-type="float" office:value="10.5098266601563" calcext:value-type="float">
            <text:p>10.5098266601563</text:p>
          </table:table-cell>
          <table:table-cell table:formula="of:=((8 + 8 + [.A336]*512/64 + 8 + [.A336]*512/64 + [.A336]*512*512/64)*8 + [.A336]*512*512)/(1024*1024)" office:value-type="float" office:value="94.2598266601562" calcext:value-type="float">
            <text:p>94.259826660156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8 + 8 + [.A337]*512/64 + 8 + [.A337]*512/64 + [.A337]*512*512/64)*8/(1024*1024)" office:value-type="float" office:value="10.5411987304688" calcext:value-type="float">
            <text:p>10.5411987304688</text:p>
          </table:table-cell>
          <table:table-cell table:formula="of:=((8 + 8 + [.A337]*512/64 + 8 + [.A337]*512/64 + [.A337]*512*512/64)*8 + [.A337]*512*512)/(1024*1024)" office:value-type="float" office:value="94.5411987304687" calcext:value-type="float">
            <text:p>94.541198730468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(8 + 8 + [.A338]*512/64 + 8 + [.A338]*512/64 + [.A338]*512*512/64)*8/(1024*1024)" office:value-type="float" office:value="10.5725708007813" calcext:value-type="float">
            <text:p>10.5725708007813</text:p>
          </table:table-cell>
          <table:table-cell table:formula="of:=((8 + 8 + [.A338]*512/64 + 8 + [.A338]*512/64 + [.A338]*512*512/64)*8 + [.A338]*512*512)/(1024*1024)" office:value-type="float" office:value="94.8225708007812" calcext:value-type="float">
            <text:p>94.822570800781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(8 + 8 + [.A339]*512/64 + 8 + [.A339]*512/64 + [.A339]*512*512/64)*8/(1024*1024)" office:value-type="float" office:value="10.6039428710938" calcext:value-type="float">
            <text:p>10.6039428710938</text:p>
          </table:table-cell>
          <table:table-cell table:formula="of:=((8 + 8 + [.A339]*512/64 + 8 + [.A339]*512/64 + [.A339]*512*512/64)*8 + [.A339]*512*512)/(1024*1024)" office:value-type="float" office:value="95.1039428710937" calcext:value-type="float">
            <text:p>95.103942871093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(8 + 8 + [.A340]*512/64 + 8 + [.A340]*512/64 + [.A340]*512*512/64)*8/(1024*1024)" office:value-type="float" office:value="10.6353149414063" calcext:value-type="float">
            <text:p>10.6353149414063</text:p>
          </table:table-cell>
          <table:table-cell table:formula="of:=((8 + 8 + [.A340]*512/64 + 8 + [.A340]*512/64 + [.A340]*512*512/64)*8 + [.A340]*512*512)/(1024*1024)" office:value-type="float" office:value="95.3853149414062" calcext:value-type="float">
            <text:p>95.385314941406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8 + 8 + [.A341]*512/64 + 8 + [.A341]*512/64 + [.A341]*512*512/64)*8/(1024*1024)" office:value-type="float" office:value="10.6666870117188" calcext:value-type="float">
            <text:p>10.6666870117188</text:p>
          </table:table-cell>
          <table:table-cell table:formula="of:=((8 + 8 + [.A341]*512/64 + 8 + [.A341]*512/64 + [.A341]*512*512/64)*8 + [.A341]*512*512)/(1024*1024)" office:value-type="float" office:value="95.6666870117187" calcext:value-type="float">
            <text:p>95.666687011718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(8 + 8 + [.A342]*512/64 + 8 + [.A342]*512/64 + [.A342]*512*512/64)*8/(1024*1024)" office:value-type="float" office:value="10.6980590820313" calcext:value-type="float">
            <text:p>10.6980590820313</text:p>
          </table:table-cell>
          <table:table-cell table:formula="of:=((8 + 8 + [.A342]*512/64 + 8 + [.A342]*512/64 + [.A342]*512*512/64)*8 + [.A342]*512*512)/(1024*1024)" office:value-type="float" office:value="95.9480590820312" calcext:value-type="float">
            <text:p>95.948059082031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(8 + 8 + [.A343]*512/64 + 8 + [.A343]*512/64 + [.A343]*512*512/64)*8/(1024*1024)" office:value-type="float" office:value="10.7294311523438" calcext:value-type="float">
            <text:p>10.7294311523438</text:p>
          </table:table-cell>
          <table:table-cell table:formula="of:=((8 + 8 + [.A343]*512/64 + 8 + [.A343]*512/64 + [.A343]*512*512/64)*8 + [.A343]*512*512)/(1024*1024)" office:value-type="float" office:value="96.2294311523437" calcext:value-type="float">
            <text:p>96.229431152343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(8 + 8 + [.A344]*512/64 + 8 + [.A344]*512/64 + [.A344]*512*512/64)*8/(1024*1024)" office:value-type="float" office:value="10.7608032226563" calcext:value-type="float">
            <text:p>10.7608032226563</text:p>
          </table:table-cell>
          <table:table-cell table:formula="of:=((8 + 8 + [.A344]*512/64 + 8 + [.A344]*512/64 + [.A344]*512*512/64)*8 + [.A344]*512*512)/(1024*1024)" office:value-type="float" office:value="96.5108032226562" calcext:value-type="float">
            <text:p>96.510803222656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8 + 8 + [.A345]*512/64 + 8 + [.A345]*512/64 + [.A345]*512*512/64)*8/(1024*1024)" office:value-type="float" office:value="10.7921752929688" calcext:value-type="float">
            <text:p>10.7921752929688</text:p>
          </table:table-cell>
          <table:table-cell table:formula="of:=((8 + 8 + [.A345]*512/64 + 8 + [.A345]*512/64 + [.A345]*512*512/64)*8 + [.A345]*512*512)/(1024*1024)" office:value-type="float" office:value="96.7921752929687" calcext:value-type="float">
            <text:p>96.792175292968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(8 + 8 + [.A346]*512/64 + 8 + [.A346]*512/64 + [.A346]*512*512/64)*8/(1024*1024)" office:value-type="float" office:value="10.8235473632813" calcext:value-type="float">
            <text:p>10.8235473632813</text:p>
          </table:table-cell>
          <table:table-cell table:formula="of:=((8 + 8 + [.A346]*512/64 + 8 + [.A346]*512/64 + [.A346]*512*512/64)*8 + [.A346]*512*512)/(1024*1024)" office:value-type="float" office:value="97.0735473632812" calcext:value-type="float">
            <text:p>97.073547363281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(8 + 8 + [.A347]*512/64 + 8 + [.A347]*512/64 + [.A347]*512*512/64)*8/(1024*1024)" office:value-type="float" office:value="10.8549194335938" calcext:value-type="float">
            <text:p>10.8549194335938</text:p>
          </table:table-cell>
          <table:table-cell table:formula="of:=((8 + 8 + [.A347]*512/64 + 8 + [.A347]*512/64 + [.A347]*512*512/64)*8 + [.A347]*512*512)/(1024*1024)" office:value-type="float" office:value="97.3549194335937" calcext:value-type="float">
            <text:p>97.354919433593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(8 + 8 + [.A348]*512/64 + 8 + [.A348]*512/64 + [.A348]*512*512/64)*8/(1024*1024)" office:value-type="float" office:value="10.8862915039063" calcext:value-type="float">
            <text:p>10.8862915039063</text:p>
          </table:table-cell>
          <table:table-cell table:formula="of:=((8 + 8 + [.A348]*512/64 + 8 + [.A348]*512/64 + [.A348]*512*512/64)*8 + [.A348]*512*512)/(1024*1024)" office:value-type="float" office:value="97.6362915039062" calcext:value-type="float">
            <text:p>97.636291503906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8 + 8 + [.A349]*512/64 + 8 + [.A349]*512/64 + [.A349]*512*512/64)*8/(1024*1024)" office:value-type="float" office:value="10.9176635742188" calcext:value-type="float">
            <text:p>10.9176635742188</text:p>
          </table:table-cell>
          <table:table-cell table:formula="of:=((8 + 8 + [.A349]*512/64 + 8 + [.A349]*512/64 + [.A349]*512*512/64)*8 + [.A349]*512*512)/(1024*1024)" office:value-type="float" office:value="97.9176635742187" calcext:value-type="float">
            <text:p>97.917663574218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(8 + 8 + [.A350]*512/64 + 8 + [.A350]*512/64 + [.A350]*512*512/64)*8/(1024*1024)" office:value-type="float" office:value="10.9490356445313" calcext:value-type="float">
            <text:p>10.9490356445313</text:p>
          </table:table-cell>
          <table:table-cell table:formula="of:=((8 + 8 + [.A350]*512/64 + 8 + [.A350]*512/64 + [.A350]*512*512/64)*8 + [.A350]*512*512)/(1024*1024)" office:value-type="float" office:value="98.1990356445312" calcext:value-type="float">
            <text:p>98.199035644531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(8 + 8 + [.A351]*512/64 + 8 + [.A351]*512/64 + [.A351]*512*512/64)*8/(1024*1024)" office:value-type="float" office:value="10.9804077148438" calcext:value-type="float">
            <text:p>10.9804077148438</text:p>
          </table:table-cell>
          <table:table-cell table:formula="of:=((8 + 8 + [.A351]*512/64 + 8 + [.A351]*512/64 + [.A351]*512*512/64)*8 + [.A351]*512*512)/(1024*1024)" office:value-type="float" office:value="98.4804077148437" calcext:value-type="float">
            <text:p>98.480407714843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(8 + 8 + [.A352]*512/64 + 8 + [.A352]*512/64 + [.A352]*512*512/64)*8/(1024*1024)" office:value-type="float" office:value="11.0117797851563" calcext:value-type="float">
            <text:p>11.0117797851563</text:p>
          </table:table-cell>
          <table:table-cell table:formula="of:=((8 + 8 + [.A352]*512/64 + 8 + [.A352]*512/64 + [.A352]*512*512/64)*8 + [.A352]*512*512)/(1024*1024)" office:value-type="float" office:value="98.7617797851562" calcext:value-type="float">
            <text:p>98.761779785156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(8 + 8 + [.A353]*512/64 + 8 + [.A353]*512/64 + [.A353]*512*512/64)*8/(1024*1024)" office:value-type="float" office:value="11.0431518554688" calcext:value-type="float">
            <text:p>11.0431518554688</text:p>
          </table:table-cell>
          <table:table-cell table:formula="of:=((8 + 8 + [.A353]*512/64 + 8 + [.A353]*512/64 + [.A353]*512*512/64)*8 + [.A353]*512*512)/(1024*1024)" office:value-type="float" office:value="99.0431518554687" calcext:value-type="float">
            <text:p>99.043151855468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(8 + 8 + [.A354]*512/64 + 8 + [.A354]*512/64 + [.A354]*512*512/64)*8/(1024*1024)" office:value-type="float" office:value="11.0745239257813" calcext:value-type="float">
            <text:p>11.0745239257813</text:p>
          </table:table-cell>
          <table:table-cell table:formula="of:=((8 + 8 + [.A354]*512/64 + 8 + [.A354]*512/64 + [.A354]*512*512/64)*8 + [.A354]*512*512)/(1024*1024)" office:value-type="float" office:value="99.3245239257812" calcext:value-type="float">
            <text:p>99.324523925781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(8 + 8 + [.A355]*512/64 + 8 + [.A355]*512/64 + [.A355]*512*512/64)*8/(1024*1024)" office:value-type="float" office:value="11.1058959960938" calcext:value-type="float">
            <text:p>11.1058959960938</text:p>
          </table:table-cell>
          <table:table-cell table:formula="of:=((8 + 8 + [.A355]*512/64 + 8 + [.A355]*512/64 + [.A355]*512*512/64)*8 + [.A355]*512*512)/(1024*1024)" office:value-type="float" office:value="99.6058959960937" calcext:value-type="float">
            <text:p>99.605895996093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(8 + 8 + [.A356]*512/64 + 8 + [.A356]*512/64 + [.A356]*512*512/64)*8/(1024*1024)" office:value-type="float" office:value="11.1372680664063" calcext:value-type="float">
            <text:p>11.1372680664063</text:p>
          </table:table-cell>
          <table:table-cell table:formula="of:=((8 + 8 + [.A356]*512/64 + 8 + [.A356]*512/64 + [.A356]*512*512/64)*8 + [.A356]*512*512)/(1024*1024)" office:value-type="float" office:value="99.8872680664062" calcext:value-type="float">
            <text:p>99.887268066406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8 + 8 + [.A357]*512/64 + 8 + [.A357]*512/64 + [.A357]*512*512/64)*8/(1024*1024)" office:value-type="float" office:value="11.1686401367188" calcext:value-type="float">
            <text:p>11.1686401367188</text:p>
          </table:table-cell>
          <table:table-cell table:formula="of:=((8 + 8 + [.A357]*512/64 + 8 + [.A357]*512/64 + [.A357]*512*512/64)*8 + [.A357]*512*512)/(1024*1024)" office:value-type="float" office:value="100.168640136719" calcext:value-type="float">
            <text:p>100.16864013671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(8 + 8 + [.A358]*512/64 + 8 + [.A358]*512/64 + [.A358]*512*512/64)*8/(1024*1024)" office:value-type="float" office:value="11.2000122070313" calcext:value-type="float">
            <text:p>11.2000122070313</text:p>
          </table:table-cell>
          <table:table-cell table:formula="of:=((8 + 8 + [.A358]*512/64 + 8 + [.A358]*512/64 + [.A358]*512*512/64)*8 + [.A358]*512*512)/(1024*1024)" office:value-type="float" office:value="100.450012207031" calcext:value-type="float">
            <text:p>100.45001220703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(8 + 8 + [.A359]*512/64 + 8 + [.A359]*512/64 + [.A359]*512*512/64)*8/(1024*1024)" office:value-type="float" office:value="11.2313842773438" calcext:value-type="float">
            <text:p>11.2313842773438</text:p>
          </table:table-cell>
          <table:table-cell table:formula="of:=((8 + 8 + [.A359]*512/64 + 8 + [.A359]*512/64 + [.A359]*512*512/64)*8 + [.A359]*512*512)/(1024*1024)" office:value-type="float" office:value="100.731384277344" calcext:value-type="float">
            <text:p>100.73138427734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(8 + 8 + [.A360]*512/64 + 8 + [.A360]*512/64 + [.A360]*512*512/64)*8/(1024*1024)" office:value-type="float" office:value="11.2627563476563" calcext:value-type="float">
            <text:p>11.2627563476563</text:p>
          </table:table-cell>
          <table:table-cell table:formula="of:=((8 + 8 + [.A360]*512/64 + 8 + [.A360]*512/64 + [.A360]*512*512/64)*8 + [.A360]*512*512)/(1024*1024)" office:value-type="float" office:value="101.012756347656" calcext:value-type="float">
            <text:p>101.0127563476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8 + 8 + [.A361]*512/64 + 8 + [.A361]*512/64 + [.A361]*512*512/64)*8/(1024*1024)" office:value-type="float" office:value="11.2941284179688" calcext:value-type="float">
            <text:p>11.2941284179688</text:p>
          </table:table-cell>
          <table:table-cell table:formula="of:=((8 + 8 + [.A361]*512/64 + 8 + [.A361]*512/64 + [.A361]*512*512/64)*8 + [.A361]*512*512)/(1024*1024)" office:value-type="float" office:value="101.294128417969" calcext:value-type="float">
            <text:p>101.29412841796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(8 + 8 + [.A362]*512/64 + 8 + [.A362]*512/64 + [.A362]*512*512/64)*8/(1024*1024)" office:value-type="float" office:value="11.3255004882813" calcext:value-type="float">
            <text:p>11.3255004882813</text:p>
          </table:table-cell>
          <table:table-cell table:formula="of:=((8 + 8 + [.A362]*512/64 + 8 + [.A362]*512/64 + [.A362]*512*512/64)*8 + [.A362]*512*512)/(1024*1024)" office:value-type="float" office:value="101.575500488281" calcext:value-type="float">
            <text:p>101.57550048828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(8 + 8 + [.A363]*512/64 + 8 + [.A363]*512/64 + [.A363]*512*512/64)*8/(1024*1024)" office:value-type="float" office:value="11.3568725585938" calcext:value-type="float">
            <text:p>11.3568725585938</text:p>
          </table:table-cell>
          <table:table-cell table:formula="of:=((8 + 8 + [.A363]*512/64 + 8 + [.A363]*512/64 + [.A363]*512*512/64)*8 + [.A363]*512*512)/(1024*1024)" office:value-type="float" office:value="101.856872558594" calcext:value-type="float">
            <text:p>101.85687255859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(8 + 8 + [.A364]*512/64 + 8 + [.A364]*512/64 + [.A364]*512*512/64)*8/(1024*1024)" office:value-type="float" office:value="11.3882446289063" calcext:value-type="float">
            <text:p>11.3882446289063</text:p>
          </table:table-cell>
          <table:table-cell table:formula="of:=((8 + 8 + [.A364]*512/64 + 8 + [.A364]*512/64 + [.A364]*512*512/64)*8 + [.A364]*512*512)/(1024*1024)" office:value-type="float" office:value="102.138244628906" calcext:value-type="float">
            <text:p>102.13824462890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8 + 8 + [.A365]*512/64 + 8 + [.A365]*512/64 + [.A365]*512*512/64)*8/(1024*1024)" office:value-type="float" office:value="11.4196166992188" calcext:value-type="float">
            <text:p>11.4196166992188</text:p>
          </table:table-cell>
          <table:table-cell table:formula="of:=((8 + 8 + [.A365]*512/64 + 8 + [.A365]*512/64 + [.A365]*512*512/64)*8 + [.A365]*512*512)/(1024*1024)" office:value-type="float" office:value="102.419616699219" calcext:value-type="float">
            <text:p>102.41961669921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(8 + 8 + [.A366]*512/64 + 8 + [.A366]*512/64 + [.A366]*512*512/64)*8/(1024*1024)" office:value-type="float" office:value="11.4509887695313" calcext:value-type="float">
            <text:p>11.4509887695313</text:p>
          </table:table-cell>
          <table:table-cell table:formula="of:=((8 + 8 + [.A366]*512/64 + 8 + [.A366]*512/64 + [.A366]*512*512/64)*8 + [.A366]*512*512)/(1024*1024)" office:value-type="float" office:value="102.700988769531" calcext:value-type="float">
            <text:p>102.70098876953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(8 + 8 + [.A367]*512/64 + 8 + [.A367]*512/64 + [.A367]*512*512/64)*8/(1024*1024)" office:value-type="float" office:value="11.4823608398438" calcext:value-type="float">
            <text:p>11.4823608398438</text:p>
          </table:table-cell>
          <table:table-cell table:formula="of:=((8 + 8 + [.A367]*512/64 + 8 + [.A367]*512/64 + [.A367]*512*512/64)*8 + [.A367]*512*512)/(1024*1024)" office:value-type="float" office:value="102.982360839844" calcext:value-type="float">
            <text:p>102.98236083984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(8 + 8 + [.A368]*512/64 + 8 + [.A368]*512/64 + [.A368]*512*512/64)*8/(1024*1024)" office:value-type="float" office:value="11.5137329101563" calcext:value-type="float">
            <text:p>11.5137329101563</text:p>
          </table:table-cell>
          <table:table-cell table:formula="of:=((8 + 8 + [.A368]*512/64 + 8 + [.A368]*512/64 + [.A368]*512*512/64)*8 + [.A368]*512*512)/(1024*1024)" office:value-type="float" office:value="103.263732910156" calcext:value-type="float">
            <text:p>103.26373291015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8 + 8 + [.A369]*512/64 + 8 + [.A369]*512/64 + [.A369]*512*512/64)*8/(1024*1024)" office:value-type="float" office:value="11.5451049804688" calcext:value-type="float">
            <text:p>11.5451049804688</text:p>
          </table:table-cell>
          <table:table-cell table:formula="of:=((8 + 8 + [.A369]*512/64 + 8 + [.A369]*512/64 + [.A369]*512*512/64)*8 + [.A369]*512*512)/(1024*1024)" office:value-type="float" office:value="103.545104980469" calcext:value-type="float">
            <text:p>103.54510498046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(8 + 8 + [.A370]*512/64 + 8 + [.A370]*512/64 + [.A370]*512*512/64)*8/(1024*1024)" office:value-type="float" office:value="11.5764770507813" calcext:value-type="float">
            <text:p>11.5764770507813</text:p>
          </table:table-cell>
          <table:table-cell table:formula="of:=((8 + 8 + [.A370]*512/64 + 8 + [.A370]*512/64 + [.A370]*512*512/64)*8 + [.A370]*512*512)/(1024*1024)" office:value-type="float" office:value="103.826477050781" calcext:value-type="float">
            <text:p>103.82647705078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(8 + 8 + [.A371]*512/64 + 8 + [.A371]*512/64 + [.A371]*512*512/64)*8/(1024*1024)" office:value-type="float" office:value="11.6078491210938" calcext:value-type="float">
            <text:p>11.6078491210938</text:p>
          </table:table-cell>
          <table:table-cell table:formula="of:=((8 + 8 + [.A371]*512/64 + 8 + [.A371]*512/64 + [.A371]*512*512/64)*8 + [.A371]*512*512)/(1024*1024)" office:value-type="float" office:value="104.107849121094" calcext:value-type="float">
            <text:p>104.10784912109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(8 + 8 + [.A372]*512/64 + 8 + [.A372]*512/64 + [.A372]*512*512/64)*8/(1024*1024)" office:value-type="float" office:value="11.6392211914063" calcext:value-type="float">
            <text:p>11.6392211914063</text:p>
          </table:table-cell>
          <table:table-cell table:formula="of:=((8 + 8 + [.A372]*512/64 + 8 + [.A372]*512/64 + [.A372]*512*512/64)*8 + [.A372]*512*512)/(1024*1024)" office:value-type="float" office:value="104.389221191406" calcext:value-type="float">
            <text:p>104.38922119140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8 + 8 + [.A373]*512/64 + 8 + [.A373]*512/64 + [.A373]*512*512/64)*8/(1024*1024)" office:value-type="float" office:value="11.6705932617188" calcext:value-type="float">
            <text:p>11.6705932617188</text:p>
          </table:table-cell>
          <table:table-cell table:formula="of:=((8 + 8 + [.A373]*512/64 + 8 + [.A373]*512/64 + [.A373]*512*512/64)*8 + [.A373]*512*512)/(1024*1024)" office:value-type="float" office:value="104.670593261719" calcext:value-type="float">
            <text:p>104.67059326171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(8 + 8 + [.A374]*512/64 + 8 + [.A374]*512/64 + [.A374]*512*512/64)*8/(1024*1024)" office:value-type="float" office:value="11.7019653320313" calcext:value-type="float">
            <text:p>11.7019653320313</text:p>
          </table:table-cell>
          <table:table-cell table:formula="of:=((8 + 8 + [.A374]*512/64 + 8 + [.A374]*512/64 + [.A374]*512*512/64)*8 + [.A374]*512*512)/(1024*1024)" office:value-type="float" office:value="104.951965332031" calcext:value-type="float">
            <text:p>104.95196533203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(8 + 8 + [.A375]*512/64 + 8 + [.A375]*512/64 + [.A375]*512*512/64)*8/(1024*1024)" office:value-type="float" office:value="11.7333374023438" calcext:value-type="float">
            <text:p>11.7333374023438</text:p>
          </table:table-cell>
          <table:table-cell table:formula="of:=((8 + 8 + [.A375]*512/64 + 8 + [.A375]*512/64 + [.A375]*512*512/64)*8 + [.A375]*512*512)/(1024*1024)" office:value-type="float" office:value="105.233337402344" calcext:value-type="float">
            <text:p>105.23333740234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(8 + 8 + [.A376]*512/64 + 8 + [.A376]*512/64 + [.A376]*512*512/64)*8/(1024*1024)" office:value-type="float" office:value="11.7647094726563" calcext:value-type="float">
            <text:p>11.7647094726563</text:p>
          </table:table-cell>
          <table:table-cell table:formula="of:=((8 + 8 + [.A376]*512/64 + 8 + [.A376]*512/64 + [.A376]*512*512/64)*8 + [.A376]*512*512)/(1024*1024)" office:value-type="float" office:value="105.514709472656" calcext:value-type="float">
            <text:p>105.51470947265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8 + 8 + [.A377]*512/64 + 8 + [.A377]*512/64 + [.A377]*512*512/64)*8/(1024*1024)" office:value-type="float" office:value="11.7960815429688" calcext:value-type="float">
            <text:p>11.7960815429688</text:p>
          </table:table-cell>
          <table:table-cell table:formula="of:=((8 + 8 + [.A377]*512/64 + 8 + [.A377]*512/64 + [.A377]*512*512/64)*8 + [.A377]*512*512)/(1024*1024)" office:value-type="float" office:value="105.796081542969" calcext:value-type="float">
            <text:p>105.79608154296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(8 + 8 + [.A378]*512/64 + 8 + [.A378]*512/64 + [.A378]*512*512/64)*8/(1024*1024)" office:value-type="float" office:value="11.8274536132813" calcext:value-type="float">
            <text:p>11.8274536132813</text:p>
          </table:table-cell>
          <table:table-cell table:formula="of:=((8 + 8 + [.A378]*512/64 + 8 + [.A378]*512/64 + [.A378]*512*512/64)*8 + [.A378]*512*512)/(1024*1024)" office:value-type="float" office:value="106.077453613281" calcext:value-type="float">
            <text:p>106.07745361328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(8 + 8 + [.A379]*512/64 + 8 + [.A379]*512/64 + [.A379]*512*512/64)*8/(1024*1024)" office:value-type="float" office:value="11.8588256835938" calcext:value-type="float">
            <text:p>11.8588256835938</text:p>
          </table:table-cell>
          <table:table-cell table:formula="of:=((8 + 8 + [.A379]*512/64 + 8 + [.A379]*512/64 + [.A379]*512*512/64)*8 + [.A379]*512*512)/(1024*1024)" office:value-type="float" office:value="106.358825683594" calcext:value-type="float">
            <text:p>106.35882568359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(8 + 8 + [.A380]*512/64 + 8 + [.A380]*512/64 + [.A380]*512*512/64)*8/(1024*1024)" office:value-type="float" office:value="11.8901977539063" calcext:value-type="float">
            <text:p>11.8901977539063</text:p>
          </table:table-cell>
          <table:table-cell table:formula="of:=((8 + 8 + [.A380]*512/64 + 8 + [.A380]*512/64 + [.A380]*512*512/64)*8 + [.A380]*512*512)/(1024*1024)" office:value-type="float" office:value="106.640197753906" calcext:value-type="float">
            <text:p>106.64019775390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8 + 8 + [.A381]*512/64 + 8 + [.A381]*512/64 + [.A381]*512*512/64)*8/(1024*1024)" office:value-type="float" office:value="11.9215698242188" calcext:value-type="float">
            <text:p>11.9215698242188</text:p>
          </table:table-cell>
          <table:table-cell table:formula="of:=((8 + 8 + [.A381]*512/64 + 8 + [.A381]*512/64 + [.A381]*512*512/64)*8 + [.A381]*512*512)/(1024*1024)" office:value-type="float" office:value="106.921569824219" calcext:value-type="float">
            <text:p>106.92156982421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(8 + 8 + [.A382]*512/64 + 8 + [.A382]*512/64 + [.A382]*512*512/64)*8/(1024*1024)" office:value-type="float" office:value="11.9529418945313" calcext:value-type="float">
            <text:p>11.9529418945313</text:p>
          </table:table-cell>
          <table:table-cell table:formula="of:=((8 + 8 + [.A382]*512/64 + 8 + [.A382]*512/64 + [.A382]*512*512/64)*8 + [.A382]*512*512)/(1024*1024)" office:value-type="float" office:value="107.202941894531" calcext:value-type="float">
            <text:p>107.20294189453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(8 + 8 + [.A383]*512/64 + 8 + [.A383]*512/64 + [.A383]*512*512/64)*8/(1024*1024)" office:value-type="float" office:value="11.9843139648438" calcext:value-type="float">
            <text:p>11.9843139648438</text:p>
          </table:table-cell>
          <table:table-cell table:formula="of:=((8 + 8 + [.A383]*512/64 + 8 + [.A383]*512/64 + [.A383]*512*512/64)*8 + [.A383]*512*512)/(1024*1024)" office:value-type="float" office:value="107.484313964844" calcext:value-type="float">
            <text:p>107.48431396484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(8 + 8 + [.A384]*512/64 + 8 + [.A384]*512/64 + [.A384]*512*512/64)*8/(1024*1024)" office:value-type="float" office:value="12.0156860351563" calcext:value-type="float">
            <text:p>12.0156860351563</text:p>
          </table:table-cell>
          <table:table-cell table:formula="of:=((8 + 8 + [.A384]*512/64 + 8 + [.A384]*512/64 + [.A384]*512*512/64)*8 + [.A384]*512*512)/(1024*1024)" office:value-type="float" office:value="107.765686035156" calcext:value-type="float">
            <text:p>107.76568603515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8 + 8 + [.A385]*512/64 + 8 + [.A385]*512/64 + [.A385]*512*512/64)*8/(1024*1024)" office:value-type="float" office:value="12.0470581054688" calcext:value-type="float">
            <text:p>12.0470581054688</text:p>
          </table:table-cell>
          <table:table-cell table:formula="of:=((8 + 8 + [.A385]*512/64 + 8 + [.A385]*512/64 + [.A385]*512*512/64)*8 + [.A385]*512*512)/(1024*1024)" office:value-type="float" office:value="108.047058105469" calcext:value-type="float">
            <text:p>108.04705810546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(8 + 8 + [.A386]*512/64 + 8 + [.A386]*512/64 + [.A386]*512*512/64)*8/(1024*1024)" office:value-type="float" office:value="12.0784301757813" calcext:value-type="float">
            <text:p>12.0784301757813</text:p>
          </table:table-cell>
          <table:table-cell table:formula="of:=((8 + 8 + [.A386]*512/64 + 8 + [.A386]*512/64 + [.A386]*512*512/64)*8 + [.A386]*512*512)/(1024*1024)" office:value-type="float" office:value="108.328430175781" calcext:value-type="float">
            <text:p>108.32843017578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(8 + 8 + [.A387]*512/64 + 8 + [.A387]*512/64 + [.A387]*512*512/64)*8/(1024*1024)" office:value-type="float" office:value="12.1098022460938" calcext:value-type="float">
            <text:p>12.1098022460938</text:p>
          </table:table-cell>
          <table:table-cell table:formula="of:=((8 + 8 + [.A387]*512/64 + 8 + [.A387]*512/64 + [.A387]*512*512/64)*8 + [.A387]*512*512)/(1024*1024)" office:value-type="float" office:value="108.609802246094" calcext:value-type="float">
            <text:p>108.60980224609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(8 + 8 + [.A388]*512/64 + 8 + [.A388]*512/64 + [.A388]*512*512/64)*8/(1024*1024)" office:value-type="float" office:value="12.1411743164063" calcext:value-type="float">
            <text:p>12.1411743164063</text:p>
          </table:table-cell>
          <table:table-cell table:formula="of:=((8 + 8 + [.A388]*512/64 + 8 + [.A388]*512/64 + [.A388]*512*512/64)*8 + [.A388]*512*512)/(1024*1024)" office:value-type="float" office:value="108.891174316406" calcext:value-type="float">
            <text:p>108.89117431640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8 + 8 + [.A389]*512/64 + 8 + [.A389]*512/64 + [.A389]*512*512/64)*8/(1024*1024)" office:value-type="float" office:value="12.1725463867188" calcext:value-type="float">
            <text:p>12.1725463867188</text:p>
          </table:table-cell>
          <table:table-cell table:formula="of:=((8 + 8 + [.A389]*512/64 + 8 + [.A389]*512/64 + [.A389]*512*512/64)*8 + [.A389]*512*512)/(1024*1024)" office:value-type="float" office:value="109.172546386719" calcext:value-type="float">
            <text:p>109.17254638671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(8 + 8 + [.A390]*512/64 + 8 + [.A390]*512/64 + [.A390]*512*512/64)*8/(1024*1024)" office:value-type="float" office:value="12.2039184570313" calcext:value-type="float">
            <text:p>12.2039184570313</text:p>
          </table:table-cell>
          <table:table-cell table:formula="of:=((8 + 8 + [.A390]*512/64 + 8 + [.A390]*512/64 + [.A390]*512*512/64)*8 + [.A390]*512*512)/(1024*1024)" office:value-type="float" office:value="109.453918457031" calcext:value-type="float">
            <text:p>109.45391845703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(8 + 8 + [.A391]*512/64 + 8 + [.A391]*512/64 + [.A391]*512*512/64)*8/(1024*1024)" office:value-type="float" office:value="12.2352905273438" calcext:value-type="float">
            <text:p>12.2352905273438</text:p>
          </table:table-cell>
          <table:table-cell table:formula="of:=((8 + 8 + [.A391]*512/64 + 8 + [.A391]*512/64 + [.A391]*512*512/64)*8 + [.A391]*512*512)/(1024*1024)" office:value-type="float" office:value="109.735290527344" calcext:value-type="float">
            <text:p>109.73529052734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(8 + 8 + [.A392]*512/64 + 8 + [.A392]*512/64 + [.A392]*512*512/64)*8/(1024*1024)" office:value-type="float" office:value="12.2666625976563" calcext:value-type="float">
            <text:p>12.2666625976563</text:p>
          </table:table-cell>
          <table:table-cell table:formula="of:=((8 + 8 + [.A392]*512/64 + 8 + [.A392]*512/64 + [.A392]*512*512/64)*8 + [.A392]*512*512)/(1024*1024)" office:value-type="float" office:value="110.016662597656" calcext:value-type="float">
            <text:p>110.01666259765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8 + 8 + [.A393]*512/64 + 8 + [.A393]*512/64 + [.A393]*512*512/64)*8/(1024*1024)" office:value-type="float" office:value="12.2980346679688" calcext:value-type="float">
            <text:p>12.2980346679688</text:p>
          </table:table-cell>
          <table:table-cell table:formula="of:=((8 + 8 + [.A393]*512/64 + 8 + [.A393]*512/64 + [.A393]*512*512/64)*8 + [.A393]*512*512)/(1024*1024)" office:value-type="float" office:value="110.298034667969" calcext:value-type="float">
            <text:p>110.29803466796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(8 + 8 + [.A394]*512/64 + 8 + [.A394]*512/64 + [.A394]*512*512/64)*8/(1024*1024)" office:value-type="float" office:value="12.3294067382813" calcext:value-type="float">
            <text:p>12.3294067382813</text:p>
          </table:table-cell>
          <table:table-cell table:formula="of:=((8 + 8 + [.A394]*512/64 + 8 + [.A394]*512/64 + [.A394]*512*512/64)*8 + [.A394]*512*512)/(1024*1024)" office:value-type="float" office:value="110.579406738281" calcext:value-type="float">
            <text:p>110.57940673828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(8 + 8 + [.A395]*512/64 + 8 + [.A395]*512/64 + [.A395]*512*512/64)*8/(1024*1024)" office:value-type="float" office:value="12.3607788085938" calcext:value-type="float">
            <text:p>12.3607788085938</text:p>
          </table:table-cell>
          <table:table-cell table:formula="of:=((8 + 8 + [.A395]*512/64 + 8 + [.A395]*512/64 + [.A395]*512*512/64)*8 + [.A395]*512*512)/(1024*1024)" office:value-type="float" office:value="110.860778808594" calcext:value-type="float">
            <text:p>110.86077880859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(8 + 8 + [.A396]*512/64 + 8 + [.A396]*512/64 + [.A396]*512*512/64)*8/(1024*1024)" office:value-type="float" office:value="12.3921508789063" calcext:value-type="float">
            <text:p>12.3921508789063</text:p>
          </table:table-cell>
          <table:table-cell table:formula="of:=((8 + 8 + [.A396]*512/64 + 8 + [.A396]*512/64 + [.A396]*512*512/64)*8 + [.A396]*512*512)/(1024*1024)" office:value-type="float" office:value="111.142150878906" calcext:value-type="float">
            <text:p>111.14215087890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8 + 8 + [.A397]*512/64 + 8 + [.A397]*512/64 + [.A397]*512*512/64)*8/(1024*1024)" office:value-type="float" office:value="12.4235229492188" calcext:value-type="float">
            <text:p>12.4235229492188</text:p>
          </table:table-cell>
          <table:table-cell table:formula="of:=((8 + 8 + [.A397]*512/64 + 8 + [.A397]*512/64 + [.A397]*512*512/64)*8 + [.A397]*512*512)/(1024*1024)" office:value-type="float" office:value="111.423522949219" calcext:value-type="float">
            <text:p>111.42352294921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(8 + 8 + [.A398]*512/64 + 8 + [.A398]*512/64 + [.A398]*512*512/64)*8/(1024*1024)" office:value-type="float" office:value="12.4548950195313" calcext:value-type="float">
            <text:p>12.4548950195313</text:p>
          </table:table-cell>
          <table:table-cell table:formula="of:=((8 + 8 + [.A398]*512/64 + 8 + [.A398]*512/64 + [.A398]*512*512/64)*8 + [.A398]*512*512)/(1024*1024)" office:value-type="float" office:value="111.704895019531" calcext:value-type="float">
            <text:p>111.70489501953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(8 + 8 + [.A399]*512/64 + 8 + [.A399]*512/64 + [.A399]*512*512/64)*8/(1024*1024)" office:value-type="float" office:value="12.4862670898438" calcext:value-type="float">
            <text:p>12.4862670898438</text:p>
          </table:table-cell>
          <table:table-cell table:formula="of:=((8 + 8 + [.A399]*512/64 + 8 + [.A399]*512/64 + [.A399]*512*512/64)*8 + [.A399]*512*512)/(1024*1024)" office:value-type="float" office:value="111.986267089844" calcext:value-type="float">
            <text:p>111.98626708984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(8 + 8 + [.A400]*512/64 + 8 + [.A400]*512/64 + [.A400]*512*512/64)*8/(1024*1024)" office:value-type="float" office:value="12.5176391601563" calcext:value-type="float">
            <text:p>12.5176391601563</text:p>
          </table:table-cell>
          <table:table-cell table:formula="of:=((8 + 8 + [.A400]*512/64 + 8 + [.A400]*512/64 + [.A400]*512*512/64)*8 + [.A400]*512*512)/(1024*1024)" office:value-type="float" office:value="112.267639160156" calcext:value-type="float">
            <text:p>112.2676391601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8 + 8 + [.A401]*512/64 + 8 + [.A401]*512/64 + [.A401]*512*512/64)*8/(1024*1024)" office:value-type="float" office:value="12.5490112304688" calcext:value-type="float">
            <text:p>12.5490112304688</text:p>
          </table:table-cell>
          <table:table-cell table:formula="of:=((8 + 8 + [.A401]*512/64 + 8 + [.A401]*512/64 + [.A401]*512*512/64)*8 + [.A401]*512*512)/(1024*1024)" office:value-type="float" office:value="112.549011230469" calcext:value-type="float">
            <text:p>112.54901123046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(8 + 8 + [.A402]*512/64 + 8 + [.A402]*512/64 + [.A402]*512*512/64)*8/(1024*1024)" office:value-type="float" office:value="12.5803833007813" calcext:value-type="float">
            <text:p>12.5803833007813</text:p>
          </table:table-cell>
          <table:table-cell table:formula="of:=((8 + 8 + [.A402]*512/64 + 8 + [.A402]*512/64 + [.A402]*512*512/64)*8 + [.A402]*512*512)/(1024*1024)" office:value-type="float" office:value="112.830383300781" calcext:value-type="float">
            <text:p>112.83038330078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(8 + 8 + [.A403]*512/64 + 8 + [.A403]*512/64 + [.A403]*512*512/64)*8/(1024*1024)" office:value-type="float" office:value="12.6117553710938" calcext:value-type="float">
            <text:p>12.6117553710938</text:p>
          </table:table-cell>
          <table:table-cell table:formula="of:=((8 + 8 + [.A403]*512/64 + 8 + [.A403]*512/64 + [.A403]*512*512/64)*8 + [.A403]*512*512)/(1024*1024)" office:value-type="float" office:value="113.111755371094" calcext:value-type="float">
            <text:p>113.11175537109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(8 + 8 + [.A404]*512/64 + 8 + [.A404]*512/64 + [.A404]*512*512/64)*8/(1024*1024)" office:value-type="float" office:value="12.6431274414063" calcext:value-type="float">
            <text:p>12.6431274414063</text:p>
          </table:table-cell>
          <table:table-cell table:formula="of:=((8 + 8 + [.A404]*512/64 + 8 + [.A404]*512/64 + [.A404]*512*512/64)*8 + [.A404]*512*512)/(1024*1024)" office:value-type="float" office:value="113.393127441406" calcext:value-type="float">
            <text:p>113.39312744140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8 + 8 + [.A405]*512/64 + 8 + [.A405]*512/64 + [.A405]*512*512/64)*8/(1024*1024)" office:value-type="float" office:value="12.6744995117188" calcext:value-type="float">
            <text:p>12.6744995117188</text:p>
          </table:table-cell>
          <table:table-cell table:formula="of:=((8 + 8 + [.A405]*512/64 + 8 + [.A405]*512/64 + [.A405]*512*512/64)*8 + [.A405]*512*512)/(1024*1024)" office:value-type="float" office:value="113.674499511719" calcext:value-type="float">
            <text:p>113.67449951171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(8 + 8 + [.A406]*512/64 + 8 + [.A406]*512/64 + [.A406]*512*512/64)*8/(1024*1024)" office:value-type="float" office:value="12.7058715820313" calcext:value-type="float">
            <text:p>12.7058715820313</text:p>
          </table:table-cell>
          <table:table-cell table:formula="of:=((8 + 8 + [.A406]*512/64 + 8 + [.A406]*512/64 + [.A406]*512*512/64)*8 + [.A406]*512*512)/(1024*1024)" office:value-type="float" office:value="113.955871582031" calcext:value-type="float">
            <text:p>113.95587158203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(8 + 8 + [.A407]*512/64 + 8 + [.A407]*512/64 + [.A407]*512*512/64)*8/(1024*1024)" office:value-type="float" office:value="12.7372436523438" calcext:value-type="float">
            <text:p>12.7372436523438</text:p>
          </table:table-cell>
          <table:table-cell table:formula="of:=((8 + 8 + [.A407]*512/64 + 8 + [.A407]*512/64 + [.A407]*512*512/64)*8 + [.A407]*512*512)/(1024*1024)" office:value-type="float" office:value="114.237243652344" calcext:value-type="float">
            <text:p>114.23724365234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(8 + 8 + [.A408]*512/64 + 8 + [.A408]*512/64 + [.A408]*512*512/64)*8/(1024*1024)" office:value-type="float" office:value="12.7686157226563" calcext:value-type="float">
            <text:p>12.7686157226563</text:p>
          </table:table-cell>
          <table:table-cell table:formula="of:=((8 + 8 + [.A408]*512/64 + 8 + [.A408]*512/64 + [.A408]*512*512/64)*8 + [.A408]*512*512)/(1024*1024)" office:value-type="float" office:value="114.518615722656" calcext:value-type="float">
            <text:p>114.51861572265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8 + 8 + [.A409]*512/64 + 8 + [.A409]*512/64 + [.A409]*512*512/64)*8/(1024*1024)" office:value-type="float" office:value="12.7999877929688" calcext:value-type="float">
            <text:p>12.7999877929688</text:p>
          </table:table-cell>
          <table:table-cell table:formula="of:=((8 + 8 + [.A409]*512/64 + 8 + [.A409]*512/64 + [.A409]*512*512/64)*8 + [.A409]*512*512)/(1024*1024)" office:value-type="float" office:value="114.799987792969" calcext:value-type="float">
            <text:p>114.79998779296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(8 + 8 + [.A410]*512/64 + 8 + [.A410]*512/64 + [.A410]*512*512/64)*8/(1024*1024)" office:value-type="float" office:value="12.8313598632813" calcext:value-type="float">
            <text:p>12.8313598632813</text:p>
          </table:table-cell>
          <table:table-cell table:formula="of:=((8 + 8 + [.A410]*512/64 + 8 + [.A410]*512/64 + [.A410]*512*512/64)*8 + [.A410]*512*512)/(1024*1024)" office:value-type="float" office:value="115.081359863281" calcext:value-type="float">
            <text:p>115.08135986328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(8 + 8 + [.A411]*512/64 + 8 + [.A411]*512/64 + [.A411]*512*512/64)*8/(1024*1024)" office:value-type="float" office:value="12.8627319335938" calcext:value-type="float">
            <text:p>12.8627319335938</text:p>
          </table:table-cell>
          <table:table-cell table:formula="of:=((8 + 8 + [.A411]*512/64 + 8 + [.A411]*512/64 + [.A411]*512*512/64)*8 + [.A411]*512*512)/(1024*1024)" office:value-type="float" office:value="115.362731933594" calcext:value-type="float">
            <text:p>115.36273193359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(8 + 8 + [.A412]*512/64 + 8 + [.A412]*512/64 + [.A412]*512*512/64)*8/(1024*1024)" office:value-type="float" office:value="12.8941040039063" calcext:value-type="float">
            <text:p>12.8941040039063</text:p>
          </table:table-cell>
          <table:table-cell table:formula="of:=((8 + 8 + [.A412]*512/64 + 8 + [.A412]*512/64 + [.A412]*512*512/64)*8 + [.A412]*512*512)/(1024*1024)" office:value-type="float" office:value="115.644104003906" calcext:value-type="float">
            <text:p>115.64410400390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8 + 8 + [.A413]*512/64 + 8 + [.A413]*512/64 + [.A413]*512*512/64)*8/(1024*1024)" office:value-type="float" office:value="12.9254760742188" calcext:value-type="float">
            <text:p>12.9254760742188</text:p>
          </table:table-cell>
          <table:table-cell table:formula="of:=((8 + 8 + [.A413]*512/64 + 8 + [.A413]*512/64 + [.A413]*512*512/64)*8 + [.A413]*512*512)/(1024*1024)" office:value-type="float" office:value="115.925476074219" calcext:value-type="float">
            <text:p>115.92547607421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(8 + 8 + [.A414]*512/64 + 8 + [.A414]*512/64 + [.A414]*512*512/64)*8/(1024*1024)" office:value-type="float" office:value="12.9568481445313" calcext:value-type="float">
            <text:p>12.9568481445313</text:p>
          </table:table-cell>
          <table:table-cell table:formula="of:=((8 + 8 + [.A414]*512/64 + 8 + [.A414]*512/64 + [.A414]*512*512/64)*8 + [.A414]*512*512)/(1024*1024)" office:value-type="float" office:value="116.206848144531" calcext:value-type="float">
            <text:p>116.20684814453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(8 + 8 + [.A415]*512/64 + 8 + [.A415]*512/64 + [.A415]*512*512/64)*8/(1024*1024)" office:value-type="float" office:value="12.9882202148438" calcext:value-type="float">
            <text:p>12.9882202148438</text:p>
          </table:table-cell>
          <table:table-cell table:formula="of:=((8 + 8 + [.A415]*512/64 + 8 + [.A415]*512/64 + [.A415]*512*512/64)*8 + [.A415]*512*512)/(1024*1024)" office:value-type="float" office:value="116.488220214844" calcext:value-type="float">
            <text:p>116.48822021484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(8 + 8 + [.A416]*512/64 + 8 + [.A416]*512/64 + [.A416]*512*512/64)*8/(1024*1024)" office:value-type="float" office:value="13.0195922851563" calcext:value-type="float">
            <text:p>13.0195922851563</text:p>
          </table:table-cell>
          <table:table-cell table:formula="of:=((8 + 8 + [.A416]*512/64 + 8 + [.A416]*512/64 + [.A416]*512*512/64)*8 + [.A416]*512*512)/(1024*1024)" office:value-type="float" office:value="116.769592285156" calcext:value-type="float">
            <text:p>116.76959228515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8 + 8 + [.A417]*512/64 + 8 + [.A417]*512/64 + [.A417]*512*512/64)*8/(1024*1024)" office:value-type="float" office:value="13.0509643554688" calcext:value-type="float">
            <text:p>13.0509643554688</text:p>
          </table:table-cell>
          <table:table-cell table:formula="of:=((8 + 8 + [.A417]*512/64 + 8 + [.A417]*512/64 + [.A417]*512*512/64)*8 + [.A417]*512*512)/(1024*1024)" office:value-type="float" office:value="117.050964355469" calcext:value-type="float">
            <text:p>117.05096435546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(8 + 8 + [.A418]*512/64 + 8 + [.A418]*512/64 + [.A418]*512*512/64)*8/(1024*1024)" office:value-type="float" office:value="13.0823364257813" calcext:value-type="float">
            <text:p>13.0823364257813</text:p>
          </table:table-cell>
          <table:table-cell table:formula="of:=((8 + 8 + [.A418]*512/64 + 8 + [.A418]*512/64 + [.A418]*512*512/64)*8 + [.A418]*512*512)/(1024*1024)" office:value-type="float" office:value="117.332336425781" calcext:value-type="float">
            <text:p>117.33233642578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(8 + 8 + [.A419]*512/64 + 8 + [.A419]*512/64 + [.A419]*512*512/64)*8/(1024*1024)" office:value-type="float" office:value="13.1137084960938" calcext:value-type="float">
            <text:p>13.1137084960938</text:p>
          </table:table-cell>
          <table:table-cell table:formula="of:=((8 + 8 + [.A419]*512/64 + 8 + [.A419]*512/64 + [.A419]*512*512/64)*8 + [.A419]*512*512)/(1024*1024)" office:value-type="float" office:value="117.613708496094" calcext:value-type="float">
            <text:p>117.61370849609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(8 + 8 + [.A420]*512/64 + 8 + [.A420]*512/64 + [.A420]*512*512/64)*8/(1024*1024)" office:value-type="float" office:value="13.1450805664063" calcext:value-type="float">
            <text:p>13.1450805664063</text:p>
          </table:table-cell>
          <table:table-cell table:formula="of:=((8 + 8 + [.A420]*512/64 + 8 + [.A420]*512/64 + [.A420]*512*512/64)*8 + [.A420]*512*512)/(1024*1024)" office:value-type="float" office:value="117.895080566406" calcext:value-type="float">
            <text:p>117.89508056640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8 + 8 + [.A421]*512/64 + 8 + [.A421]*512/64 + [.A421]*512*512/64)*8/(1024*1024)" office:value-type="float" office:value="13.1764526367188" calcext:value-type="float">
            <text:p>13.1764526367188</text:p>
          </table:table-cell>
          <table:table-cell table:formula="of:=((8 + 8 + [.A421]*512/64 + 8 + [.A421]*512/64 + [.A421]*512*512/64)*8 + [.A421]*512*512)/(1024*1024)" office:value-type="float" office:value="118.176452636719" calcext:value-type="float">
            <text:p>118.17645263671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(8 + 8 + [.A422]*512/64 + 8 + [.A422]*512/64 + [.A422]*512*512/64)*8/(1024*1024)" office:value-type="float" office:value="13.2078247070313" calcext:value-type="float">
            <text:p>13.2078247070313</text:p>
          </table:table-cell>
          <table:table-cell table:formula="of:=((8 + 8 + [.A422]*512/64 + 8 + [.A422]*512/64 + [.A422]*512*512/64)*8 + [.A422]*512*512)/(1024*1024)" office:value-type="float" office:value="118.457824707031" calcext:value-type="float">
            <text:p>118.45782470703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(8 + 8 + [.A423]*512/64 + 8 + [.A423]*512/64 + [.A423]*512*512/64)*8/(1024*1024)" office:value-type="float" office:value="13.2391967773438" calcext:value-type="float">
            <text:p>13.2391967773438</text:p>
          </table:table-cell>
          <table:table-cell table:formula="of:=((8 + 8 + [.A423]*512/64 + 8 + [.A423]*512/64 + [.A423]*512*512/64)*8 + [.A423]*512*512)/(1024*1024)" office:value-type="float" office:value="118.739196777344" calcext:value-type="float">
            <text:p>118.73919677734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(8 + 8 + [.A424]*512/64 + 8 + [.A424]*512/64 + [.A424]*512*512/64)*8/(1024*1024)" office:value-type="float" office:value="13.2705688476563" calcext:value-type="float">
            <text:p>13.2705688476563</text:p>
          </table:table-cell>
          <table:table-cell table:formula="of:=((8 + 8 + [.A424]*512/64 + 8 + [.A424]*512/64 + [.A424]*512*512/64)*8 + [.A424]*512*512)/(1024*1024)" office:value-type="float" office:value="119.020568847656" calcext:value-type="float">
            <text:p>119.02056884765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8 + 8 + [.A425]*512/64 + 8 + [.A425]*512/64 + [.A425]*512*512/64)*8/(1024*1024)" office:value-type="float" office:value="13.3019409179688" calcext:value-type="float">
            <text:p>13.3019409179688</text:p>
          </table:table-cell>
          <table:table-cell table:formula="of:=((8 + 8 + [.A425]*512/64 + 8 + [.A425]*512/64 + [.A425]*512*512/64)*8 + [.A425]*512*512)/(1024*1024)" office:value-type="float" office:value="119.301940917969" calcext:value-type="float">
            <text:p>119.30194091796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(8 + 8 + [.A426]*512/64 + 8 + [.A426]*512/64 + [.A426]*512*512/64)*8/(1024*1024)" office:value-type="float" office:value="13.3333129882813" calcext:value-type="float">
            <text:p>13.3333129882813</text:p>
          </table:table-cell>
          <table:table-cell table:formula="of:=((8 + 8 + [.A426]*512/64 + 8 + [.A426]*512/64 + [.A426]*512*512/64)*8 + [.A426]*512*512)/(1024*1024)" office:value-type="float" office:value="119.583312988281" calcext:value-type="float">
            <text:p>119.58331298828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(8 + 8 + [.A427]*512/64 + 8 + [.A427]*512/64 + [.A427]*512*512/64)*8/(1024*1024)" office:value-type="float" office:value="13.3646850585938" calcext:value-type="float">
            <text:p>13.3646850585938</text:p>
          </table:table-cell>
          <table:table-cell table:formula="of:=((8 + 8 + [.A427]*512/64 + 8 + [.A427]*512/64 + [.A427]*512*512/64)*8 + [.A427]*512*512)/(1024*1024)" office:value-type="float" office:value="119.864685058594" calcext:value-type="float">
            <text:p>119.86468505859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(8 + 8 + [.A428]*512/64 + 8 + [.A428]*512/64 + [.A428]*512*512/64)*8/(1024*1024)" office:value-type="float" office:value="13.3960571289063" calcext:value-type="float">
            <text:p>13.3960571289063</text:p>
          </table:table-cell>
          <table:table-cell table:formula="of:=((8 + 8 + [.A428]*512/64 + 8 + [.A428]*512/64 + [.A428]*512*512/64)*8 + [.A428]*512*512)/(1024*1024)" office:value-type="float" office:value="120.146057128906" calcext:value-type="float">
            <text:p>120.14605712890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8 + 8 + [.A429]*512/64 + 8 + [.A429]*512/64 + [.A429]*512*512/64)*8/(1024*1024)" office:value-type="float" office:value="13.4274291992188" calcext:value-type="float">
            <text:p>13.4274291992188</text:p>
          </table:table-cell>
          <table:table-cell table:formula="of:=((8 + 8 + [.A429]*512/64 + 8 + [.A429]*512/64 + [.A429]*512*512/64)*8 + [.A429]*512*512)/(1024*1024)" office:value-type="float" office:value="120.427429199219" calcext:value-type="float">
            <text:p>120.42742919921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(8 + 8 + [.A430]*512/64 + 8 + [.A430]*512/64 + [.A430]*512*512/64)*8/(1024*1024)" office:value-type="float" office:value="13.4588012695313" calcext:value-type="float">
            <text:p>13.4588012695313</text:p>
          </table:table-cell>
          <table:table-cell table:formula="of:=((8 + 8 + [.A430]*512/64 + 8 + [.A430]*512/64 + [.A430]*512*512/64)*8 + [.A430]*512*512)/(1024*1024)" office:value-type="float" office:value="120.708801269531" calcext:value-type="float">
            <text:p>120.70880126953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(8 + 8 + [.A431]*512/64 + 8 + [.A431]*512/64 + [.A431]*512*512/64)*8/(1024*1024)" office:value-type="float" office:value="13.4901733398438" calcext:value-type="float">
            <text:p>13.4901733398438</text:p>
          </table:table-cell>
          <table:table-cell table:formula="of:=((8 + 8 + [.A431]*512/64 + 8 + [.A431]*512/64 + [.A431]*512*512/64)*8 + [.A431]*512*512)/(1024*1024)" office:value-type="float" office:value="120.990173339844" calcext:value-type="float">
            <text:p>120.99017333984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(8 + 8 + [.A432]*512/64 + 8 + [.A432]*512/64 + [.A432]*512*512/64)*8/(1024*1024)" office:value-type="float" office:value="13.5215454101563" calcext:value-type="float">
            <text:p>13.5215454101563</text:p>
          </table:table-cell>
          <table:table-cell table:formula="of:=((8 + 8 + [.A432]*512/64 + 8 + [.A432]*512/64 + [.A432]*512*512/64)*8 + [.A432]*512*512)/(1024*1024)" office:value-type="float" office:value="121.271545410156" calcext:value-type="float">
            <text:p>121.27154541015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8 + 8 + [.A433]*512/64 + 8 + [.A433]*512/64 + [.A433]*512*512/64)*8/(1024*1024)" office:value-type="float" office:value="13.5529174804688" calcext:value-type="float">
            <text:p>13.5529174804688</text:p>
          </table:table-cell>
          <table:table-cell table:formula="of:=((8 + 8 + [.A433]*512/64 + 8 + [.A433]*512/64 + [.A433]*512*512/64)*8 + [.A433]*512*512)/(1024*1024)" office:value-type="float" office:value="121.552917480469" calcext:value-type="float">
            <text:p>121.55291748046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(8 + 8 + [.A434]*512/64 + 8 + [.A434]*512/64 + [.A434]*512*512/64)*8/(1024*1024)" office:value-type="float" office:value="13.5842895507813" calcext:value-type="float">
            <text:p>13.5842895507813</text:p>
          </table:table-cell>
          <table:table-cell table:formula="of:=((8 + 8 + [.A434]*512/64 + 8 + [.A434]*512/64 + [.A434]*512*512/64)*8 + [.A434]*512*512)/(1024*1024)" office:value-type="float" office:value="121.834289550781" calcext:value-type="float">
            <text:p>121.83428955078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(8 + 8 + [.A435]*512/64 + 8 + [.A435]*512/64 + [.A435]*512*512/64)*8/(1024*1024)" office:value-type="float" office:value="13.6156616210938" calcext:value-type="float">
            <text:p>13.6156616210938</text:p>
          </table:table-cell>
          <table:table-cell table:formula="of:=((8 + 8 + [.A435]*512/64 + 8 + [.A435]*512/64 + [.A435]*512*512/64)*8 + [.A435]*512*512)/(1024*1024)" office:value-type="float" office:value="122.115661621094" calcext:value-type="float">
            <text:p>122.11566162109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(8 + 8 + [.A436]*512/64 + 8 + [.A436]*512/64 + [.A436]*512*512/64)*8/(1024*1024)" office:value-type="float" office:value="13.6470336914063" calcext:value-type="float">
            <text:p>13.6470336914063</text:p>
          </table:table-cell>
          <table:table-cell table:formula="of:=((8 + 8 + [.A436]*512/64 + 8 + [.A436]*512/64 + [.A436]*512*512/64)*8 + [.A436]*512*512)/(1024*1024)" office:value-type="float" office:value="122.397033691406" calcext:value-type="float">
            <text:p>122.39703369140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8 + 8 + [.A437]*512/64 + 8 + [.A437]*512/64 + [.A437]*512*512/64)*8/(1024*1024)" office:value-type="float" office:value="13.6784057617188" calcext:value-type="float">
            <text:p>13.6784057617188</text:p>
          </table:table-cell>
          <table:table-cell table:formula="of:=((8 + 8 + [.A437]*512/64 + 8 + [.A437]*512/64 + [.A437]*512*512/64)*8 + [.A437]*512*512)/(1024*1024)" office:value-type="float" office:value="122.678405761719" calcext:value-type="float">
            <text:p>122.67840576171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(8 + 8 + [.A438]*512/64 + 8 + [.A438]*512/64 + [.A438]*512*512/64)*8/(1024*1024)" office:value-type="float" office:value="13.7097778320313" calcext:value-type="float">
            <text:p>13.7097778320313</text:p>
          </table:table-cell>
          <table:table-cell table:formula="of:=((8 + 8 + [.A438]*512/64 + 8 + [.A438]*512/64 + [.A438]*512*512/64)*8 + [.A438]*512*512)/(1024*1024)" office:value-type="float" office:value="122.959777832031" calcext:value-type="float">
            <text:p>122.95977783203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(8 + 8 + [.A439]*512/64 + 8 + [.A439]*512/64 + [.A439]*512*512/64)*8/(1024*1024)" office:value-type="float" office:value="13.7411499023438" calcext:value-type="float">
            <text:p>13.7411499023438</text:p>
          </table:table-cell>
          <table:table-cell table:formula="of:=((8 + 8 + [.A439]*512/64 + 8 + [.A439]*512/64 + [.A439]*512*512/64)*8 + [.A439]*512*512)/(1024*1024)" office:value-type="float" office:value="123.241149902344" calcext:value-type="float">
            <text:p>123.24114990234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(8 + 8 + [.A440]*512/64 + 8 + [.A440]*512/64 + [.A440]*512*512/64)*8/(1024*1024)" office:value-type="float" office:value="13.7725219726563" calcext:value-type="float">
            <text:p>13.7725219726563</text:p>
          </table:table-cell>
          <table:table-cell table:formula="of:=((8 + 8 + [.A440]*512/64 + 8 + [.A440]*512/64 + [.A440]*512*512/64)*8 + [.A440]*512*512)/(1024*1024)" office:value-type="float" office:value="123.522521972656" calcext:value-type="float">
            <text:p>123.52252197265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8 + 8 + [.A441]*512/64 + 8 + [.A441]*512/64 + [.A441]*512*512/64)*8/(1024*1024)" office:value-type="float" office:value="13.8038940429688" calcext:value-type="float">
            <text:p>13.8038940429688</text:p>
          </table:table-cell>
          <table:table-cell table:formula="of:=((8 + 8 + [.A441]*512/64 + 8 + [.A441]*512/64 + [.A441]*512*512/64)*8 + [.A441]*512*512)/(1024*1024)" office:value-type="float" office:value="123.803894042969" calcext:value-type="float">
            <text:p>123.80389404296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(8 + 8 + [.A442]*512/64 + 8 + [.A442]*512/64 + [.A442]*512*512/64)*8/(1024*1024)" office:value-type="float" office:value="13.8352661132813" calcext:value-type="float">
            <text:p>13.8352661132813</text:p>
          </table:table-cell>
          <table:table-cell table:formula="of:=((8 + 8 + [.A442]*512/64 + 8 + [.A442]*512/64 + [.A442]*512*512/64)*8 + [.A442]*512*512)/(1024*1024)" office:value-type="float" office:value="124.085266113281" calcext:value-type="float">
            <text:p>124.08526611328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(8 + 8 + [.A443]*512/64 + 8 + [.A443]*512/64 + [.A443]*512*512/64)*8/(1024*1024)" office:value-type="float" office:value="13.8666381835938" calcext:value-type="float">
            <text:p>13.8666381835938</text:p>
          </table:table-cell>
          <table:table-cell table:formula="of:=((8 + 8 + [.A443]*512/64 + 8 + [.A443]*512/64 + [.A443]*512*512/64)*8 + [.A443]*512*512)/(1024*1024)" office:value-type="float" office:value="124.366638183594" calcext:value-type="float">
            <text:p>124.36663818359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(8 + 8 + [.A444]*512/64 + 8 + [.A444]*512/64 + [.A444]*512*512/64)*8/(1024*1024)" office:value-type="float" office:value="13.8980102539063" calcext:value-type="float">
            <text:p>13.8980102539063</text:p>
          </table:table-cell>
          <table:table-cell table:formula="of:=((8 + 8 + [.A444]*512/64 + 8 + [.A444]*512/64 + [.A444]*512*512/64)*8 + [.A444]*512*512)/(1024*1024)" office:value-type="float" office:value="124.648010253906" calcext:value-type="float">
            <text:p>124.64801025390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8 + 8 + [.A445]*512/64 + 8 + [.A445]*512/64 + [.A445]*512*512/64)*8/(1024*1024)" office:value-type="float" office:value="13.9293823242188" calcext:value-type="float">
            <text:p>13.9293823242188</text:p>
          </table:table-cell>
          <table:table-cell table:formula="of:=((8 + 8 + [.A445]*512/64 + 8 + [.A445]*512/64 + [.A445]*512*512/64)*8 + [.A445]*512*512)/(1024*1024)" office:value-type="float" office:value="124.929382324219" calcext:value-type="float">
            <text:p>124.92938232421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(8 + 8 + [.A446]*512/64 + 8 + [.A446]*512/64 + [.A446]*512*512/64)*8/(1024*1024)" office:value-type="float" office:value="13.9607543945313" calcext:value-type="float">
            <text:p>13.9607543945313</text:p>
          </table:table-cell>
          <table:table-cell table:formula="of:=((8 + 8 + [.A446]*512/64 + 8 + [.A446]*512/64 + [.A446]*512*512/64)*8 + [.A446]*512*512)/(1024*1024)" office:value-type="float" office:value="125.210754394531" calcext:value-type="float">
            <text:p>125.21075439453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(8 + 8 + [.A447]*512/64 + 8 + [.A447]*512/64 + [.A447]*512*512/64)*8/(1024*1024)" office:value-type="float" office:value="13.9921264648438" calcext:value-type="float">
            <text:p>13.9921264648438</text:p>
          </table:table-cell>
          <table:table-cell table:formula="of:=((8 + 8 + [.A447]*512/64 + 8 + [.A447]*512/64 + [.A447]*512*512/64)*8 + [.A447]*512*512)/(1024*1024)" office:value-type="float" office:value="125.492126464844" calcext:value-type="float">
            <text:p>125.49212646484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(8 + 8 + [.A448]*512/64 + 8 + [.A448]*512/64 + [.A448]*512*512/64)*8/(1024*1024)" office:value-type="float" office:value="14.0234985351562" calcext:value-type="float">
            <text:p>14.0234985351562</text:p>
          </table:table-cell>
          <table:table-cell table:formula="of:=((8 + 8 + [.A448]*512/64 + 8 + [.A448]*512/64 + [.A448]*512*512/64)*8 + [.A448]*512*512)/(1024*1024)" office:value-type="float" office:value="125.773498535156" calcext:value-type="float">
            <text:p>125.77349853515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8 + 8 + [.A449]*512/64 + 8 + [.A449]*512/64 + [.A449]*512*512/64)*8/(1024*1024)" office:value-type="float" office:value="14.0548706054688" calcext:value-type="float">
            <text:p>14.0548706054688</text:p>
          </table:table-cell>
          <table:table-cell table:formula="of:=((8 + 8 + [.A449]*512/64 + 8 + [.A449]*512/64 + [.A449]*512*512/64)*8 + [.A449]*512*512)/(1024*1024)" office:value-type="float" office:value="126.054870605469" calcext:value-type="float">
            <text:p>126.05487060546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(8 + 8 + [.A450]*512/64 + 8 + [.A450]*512/64 + [.A450]*512*512/64)*8/(1024*1024)" office:value-type="float" office:value="14.0862426757813" calcext:value-type="float">
            <text:p>14.0862426757813</text:p>
          </table:table-cell>
          <table:table-cell table:formula="of:=((8 + 8 + [.A450]*512/64 + 8 + [.A450]*512/64 + [.A450]*512*512/64)*8 + [.A450]*512*512)/(1024*1024)" office:value-type="float" office:value="126.336242675781" calcext:value-type="float">
            <text:p>126.33624267578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(8 + 8 + [.A451]*512/64 + 8 + [.A451]*512/64 + [.A451]*512*512/64)*8/(1024*1024)" office:value-type="float" office:value="14.1176147460938" calcext:value-type="float">
            <text:p>14.1176147460938</text:p>
          </table:table-cell>
          <table:table-cell table:formula="of:=((8 + 8 + [.A451]*512/64 + 8 + [.A451]*512/64 + [.A451]*512*512/64)*8 + [.A451]*512*512)/(1024*1024)" office:value-type="float" office:value="126.617614746094" calcext:value-type="float">
            <text:p>126.61761474609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(8 + 8 + [.A452]*512/64 + 8 + [.A452]*512/64 + [.A452]*512*512/64)*8/(1024*1024)" office:value-type="float" office:value="14.1489868164063" calcext:value-type="float">
            <text:p>14.1489868164063</text:p>
          </table:table-cell>
          <table:table-cell table:formula="of:=((8 + 8 + [.A452]*512/64 + 8 + [.A452]*512/64 + [.A452]*512*512/64)*8 + [.A452]*512*512)/(1024*1024)" office:value-type="float" office:value="126.898986816406" calcext:value-type="float">
            <text:p>126.89898681640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(8 + 8 + [.A453]*512/64 + 8 + [.A453]*512/64 + [.A453]*512*512/64)*8/(1024*1024)" office:value-type="float" office:value="14.1803588867187" calcext:value-type="float">
            <text:p>14.1803588867187</text:p>
          </table:table-cell>
          <table:table-cell table:formula="of:=((8 + 8 + [.A453]*512/64 + 8 + [.A453]*512/64 + [.A453]*512*512/64)*8 + [.A453]*512*512)/(1024*1024)" office:value-type="float" office:value="127.180358886719" calcext:value-type="float">
            <text:p>127.18035888671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(8 + 8 + [.A454]*512/64 + 8 + [.A454]*512/64 + [.A454]*512*512/64)*8/(1024*1024)" office:value-type="float" office:value="14.2117309570313" calcext:value-type="float">
            <text:p>14.2117309570313</text:p>
          </table:table-cell>
          <table:table-cell table:formula="of:=((8 + 8 + [.A454]*512/64 + 8 + [.A454]*512/64 + [.A454]*512*512/64)*8 + [.A454]*512*512)/(1024*1024)" office:value-type="float" office:value="127.461730957031" calcext:value-type="float">
            <text:p>127.46173095703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(8 + 8 + [.A455]*512/64 + 8 + [.A455]*512/64 + [.A455]*512*512/64)*8/(1024*1024)" office:value-type="float" office:value="14.2431030273438" calcext:value-type="float">
            <text:p>14.2431030273438</text:p>
          </table:table-cell>
          <table:table-cell table:formula="of:=((8 + 8 + [.A455]*512/64 + 8 + [.A455]*512/64 + [.A455]*512*512/64)*8 + [.A455]*512*512)/(1024*1024)" office:value-type="float" office:value="127.743103027344" calcext:value-type="float">
            <text:p>127.74310302734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(8 + 8 + [.A456]*512/64 + 8 + [.A456]*512/64 + [.A456]*512*512/64)*8/(1024*1024)" office:value-type="float" office:value="14.2744750976563" calcext:value-type="float">
            <text:p>14.2744750976563</text:p>
          </table:table-cell>
          <table:table-cell table:formula="of:=((8 + 8 + [.A456]*512/64 + 8 + [.A456]*512/64 + [.A456]*512*512/64)*8 + [.A456]*512*512)/(1024*1024)" office:value-type="float" office:value="128.024475097656" calcext:value-type="float">
            <text:p>128.02447509765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(8 + 8 + [.A457]*512/64 + 8 + [.A457]*512/64 + [.A457]*512*512/64)*8/(1024*1024)" office:value-type="float" office:value="14.3058471679688" calcext:value-type="float">
            <text:p>14.3058471679688</text:p>
          </table:table-cell>
          <table:table-cell table:formula="of:=((8 + 8 + [.A457]*512/64 + 8 + [.A457]*512/64 + [.A457]*512*512/64)*8 + [.A457]*512*512)/(1024*1024)" office:value-type="float" office:value="128.305847167969" calcext:value-type="float">
            <text:p>128.30584716796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(8 + 8 + [.A458]*512/64 + 8 + [.A458]*512/64 + [.A458]*512*512/64)*8/(1024*1024)" office:value-type="float" office:value="14.3372192382812" calcext:value-type="float">
            <text:p>14.3372192382812</text:p>
          </table:table-cell>
          <table:table-cell table:formula="of:=((8 + 8 + [.A458]*512/64 + 8 + [.A458]*512/64 + [.A458]*512*512/64)*8 + [.A458]*512*512)/(1024*1024)" office:value-type="float" office:value="128.587219238281" calcext:value-type="float">
            <text:p>128.58721923828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(8 + 8 + [.A459]*512/64 + 8 + [.A459]*512/64 + [.A459]*512*512/64)*8/(1024*1024)" office:value-type="float" office:value="14.3685913085938" calcext:value-type="float">
            <text:p>14.3685913085938</text:p>
          </table:table-cell>
          <table:table-cell table:formula="of:=((8 + 8 + [.A459]*512/64 + 8 + [.A459]*512/64 + [.A459]*512*512/64)*8 + [.A459]*512*512)/(1024*1024)" office:value-type="float" office:value="128.868591308594" calcext:value-type="float">
            <text:p>128.86859130859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(8 + 8 + [.A460]*512/64 + 8 + [.A460]*512/64 + [.A460]*512*512/64)*8/(1024*1024)" office:value-type="float" office:value="14.3999633789063" calcext:value-type="float">
            <text:p>14.3999633789063</text:p>
          </table:table-cell>
          <table:table-cell table:formula="of:=((8 + 8 + [.A460]*512/64 + 8 + [.A460]*512/64 + [.A460]*512*512/64)*8 + [.A460]*512*512)/(1024*1024)" office:value-type="float" office:value="129.149963378906" calcext:value-type="float">
            <text:p>129.14996337890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8 + 8 + [.A461]*512/64 + 8 + [.A461]*512/64 + [.A461]*512*512/64)*8/(1024*1024)" office:value-type="float" office:value="14.4313354492188" calcext:value-type="float">
            <text:p>14.4313354492188</text:p>
          </table:table-cell>
          <table:table-cell table:formula="of:=((8 + 8 + [.A461]*512/64 + 8 + [.A461]*512/64 + [.A461]*512*512/64)*8 + [.A461]*512*512)/(1024*1024)" office:value-type="float" office:value="129.431335449219" calcext:value-type="float">
            <text:p>129.43133544921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(8 + 8 + [.A462]*512/64 + 8 + [.A462]*512/64 + [.A462]*512*512/64)*8/(1024*1024)" office:value-type="float" office:value="14.4627075195313" calcext:value-type="float">
            <text:p>14.4627075195313</text:p>
          </table:table-cell>
          <table:table-cell table:formula="of:=((8 + 8 + [.A462]*512/64 + 8 + [.A462]*512/64 + [.A462]*512*512/64)*8 + [.A462]*512*512)/(1024*1024)" office:value-type="float" office:value="129.712707519531" calcext:value-type="float">
            <text:p>129.71270751953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(8 + 8 + [.A463]*512/64 + 8 + [.A463]*512/64 + [.A463]*512*512/64)*8/(1024*1024)" office:value-type="float" office:value="14.4940795898437" calcext:value-type="float">
            <text:p>14.4940795898437</text:p>
          </table:table-cell>
          <table:table-cell table:formula="of:=((8 + 8 + [.A463]*512/64 + 8 + [.A463]*512/64 + [.A463]*512*512/64)*8 + [.A463]*512*512)/(1024*1024)" office:value-type="float" office:value="129.994079589844" calcext:value-type="float">
            <text:p>129.99407958984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(8 + 8 + [.A464]*512/64 + 8 + [.A464]*512/64 + [.A464]*512*512/64)*8/(1024*1024)" office:value-type="float" office:value="14.5254516601563" calcext:value-type="float">
            <text:p>14.5254516601563</text:p>
          </table:table-cell>
          <table:table-cell table:formula="of:=((8 + 8 + [.A464]*512/64 + 8 + [.A464]*512/64 + [.A464]*512*512/64)*8 + [.A464]*512*512)/(1024*1024)" office:value-type="float" office:value="130.275451660156" calcext:value-type="float">
            <text:p>130.27545166015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(8 + 8 + [.A465]*512/64 + 8 + [.A465]*512/64 + [.A465]*512*512/64)*8/(1024*1024)" office:value-type="float" office:value="14.5568237304688" calcext:value-type="float">
            <text:p>14.5568237304688</text:p>
          </table:table-cell>
          <table:table-cell table:formula="of:=((8 + 8 + [.A465]*512/64 + 8 + [.A465]*512/64 + [.A465]*512*512/64)*8 + [.A465]*512*512)/(1024*1024)" office:value-type="float" office:value="130.556823730469" calcext:value-type="float">
            <text:p>130.55682373046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(8 + 8 + [.A466]*512/64 + 8 + [.A466]*512/64 + [.A466]*512*512/64)*8/(1024*1024)" office:value-type="float" office:value="14.5881958007813" calcext:value-type="float">
            <text:p>14.5881958007813</text:p>
          </table:table-cell>
          <table:table-cell table:formula="of:=((8 + 8 + [.A466]*512/64 + 8 + [.A466]*512/64 + [.A466]*512*512/64)*8 + [.A466]*512*512)/(1024*1024)" office:value-type="float" office:value="130.838195800781" calcext:value-type="float">
            <text:p>130.83819580078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(8 + 8 + [.A467]*512/64 + 8 + [.A467]*512/64 + [.A467]*512*512/64)*8/(1024*1024)" office:value-type="float" office:value="14.6195678710938" calcext:value-type="float">
            <text:p>14.6195678710938</text:p>
          </table:table-cell>
          <table:table-cell table:formula="of:=((8 + 8 + [.A467]*512/64 + 8 + [.A467]*512/64 + [.A467]*512*512/64)*8 + [.A467]*512*512)/(1024*1024)" office:value-type="float" office:value="131.119567871094" calcext:value-type="float">
            <text:p>131.11956787109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(8 + 8 + [.A468]*512/64 + 8 + [.A468]*512/64 + [.A468]*512*512/64)*8/(1024*1024)" office:value-type="float" office:value="14.6509399414062" calcext:value-type="float">
            <text:p>14.6509399414062</text:p>
          </table:table-cell>
          <table:table-cell table:formula="of:=((8 + 8 + [.A468]*512/64 + 8 + [.A468]*512/64 + [.A468]*512*512/64)*8 + [.A468]*512*512)/(1024*1024)" office:value-type="float" office:value="131.400939941406" calcext:value-type="float">
            <text:p>131.40093994140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8 + 8 + [.A469]*512/64 + 8 + [.A469]*512/64 + [.A469]*512*512/64)*8/(1024*1024)" office:value-type="float" office:value="14.6823120117188" calcext:value-type="float">
            <text:p>14.6823120117188</text:p>
          </table:table-cell>
          <table:table-cell table:formula="of:=((8 + 8 + [.A469]*512/64 + 8 + [.A469]*512/64 + [.A469]*512*512/64)*8 + [.A469]*512*512)/(1024*1024)" office:value-type="float" office:value="131.682312011719" calcext:value-type="float">
            <text:p>131.68231201171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(8 + 8 + [.A470]*512/64 + 8 + [.A470]*512/64 + [.A470]*512*512/64)*8/(1024*1024)" office:value-type="float" office:value="14.7136840820313" calcext:value-type="float">
            <text:p>14.7136840820313</text:p>
          </table:table-cell>
          <table:table-cell table:formula="of:=((8 + 8 + [.A470]*512/64 + 8 + [.A470]*512/64 + [.A470]*512*512/64)*8 + [.A470]*512*512)/(1024*1024)" office:value-type="float" office:value="131.963684082031" calcext:value-type="float">
            <text:p>131.96368408203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(8 + 8 + [.A471]*512/64 + 8 + [.A471]*512/64 + [.A471]*512*512/64)*8/(1024*1024)" office:value-type="float" office:value="14.7450561523438" calcext:value-type="float">
            <text:p>14.7450561523438</text:p>
          </table:table-cell>
          <table:table-cell table:formula="of:=((8 + 8 + [.A471]*512/64 + 8 + [.A471]*512/64 + [.A471]*512*512/64)*8 + [.A471]*512*512)/(1024*1024)" office:value-type="float" office:value="132.245056152344" calcext:value-type="float">
            <text:p>132.24505615234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(8 + 8 + [.A472]*512/64 + 8 + [.A472]*512/64 + [.A472]*512*512/64)*8/(1024*1024)" office:value-type="float" office:value="14.7764282226563" calcext:value-type="float">
            <text:p>14.7764282226563</text:p>
          </table:table-cell>
          <table:table-cell table:formula="of:=((8 + 8 + [.A472]*512/64 + 8 + [.A472]*512/64 + [.A472]*512*512/64)*8 + [.A472]*512*512)/(1024*1024)" office:value-type="float" office:value="132.526428222656" calcext:value-type="float">
            <text:p>132.52642822265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(8 + 8 + [.A473]*512/64 + 8 + [.A473]*512/64 + [.A473]*512*512/64)*8/(1024*1024)" office:value-type="float" office:value="14.8078002929687" calcext:value-type="float">
            <text:p>14.8078002929687</text:p>
          </table:table-cell>
          <table:table-cell table:formula="of:=((8 + 8 + [.A473]*512/64 + 8 + [.A473]*512/64 + [.A473]*512*512/64)*8 + [.A473]*512*512)/(1024*1024)" office:value-type="float" office:value="132.807800292969" calcext:value-type="float">
            <text:p>132.80780029296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(8 + 8 + [.A474]*512/64 + 8 + [.A474]*512/64 + [.A474]*512*512/64)*8/(1024*1024)" office:value-type="float" office:value="14.8391723632813" calcext:value-type="float">
            <text:p>14.8391723632813</text:p>
          </table:table-cell>
          <table:table-cell table:formula="of:=((8 + 8 + [.A474]*512/64 + 8 + [.A474]*512/64 + [.A474]*512*512/64)*8 + [.A474]*512*512)/(1024*1024)" office:value-type="float" office:value="133.089172363281" calcext:value-type="float">
            <text:p>133.08917236328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(8 + 8 + [.A475]*512/64 + 8 + [.A475]*512/64 + [.A475]*512*512/64)*8/(1024*1024)" office:value-type="float" office:value="14.8705444335938" calcext:value-type="float">
            <text:p>14.8705444335938</text:p>
          </table:table-cell>
          <table:table-cell table:formula="of:=((8 + 8 + [.A475]*512/64 + 8 + [.A475]*512/64 + [.A475]*512*512/64)*8 + [.A475]*512*512)/(1024*1024)" office:value-type="float" office:value="133.370544433594" calcext:value-type="float">
            <text:p>133.37054443359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(8 + 8 + [.A476]*512/64 + 8 + [.A476]*512/64 + [.A476]*512*512/64)*8/(1024*1024)" office:value-type="float" office:value="14.9019165039063" calcext:value-type="float">
            <text:p>14.9019165039063</text:p>
          </table:table-cell>
          <table:table-cell table:formula="of:=((8 + 8 + [.A476]*512/64 + 8 + [.A476]*512/64 + [.A476]*512*512/64)*8 + [.A476]*512*512)/(1024*1024)" office:value-type="float" office:value="133.651916503906" calcext:value-type="float">
            <text:p>133.65191650390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(8 + 8 + [.A477]*512/64 + 8 + [.A477]*512/64 + [.A477]*512*512/64)*8/(1024*1024)" office:value-type="float" office:value="14.9332885742188" calcext:value-type="float">
            <text:p>14.9332885742188</text:p>
          </table:table-cell>
          <table:table-cell table:formula="of:=((8 + 8 + [.A477]*512/64 + 8 + [.A477]*512/64 + [.A477]*512*512/64)*8 + [.A477]*512*512)/(1024*1024)" office:value-type="float" office:value="133.933288574219" calcext:value-type="float">
            <text:p>133.93328857421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(8 + 8 + [.A478]*512/64 + 8 + [.A478]*512/64 + [.A478]*512*512/64)*8/(1024*1024)" office:value-type="float" office:value="14.9646606445312" calcext:value-type="float">
            <text:p>14.9646606445312</text:p>
          </table:table-cell>
          <table:table-cell table:formula="of:=((8 + 8 + [.A478]*512/64 + 8 + [.A478]*512/64 + [.A478]*512*512/64)*8 + [.A478]*512*512)/(1024*1024)" office:value-type="float" office:value="134.214660644531" calcext:value-type="float">
            <text:p>134.21466064453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(8 + 8 + [.A479]*512/64 + 8 + [.A479]*512/64 + [.A479]*512*512/64)*8/(1024*1024)" office:value-type="float" office:value="14.9960327148438" calcext:value-type="float">
            <text:p>14.9960327148438</text:p>
          </table:table-cell>
          <table:table-cell table:formula="of:=((8 + 8 + [.A479]*512/64 + 8 + [.A479]*512/64 + [.A479]*512*512/64)*8 + [.A479]*512*512)/(1024*1024)" office:value-type="float" office:value="134.496032714844" calcext:value-type="float">
            <text:p>134.49603271484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(8 + 8 + [.A480]*512/64 + 8 + [.A480]*512/64 + [.A480]*512*512/64)*8/(1024*1024)" office:value-type="float" office:value="15.0274047851563" calcext:value-type="float">
            <text:p>15.0274047851563</text:p>
          </table:table-cell>
          <table:table-cell table:formula="of:=((8 + 8 + [.A480]*512/64 + 8 + [.A480]*512/64 + [.A480]*512*512/64)*8 + [.A480]*512*512)/(1024*1024)" office:value-type="float" office:value="134.777404785156" calcext:value-type="float">
            <text:p>134.77740478515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8 + 8 + [.A481]*512/64 + 8 + [.A481]*512/64 + [.A481]*512*512/64)*8/(1024*1024)" office:value-type="float" office:value="15.0587768554688" calcext:value-type="float">
            <text:p>15.0587768554688</text:p>
          </table:table-cell>
          <table:table-cell table:formula="of:=((8 + 8 + [.A481]*512/64 + 8 + [.A481]*512/64 + [.A481]*512*512/64)*8 + [.A481]*512*512)/(1024*1024)" office:value-type="float" office:value="135.058776855469" calcext:value-type="float">
            <text:p>135.05877685546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(8 + 8 + [.A482]*512/64 + 8 + [.A482]*512/64 + [.A482]*512*512/64)*8/(1024*1024)" office:value-type="float" office:value="15.0901489257813" calcext:value-type="float">
            <text:p>15.0901489257813</text:p>
          </table:table-cell>
          <table:table-cell table:formula="of:=((8 + 8 + [.A482]*512/64 + 8 + [.A482]*512/64 + [.A482]*512*512/64)*8 + [.A482]*512*512)/(1024*1024)" office:value-type="float" office:value="135.340148925781" calcext:value-type="float">
            <text:p>135.34014892578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(8 + 8 + [.A483]*512/64 + 8 + [.A483]*512/64 + [.A483]*512*512/64)*8/(1024*1024)" office:value-type="float" office:value="15.1215209960937" calcext:value-type="float">
            <text:p>15.1215209960937</text:p>
          </table:table-cell>
          <table:table-cell table:formula="of:=((8 + 8 + [.A483]*512/64 + 8 + [.A483]*512/64 + [.A483]*512*512/64)*8 + [.A483]*512*512)/(1024*1024)" office:value-type="float" office:value="135.621520996094" calcext:value-type="float">
            <text:p>135.62152099609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(8 + 8 + [.A484]*512/64 + 8 + [.A484]*512/64 + [.A484]*512*512/64)*8/(1024*1024)" office:value-type="float" office:value="15.1528930664063" calcext:value-type="float">
            <text:p>15.1528930664063</text:p>
          </table:table-cell>
          <table:table-cell table:formula="of:=((8 + 8 + [.A484]*512/64 + 8 + [.A484]*512/64 + [.A484]*512*512/64)*8 + [.A484]*512*512)/(1024*1024)" office:value-type="float" office:value="135.902893066406" calcext:value-type="float">
            <text:p>135.90289306640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8 + 8 + [.A485]*512/64 + 8 + [.A485]*512/64 + [.A485]*512*512/64)*8/(1024*1024)" office:value-type="float" office:value="15.1842651367188" calcext:value-type="float">
            <text:p>15.1842651367188</text:p>
          </table:table-cell>
          <table:table-cell table:formula="of:=((8 + 8 + [.A485]*512/64 + 8 + [.A485]*512/64 + [.A485]*512*512/64)*8 + [.A485]*512*512)/(1024*1024)" office:value-type="float" office:value="136.184265136719" calcext:value-type="float">
            <text:p>136.18426513671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(8 + 8 + [.A486]*512/64 + 8 + [.A486]*512/64 + [.A486]*512*512/64)*8/(1024*1024)" office:value-type="float" office:value="15.2156372070313" calcext:value-type="float">
            <text:p>15.2156372070313</text:p>
          </table:table-cell>
          <table:table-cell table:formula="of:=((8 + 8 + [.A486]*512/64 + 8 + [.A486]*512/64 + [.A486]*512*512/64)*8 + [.A486]*512*512)/(1024*1024)" office:value-type="float" office:value="136.465637207031" calcext:value-type="float">
            <text:p>136.46563720703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(8 + 8 + [.A487]*512/64 + 8 + [.A487]*512/64 + [.A487]*512*512/64)*8/(1024*1024)" office:value-type="float" office:value="15.2470092773438" calcext:value-type="float">
            <text:p>15.2470092773438</text:p>
          </table:table-cell>
          <table:table-cell table:formula="of:=((8 + 8 + [.A487]*512/64 + 8 + [.A487]*512/64 + [.A487]*512*512/64)*8 + [.A487]*512*512)/(1024*1024)" office:value-type="float" office:value="136.747009277344" calcext:value-type="float">
            <text:p>136.74700927734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(8 + 8 + [.A488]*512/64 + 8 + [.A488]*512/64 + [.A488]*512*512/64)*8/(1024*1024)" office:value-type="float" office:value="15.2783813476562" calcext:value-type="float">
            <text:p>15.2783813476562</text:p>
          </table:table-cell>
          <table:table-cell table:formula="of:=((8 + 8 + [.A488]*512/64 + 8 + [.A488]*512/64 + [.A488]*512*512/64)*8 + [.A488]*512*512)/(1024*1024)" office:value-type="float" office:value="137.028381347656" calcext:value-type="float">
            <text:p>137.02838134765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8 + 8 + [.A489]*512/64 + 8 + [.A489]*512/64 + [.A489]*512*512/64)*8/(1024*1024)" office:value-type="float" office:value="15.3097534179688" calcext:value-type="float">
            <text:p>15.3097534179688</text:p>
          </table:table-cell>
          <table:table-cell table:formula="of:=((8 + 8 + [.A489]*512/64 + 8 + [.A489]*512/64 + [.A489]*512*512/64)*8 + [.A489]*512*512)/(1024*1024)" office:value-type="float" office:value="137.309753417969" calcext:value-type="float">
            <text:p>137.30975341796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(8 + 8 + [.A490]*512/64 + 8 + [.A490]*512/64 + [.A490]*512*512/64)*8/(1024*1024)" office:value-type="float" office:value="15.3411254882813" calcext:value-type="float">
            <text:p>15.3411254882813</text:p>
          </table:table-cell>
          <table:table-cell table:formula="of:=((8 + 8 + [.A490]*512/64 + 8 + [.A490]*512/64 + [.A490]*512*512/64)*8 + [.A490]*512*512)/(1024*1024)" office:value-type="float" office:value="137.591125488281" calcext:value-type="float">
            <text:p>137.59112548828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(8 + 8 + [.A491]*512/64 + 8 + [.A491]*512/64 + [.A491]*512*512/64)*8/(1024*1024)" office:value-type="float" office:value="15.3724975585938" calcext:value-type="float">
            <text:p>15.3724975585938</text:p>
          </table:table-cell>
          <table:table-cell table:formula="of:=((8 + 8 + [.A491]*512/64 + 8 + [.A491]*512/64 + [.A491]*512*512/64)*8 + [.A491]*512*512)/(1024*1024)" office:value-type="float" office:value="137.872497558594" calcext:value-type="float">
            <text:p>137.87249755859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(8 + 8 + [.A492]*512/64 + 8 + [.A492]*512/64 + [.A492]*512*512/64)*8/(1024*1024)" office:value-type="float" office:value="15.4038696289063" calcext:value-type="float">
            <text:p>15.4038696289063</text:p>
          </table:table-cell>
          <table:table-cell table:formula="of:=((8 + 8 + [.A492]*512/64 + 8 + [.A492]*512/64 + [.A492]*512*512/64)*8 + [.A492]*512*512)/(1024*1024)" office:value-type="float" office:value="138.153869628906" calcext:value-type="float">
            <text:p>138.15386962890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(8 + 8 + [.A493]*512/64 + 8 + [.A493]*512/64 + [.A493]*512*512/64)*8/(1024*1024)" office:value-type="float" office:value="15.4352416992187" calcext:value-type="float">
            <text:p>15.4352416992187</text:p>
          </table:table-cell>
          <table:table-cell table:formula="of:=((8 + 8 + [.A493]*512/64 + 8 + [.A493]*512/64 + [.A493]*512*512/64)*8 + [.A493]*512*512)/(1024*1024)" office:value-type="float" office:value="138.435241699219" calcext:value-type="float">
            <text:p>138.43524169921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(8 + 8 + [.A494]*512/64 + 8 + [.A494]*512/64 + [.A494]*512*512/64)*8/(1024*1024)" office:value-type="float" office:value="15.4666137695313" calcext:value-type="float">
            <text:p>15.4666137695313</text:p>
          </table:table-cell>
          <table:table-cell table:formula="of:=((8 + 8 + [.A494]*512/64 + 8 + [.A494]*512/64 + [.A494]*512*512/64)*8 + [.A494]*512*512)/(1024*1024)" office:value-type="float" office:value="138.716613769531" calcext:value-type="float">
            <text:p>138.71661376953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(8 + 8 + [.A495]*512/64 + 8 + [.A495]*512/64 + [.A495]*512*512/64)*8/(1024*1024)" office:value-type="float" office:value="15.4979858398438" calcext:value-type="float">
            <text:p>15.4979858398438</text:p>
          </table:table-cell>
          <table:table-cell table:formula="of:=((8 + 8 + [.A495]*512/64 + 8 + [.A495]*512/64 + [.A495]*512*512/64)*8 + [.A495]*512*512)/(1024*1024)" office:value-type="float" office:value="138.997985839844" calcext:value-type="float">
            <text:p>138.99798583984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(8 + 8 + [.A496]*512/64 + 8 + [.A496]*512/64 + [.A496]*512*512/64)*8/(1024*1024)" office:value-type="float" office:value="15.5293579101563" calcext:value-type="float">
            <text:p>15.5293579101563</text:p>
          </table:table-cell>
          <table:table-cell table:formula="of:=((8 + 8 + [.A496]*512/64 + 8 + [.A496]*512/64 + [.A496]*512*512/64)*8 + [.A496]*512*512)/(1024*1024)" office:value-type="float" office:value="139.279357910156" calcext:value-type="float">
            <text:p>139.27935791015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(8 + 8 + [.A497]*512/64 + 8 + [.A497]*512/64 + [.A497]*512*512/64)*8/(1024*1024)" office:value-type="float" office:value="15.5607299804688" calcext:value-type="float">
            <text:p>15.5607299804688</text:p>
          </table:table-cell>
          <table:table-cell table:formula="of:=((8 + 8 + [.A497]*512/64 + 8 + [.A497]*512/64 + [.A497]*512*512/64)*8 + [.A497]*512*512)/(1024*1024)" office:value-type="float" office:value="139.560729980469" calcext:value-type="float">
            <text:p>139.56072998046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(8 + 8 + [.A498]*512/64 + 8 + [.A498]*512/64 + [.A498]*512*512/64)*8/(1024*1024)" office:value-type="float" office:value="15.5921020507812" calcext:value-type="float">
            <text:p>15.5921020507812</text:p>
          </table:table-cell>
          <table:table-cell table:formula="of:=((8 + 8 + [.A498]*512/64 + 8 + [.A498]*512/64 + [.A498]*512*512/64)*8 + [.A498]*512*512)/(1024*1024)" office:value-type="float" office:value="139.842102050781" calcext:value-type="float">
            <text:p>139.84210205078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(8 + 8 + [.A499]*512/64 + 8 + [.A499]*512/64 + [.A499]*512*512/64)*8/(1024*1024)" office:value-type="float" office:value="15.6234741210938" calcext:value-type="float">
            <text:p>15.6234741210938</text:p>
          </table:table-cell>
          <table:table-cell table:formula="of:=((8 + 8 + [.A499]*512/64 + 8 + [.A499]*512/64 + [.A499]*512*512/64)*8 + [.A499]*512*512)/(1024*1024)" office:value-type="float" office:value="140.123474121094" calcext:value-type="float">
            <text:p>140.12347412109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(8 + 8 + [.A500]*512/64 + 8 + [.A500]*512/64 + [.A500]*512*512/64)*8/(1024*1024)" office:value-type="float" office:value="15.6548461914063" calcext:value-type="float">
            <text:p>15.6548461914063</text:p>
          </table:table-cell>
          <table:table-cell table:formula="of:=((8 + 8 + [.A500]*512/64 + 8 + [.A500]*512/64 + [.A500]*512*512/64)*8 + [.A500]*512*512)/(1024*1024)" office:value-type="float" office:value="140.404846191406" calcext:value-type="float">
            <text:p>140.4048461914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8 + 8 + [.A501]*512/64 + 8 + [.A501]*512/64 + [.A501]*512*512/64)*8/(1024*1024)" office:value-type="float" office:value="15.6862182617188" calcext:value-type="float">
            <text:p>15.6862182617188</text:p>
          </table:table-cell>
          <table:table-cell table:formula="of:=((8 + 8 + [.A501]*512/64 + 8 + [.A501]*512/64 + [.A501]*512*512/64)*8 + [.A501]*512*512)/(1024*1024)" office:value-type="float" office:value="140.686218261719" calcext:value-type="float">
            <text:p>140.68621826171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(8 + 8 + [.A502]*512/64 + 8 + [.A502]*512/64 + [.A502]*512*512/64)*8/(1024*1024)" office:value-type="float" office:value="15.7175903320313" calcext:value-type="float">
            <text:p>15.7175903320313</text:p>
          </table:table-cell>
          <table:table-cell table:formula="of:=((8 + 8 + [.A502]*512/64 + 8 + [.A502]*512/64 + [.A502]*512*512/64)*8 + [.A502]*512*512)/(1024*1024)" office:value-type="float" office:value="140.967590332031" calcext:value-type="float">
            <text:p>140.96759033203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(8 + 8 + [.A503]*512/64 + 8 + [.A503]*512/64 + [.A503]*512*512/64)*8/(1024*1024)" office:value-type="float" office:value="15.7489624023437" calcext:value-type="float">
            <text:p>15.7489624023437</text:p>
          </table:table-cell>
          <table:table-cell table:formula="of:=((8 + 8 + [.A503]*512/64 + 8 + [.A503]*512/64 + [.A503]*512*512/64)*8 + [.A503]*512*512)/(1024*1024)" office:value-type="float" office:value="141.248962402344" calcext:value-type="float">
            <text:p>141.24896240234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(8 + 8 + [.A504]*512/64 + 8 + [.A504]*512/64 + [.A504]*512*512/64)*8/(1024*1024)" office:value-type="float" office:value="15.7803344726563" calcext:value-type="float">
            <text:p>15.7803344726563</text:p>
          </table:table-cell>
          <table:table-cell table:formula="of:=((8 + 8 + [.A504]*512/64 + 8 + [.A504]*512/64 + [.A504]*512*512/64)*8 + [.A504]*512*512)/(1024*1024)" office:value-type="float" office:value="141.530334472656" calcext:value-type="float">
            <text:p>141.53033447265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(8 + 8 + [.A505]*512/64 + 8 + [.A505]*512/64 + [.A505]*512*512/64)*8/(1024*1024)" office:value-type="float" office:value="15.8117065429688" calcext:value-type="float">
            <text:p>15.8117065429688</text:p>
          </table:table-cell>
          <table:table-cell table:formula="of:=((8 + 8 + [.A505]*512/64 + 8 + [.A505]*512/64 + [.A505]*512*512/64)*8 + [.A505]*512*512)/(1024*1024)" office:value-type="float" office:value="141.811706542969" calcext:value-type="float">
            <text:p>141.81170654296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(8 + 8 + [.A506]*512/64 + 8 + [.A506]*512/64 + [.A506]*512*512/64)*8/(1024*1024)" office:value-type="float" office:value="15.8430786132813" calcext:value-type="float">
            <text:p>15.8430786132813</text:p>
          </table:table-cell>
          <table:table-cell table:formula="of:=((8 + 8 + [.A506]*512/64 + 8 + [.A506]*512/64 + [.A506]*512*512/64)*8 + [.A506]*512*512)/(1024*1024)" office:value-type="float" office:value="142.093078613281" calcext:value-type="float">
            <text:p>142.09307861328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(8 + 8 + [.A507]*512/64 + 8 + [.A507]*512/64 + [.A507]*512*512/64)*8/(1024*1024)" office:value-type="float" office:value="15.8744506835938" calcext:value-type="float">
            <text:p>15.8744506835938</text:p>
          </table:table-cell>
          <table:table-cell table:formula="of:=((8 + 8 + [.A507]*512/64 + 8 + [.A507]*512/64 + [.A507]*512*512/64)*8 + [.A507]*512*512)/(1024*1024)" office:value-type="float" office:value="142.374450683594" calcext:value-type="float">
            <text:p>142.37445068359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(8 + 8 + [.A508]*512/64 + 8 + [.A508]*512/64 + [.A508]*512*512/64)*8/(1024*1024)" office:value-type="float" office:value="15.9058227539062" calcext:value-type="float">
            <text:p>15.9058227539062</text:p>
          </table:table-cell>
          <table:table-cell table:formula="of:=((8 + 8 + [.A508]*512/64 + 8 + [.A508]*512/64 + [.A508]*512*512/64)*8 + [.A508]*512*512)/(1024*1024)" office:value-type="float" office:value="142.655822753906" calcext:value-type="float">
            <text:p>142.65582275390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(8 + 8 + [.A509]*512/64 + 8 + [.A509]*512/64 + [.A509]*512*512/64)*8/(1024*1024)" office:value-type="float" office:value="15.9371948242188" calcext:value-type="float">
            <text:p>15.9371948242188</text:p>
          </table:table-cell>
          <table:table-cell table:formula="of:=((8 + 8 + [.A509]*512/64 + 8 + [.A509]*512/64 + [.A509]*512*512/64)*8 + [.A509]*512*512)/(1024*1024)" office:value-type="float" office:value="142.937194824219" calcext:value-type="float">
            <text:p>142.93719482421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(8 + 8 + [.A510]*512/64 + 8 + [.A510]*512/64 + [.A510]*512*512/64)*8/(1024*1024)" office:value-type="float" office:value="15.9685668945313" calcext:value-type="float">
            <text:p>15.9685668945313</text:p>
          </table:table-cell>
          <table:table-cell table:formula="of:=((8 + 8 + [.A510]*512/64 + 8 + [.A510]*512/64 + [.A510]*512*512/64)*8 + [.A510]*512*512)/(1024*1024)" office:value-type="float" office:value="143.218566894531" calcext:value-type="float">
            <text:p>143.21856689453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(8 + 8 + [.A511]*512/64 + 8 + [.A511]*512/64 + [.A511]*512*512/64)*8/(1024*1024)" office:value-type="float" office:value="15.9999389648438" calcext:value-type="float">
            <text:p>15.9999389648438</text:p>
          </table:table-cell>
          <table:table-cell table:formula="of:=((8 + 8 + [.A511]*512/64 + 8 + [.A511]*512/64 + [.A511]*512*512/64)*8 + [.A511]*512*512)/(1024*1024)" office:value-type="float" office:value="143.499938964844" calcext:value-type="float">
            <text:p>143.49993896484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(8 + 8 + [.A512]*512/64 + 8 + [.A512]*512/64 + [.A512]*512*512/64)*8/(1024*1024)" office:value-type="float" office:value="16.0313110351563" calcext:value-type="float">
            <text:p>16.0313110351563</text:p>
          </table:table-cell>
          <table:table-cell table:formula="of:=((8 + 8 + [.A512]*512/64 + 8 + [.A512]*512/64 + [.A512]*512*512/64)*8 + [.A512]*512*512)/(1024*1024)" office:value-type="float" office:value="143.781311035156" calcext:value-type="float">
            <text:p>143.7813110351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(8 + 8 + [.A513]*512/64 + 8 + [.A513]*512/64 + [.A513]*512*512/64)*8/(1024*1024)" office:value-type="float" office:value="16.0626831054687" calcext:value-type="float">
            <text:p>16.0626831054687</text:p>
          </table:table-cell>
          <table:table-cell table:formula="of:=((8 + 8 + [.A513]*512/64 + 8 + [.A513]*512/64 + [.A513]*512*512/64)*8 + [.A513]*512*512)/(1024*1024)" office:value-type="float" office:value="144.062683105469" calcext:value-type="float">
            <text:p>144.0626831054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0:50:40.454761451</meta:creation-date>
    <dc:date>2022-11-02T11:38:11.317222169</dc:date>
    <meta:editing-duration>PT6M50S</meta:editing-duration>
    <meta:editing-cycles>1</meta:editing-cycles>
    <meta:document-statistic meta:table-count="1" meta:cell-count="1539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78cm" svg:y="0.316cm" chart:style-name="ch2">
          <text:p>Memory Overhead</text:p>
        </chart:title>
        <chart:legend chart:legend-position="end" svg:x="12.751cm" svg:y="3.952cm" style:legend-expansion="high" chart:style-name="ch3"/>
        <chart:plot-area chart:style-name="ch4" table:cell-range-address="Sheet1.A1:Sheet1.C513" chart:data-source-has-labels="row" svg:x="1.331cm" svg:y="1.275cm" svg:width="11.1cm" svg:height="6.564cm">
          <chart:coordinate-region svg:x="2.138cm" svg:y="1.474cm" svg:width="10.013cm" svg:height="5.718cm"/>
          <chart:axis chart:dimension="x" chart:name="primary-x" chart:style-name="ch5">
            <chart:title svg:x="5.911cm" svg:y="8.019cm" chart:style-name="ch6">
              <text:p>Gb allocated</text:p>
            </chart:title>
          </chart:axis>
          <chart:axis chart:dimension="y" chart:name="primary-y" chart:style-name="ch7">
            <chart:title svg:x="0.451cm" svg:y="5.673cm" chart:style-name="ch8">
              <text:p>Overhead [Mb]</text:p>
            </chart:title>
            <chart:grid chart:style-name="ch9" chart:class="major"/>
          </chart:axis>
          <chart:series chart:style-name="ch10" chart:values-cell-range-address="Sheet1.B2:Sheet1.B513" chart:label-cell-address="Sheet1.B1:Sheet1.B1" chart:class="chart:scatter">
            <chart:domain table:cell-range-address="Sheet1.A2:Sheet1.A513"/>
            <chart:data-point chart:repeated="512"/>
          </chart:series>
          <chart:series chart:style-name="ch11" chart:values-cell-range-address="Sheet1.C2:Sheet1.C513" chart:label-cell-address="Sheet1.C1:Sheet1.C1" chart:class="chart:scatter">
            <chart:data-point chart:repeated="5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ees</text:p>
                <draw:g>
                  <svg:desc>Sheet1.B1:Sheet1.B1</svg:desc>
                </draw:g>
              </table:table-cell>
              <table:table-cell office:value-type="string">
                <text:p>Trees+Stat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13</svg:desc>
                </draw:g>
              </table:table-cell>
              <table:table-cell office:value-type="float" office:value="0.03155517578125">
                <text:p>0.03155517578125</text:p>
                <draw:g>
                  <svg:desc>Sheet1.B2:Sheet1.B513</svg:desc>
                </draw:g>
              </table:table-cell>
              <table:table-cell office:value-type="float" office:value="0.28155517578125">
                <text:p>0.28155517578125</text:p>
                <draw:g>
                  <svg:desc>Sheet1.C2:Sheet1.C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292724609375">
                <text:p>0.06292724609375</text:p>
              </table:table-cell>
              <table:table-cell office:value-type="float" office:value="0.56292724609375">
                <text:p>0.5629272460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9429931640625">
                <text:p>0.09429931640625</text:p>
              </table:table-cell>
              <table:table-cell office:value-type="float" office:value="0.84429931640625">
                <text:p>0.8442993164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2567138671875">
                <text:p>0.12567138671875</text:p>
              </table:table-cell>
              <table:table-cell office:value-type="float" office:value="1.12567138671875">
                <text:p>1.1256713867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5704345703125">
                <text:p>0.15704345703125</text:p>
              </table:table-cell>
              <table:table-cell office:value-type="float" office:value="1.40704345703125">
                <text:p>1.4070434570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8841552734375">
                <text:p>0.18841552734375</text:p>
              </table:table-cell>
              <table:table-cell office:value-type="float" office:value="1.68841552734375">
                <text:p>1.688415527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1978759765625">
                <text:p>0.21978759765625</text:p>
              </table:table-cell>
              <table:table-cell office:value-type="float" office:value="1.96978759765625">
                <text:p>1.9697875976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5115966796875">
                <text:p>0.25115966796875</text:p>
              </table:table-cell>
              <table:table-cell office:value-type="float" office:value="2.25115966796875">
                <text:p>2.25115966796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8253173828125">
                <text:p>0.28253173828125</text:p>
              </table:table-cell>
              <table:table-cell office:value-type="float" office:value="2.53253173828125">
                <text:p>2.5325317382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1390380859375">
                <text:p>0.31390380859375</text:p>
              </table:table-cell>
              <table:table-cell office:value-type="float" office:value="2.81390380859375">
                <text:p>2.8139038085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4527587890625">
                <text:p>0.34527587890625</text:p>
              </table:table-cell>
              <table:table-cell office:value-type="float" office:value="3.09527587890625">
                <text:p>3.0952758789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7664794921875">
                <text:p>0.37664794921875</text:p>
              </table:table-cell>
              <table:table-cell office:value-type="float" office:value="3.37664794921875">
                <text:p>3.3766479492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0802001953125">
                <text:p>0.40802001953125</text:p>
              </table:table-cell>
              <table:table-cell office:value-type="float" office:value="3.65802001953125">
                <text:p>3.6580200195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3939208984375">
                <text:p>0.43939208984375</text:p>
              </table:table-cell>
              <table:table-cell office:value-type="float" office:value="3.93939208984375">
                <text:p>3.9393920898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7076416015625">
                <text:p>0.47076416015625</text:p>
              </table:table-cell>
              <table:table-cell office:value-type="float" office:value="4.22076416015625">
                <text:p>4.2207641601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0213623046875">
                <text:p>0.50213623046875</text:p>
              </table:table-cell>
              <table:table-cell office:value-type="float" office:value="4.50213623046875">
                <text:p>4.5021362304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3350830078125">
                <text:p>0.53350830078125</text:p>
              </table:table-cell>
              <table:table-cell office:value-type="float" office:value="4.78350830078125">
                <text:p>4.78350830078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6488037109375">
                <text:p>0.56488037109375</text:p>
              </table:table-cell>
              <table:table-cell office:value-type="float" office:value="5.06488037109375">
                <text:p>5.06488037109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9625244140625">
                <text:p>0.59625244140625</text:p>
              </table:table-cell>
              <table:table-cell office:value-type="float" office:value="5.34625244140625">
                <text:p>5.34625244140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2762451171875">
                <text:p>0.62762451171875</text:p>
              </table:table-cell>
              <table:table-cell office:value-type="float" office:value="5.62762451171875">
                <text:p>5.62762451171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5899658203125">
                <text:p>0.65899658203125</text:p>
              </table:table-cell>
              <table:table-cell office:value-type="float" office:value="5.90899658203125">
                <text:p>5.90899658203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9036865234375">
                <text:p>0.69036865234375</text:p>
              </table:table-cell>
              <table:table-cell office:value-type="float" office:value="6.19036865234375">
                <text:p>6.19036865234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2174072265625">
                <text:p>0.72174072265625</text:p>
              </table:table-cell>
              <table:table-cell office:value-type="float" office:value="6.47174072265625">
                <text:p>6.47174072265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5311279296875">
                <text:p>0.75311279296875</text:p>
              </table:table-cell>
              <table:table-cell office:value-type="float" office:value="6.75311279296875">
                <text:p>6.75311279296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8448486328125">
                <text:p>0.78448486328125</text:p>
              </table:table-cell>
              <table:table-cell office:value-type="float" office:value="7.03448486328125">
                <text:p>7.03448486328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1585693359375">
                <text:p>0.81585693359375</text:p>
              </table:table-cell>
              <table:table-cell office:value-type="float" office:value="7.31585693359375">
                <text:p>7.31585693359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4722900390625">
                <text:p>0.84722900390625</text:p>
              </table:table-cell>
              <table:table-cell office:value-type="float" office:value="7.59722900390625">
                <text:p>7.59722900390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7860107421875">
                <text:p>0.87860107421875</text:p>
              </table:table-cell>
              <table:table-cell office:value-type="float" office:value="7.87860107421875">
                <text:p>7.87860107421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0997314453125">
                <text:p>0.90997314453125</text:p>
              </table:table-cell>
              <table:table-cell office:value-type="float" office:value="8.15997314453125">
                <text:p>8.15997314453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4134521484375">
                <text:p>0.94134521484375</text:p>
              </table:table-cell>
              <table:table-cell office:value-type="float" office:value="8.44134521484375">
                <text:p>8.44134521484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7271728515625">
                <text:p>0.97271728515625</text:p>
              </table:table-cell>
              <table:table-cell office:value-type="float" office:value="8.72271728515625">
                <text:p>8.72271728515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00408935546875">
                <text:p>1.00408935546875</text:p>
              </table:table-cell>
              <table:table-cell office:value-type="float" office:value="9.00408935546875">
                <text:p>9.00408935546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03546142578125">
                <text:p>1.03546142578125</text:p>
              </table:table-cell>
              <table:table-cell office:value-type="float" office:value="9.28546142578125">
                <text:p>9.28546142578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06683349609375">
                <text:p>1.06683349609375</text:p>
              </table:table-cell>
              <table:table-cell office:value-type="float" office:value="9.56683349609375">
                <text:p>9.56683349609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09820556640625">
                <text:p>1.09820556640625</text:p>
              </table:table-cell>
              <table:table-cell office:value-type="float" office:value="9.84820556640625">
                <text:p>9.84820556640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12957763671875">
                <text:p>1.12957763671875</text:p>
              </table:table-cell>
              <table:table-cell office:value-type="float" office:value="10.1295776367188">
                <text:p>10.12957763671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16094970703125">
                <text:p>1.16094970703125</text:p>
              </table:table-cell>
              <table:table-cell office:value-type="float" office:value="10.4109497070313">
                <text:p>10.41094970703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19232177734375">
                <text:p>1.19232177734375</text:p>
              </table:table-cell>
              <table:table-cell office:value-type="float" office:value="10.6923217773438">
                <text:p>10.69232177734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22369384765625">
                <text:p>1.22369384765625</text:p>
              </table:table-cell>
              <table:table-cell office:value-type="float" office:value="10.9736938476563">
                <text:p>10.97369384765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25506591796875">
                <text:p>1.25506591796875</text:p>
              </table:table-cell>
              <table:table-cell office:value-type="float" office:value="11.2550659179688">
                <text:p>11.25506591796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28643798828125">
                <text:p>1.28643798828125</text:p>
              </table:table-cell>
              <table:table-cell office:value-type="float" office:value="11.5364379882813">
                <text:p>11.53643798828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31781005859375">
                <text:p>1.31781005859375</text:p>
              </table:table-cell>
              <table:table-cell office:value-type="float" office:value="11.8178100585938">
                <text:p>11.81781005859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34918212890625">
                <text:p>1.34918212890625</text:p>
              </table:table-cell>
              <table:table-cell office:value-type="float" office:value="12.0991821289063">
                <text:p>12.09918212890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38055419921875">
                <text:p>1.38055419921875</text:p>
              </table:table-cell>
              <table:table-cell office:value-type="float" office:value="12.3805541992188">
                <text:p>12.38055419921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1192626953125">
                <text:p>1.41192626953125</text:p>
              </table:table-cell>
              <table:table-cell office:value-type="float" office:value="12.6619262695313">
                <text:p>12.66192626953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44329833984375">
                <text:p>1.44329833984375</text:p>
              </table:table-cell>
              <table:table-cell office:value-type="float" office:value="12.9432983398438">
                <text:p>12.94329833984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47467041015625">
                <text:p>1.47467041015625</text:p>
              </table:table-cell>
              <table:table-cell office:value-type="float" office:value="13.2246704101563">
                <text:p>13.22467041015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50604248046875">
                <text:p>1.50604248046875</text:p>
              </table:table-cell>
              <table:table-cell office:value-type="float" office:value="13.5060424804688">
                <text:p>13.50604248046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53741455078125">
                <text:p>1.53741455078125</text:p>
              </table:table-cell>
              <table:table-cell office:value-type="float" office:value="13.7874145507813">
                <text:p>13.78741455078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56878662109375">
                <text:p>1.56878662109375</text:p>
              </table:table-cell>
              <table:table-cell office:value-type="float" office:value="14.0687866210938">
                <text:p>14.06878662109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60015869140625">
                <text:p>1.60015869140625</text:p>
              </table:table-cell>
              <table:table-cell office:value-type="float" office:value="14.3501586914063">
                <text:p>14.35015869140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63153076171875">
                <text:p>1.63153076171875</text:p>
              </table:table-cell>
              <table:table-cell office:value-type="float" office:value="14.6315307617188">
                <text:p>14.63153076171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66290283203125">
                <text:p>1.66290283203125</text:p>
              </table:table-cell>
              <table:table-cell office:value-type="float" office:value="14.9129028320313">
                <text:p>14.91290283203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69427490234375">
                <text:p>1.69427490234375</text:p>
              </table:table-cell>
              <table:table-cell office:value-type="float" office:value="15.1942749023438">
                <text:p>15.19427490234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72564697265625">
                <text:p>1.72564697265625</text:p>
              </table:table-cell>
              <table:table-cell office:value-type="float" office:value="15.4756469726563">
                <text:p>15.47564697265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75701904296875">
                <text:p>1.75701904296875</text:p>
              </table:table-cell>
              <table:table-cell office:value-type="float" office:value="15.7570190429688">
                <text:p>15.75701904296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78839111328125">
                <text:p>1.78839111328125</text:p>
              </table:table-cell>
              <table:table-cell office:value-type="float" office:value="16.0383911132813">
                <text:p>16.03839111328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81976318359375">
                <text:p>1.81976318359375</text:p>
              </table:table-cell>
              <table:table-cell office:value-type="float" office:value="16.3197631835938">
                <text:p>16.31976318359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85113525390625">
                <text:p>1.85113525390625</text:p>
              </table:table-cell>
              <table:table-cell office:value-type="float" office:value="16.6011352539063">
                <text:p>16.60113525390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88250732421875">
                <text:p>1.88250732421875</text:p>
              </table:table-cell>
              <table:table-cell office:value-type="float" office:value="16.8825073242188">
                <text:p>16.88250732421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91387939453125">
                <text:p>1.91387939453125</text:p>
              </table:table-cell>
              <table:table-cell office:value-type="float" office:value="17.1638793945313">
                <text:p>17.16387939453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94525146484375">
                <text:p>1.94525146484375</text:p>
              </table:table-cell>
              <table:table-cell office:value-type="float" office:value="17.4452514648438">
                <text:p>17.4452514648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97662353515625">
                <text:p>1.97662353515625</text:p>
              </table:table-cell>
              <table:table-cell office:value-type="float" office:value="17.7266235351563">
                <text:p>17.7266235351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00799560546875">
                <text:p>2.00799560546875</text:p>
              </table:table-cell>
              <table:table-cell office:value-type="float" office:value="18.0079956054687">
                <text:p>18.00799560546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.03936767578125">
                <text:p>2.03936767578125</text:p>
              </table:table-cell>
              <table:table-cell office:value-type="float" office:value="18.2893676757812">
                <text:p>18.28936767578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.07073974609375">
                <text:p>2.07073974609375</text:p>
              </table:table-cell>
              <table:table-cell office:value-type="float" office:value="18.5707397460937">
                <text:p>18.57073974609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.10211181640625">
                <text:p>2.10211181640625</text:p>
              </table:table-cell>
              <table:table-cell office:value-type="float" office:value="18.8521118164062">
                <text:p>18.8521118164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.13348388671875">
                <text:p>2.13348388671875</text:p>
              </table:table-cell>
              <table:table-cell office:value-type="float" office:value="19.1334838867187">
                <text:p>19.13348388671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.16485595703125">
                <text:p>2.16485595703125</text:p>
              </table:table-cell>
              <table:table-cell office:value-type="float" office:value="19.4148559570312">
                <text:p>19.41485595703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.19622802734375">
                <text:p>2.19622802734375</text:p>
              </table:table-cell>
              <table:table-cell office:value-type="float" office:value="19.6962280273437">
                <text:p>19.69622802734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.22760009765625">
                <text:p>2.22760009765625</text:p>
              </table:table-cell>
              <table:table-cell office:value-type="float" office:value="19.9776000976562">
                <text:p>19.97760009765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.25897216796875">
                <text:p>2.25897216796875</text:p>
              </table:table-cell>
              <table:table-cell office:value-type="float" office:value="20.2589721679688">
                <text:p>20.25897216796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.29034423828125">
                <text:p>2.29034423828125</text:p>
              </table:table-cell>
              <table:table-cell office:value-type="float" office:value="20.5403442382813">
                <text:p>20.54034423828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.32171630859375">
                <text:p>2.32171630859375</text:p>
              </table:table-cell>
              <table:table-cell office:value-type="float" office:value="20.8217163085938">
                <text:p>20.82171630859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.35308837890625">
                <text:p>2.35308837890625</text:p>
              </table:table-cell>
              <table:table-cell office:value-type="float" office:value="21.1030883789063">
                <text:p>21.10308837890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.38446044921875">
                <text:p>2.38446044921875</text:p>
              </table:table-cell>
              <table:table-cell office:value-type="float" office:value="21.3844604492188">
                <text:p>21.38446044921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.41583251953125">
                <text:p>2.41583251953125</text:p>
              </table:table-cell>
              <table:table-cell office:value-type="float" office:value="21.6658325195313">
                <text:p>21.66583251953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.44720458984375">
                <text:p>2.44720458984375</text:p>
              </table:table-cell>
              <table:table-cell office:value-type="float" office:value="21.9472045898438">
                <text:p>21.94720458984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.47857666015625">
                <text:p>2.47857666015625</text:p>
              </table:table-cell>
              <table:table-cell office:value-type="float" office:value="22.2285766601563">
                <text:p>22.228576660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.50994873046875">
                <text:p>2.50994873046875</text:p>
              </table:table-cell>
              <table:table-cell office:value-type="float" office:value="22.5099487304688">
                <text:p>22.50994873046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.54132080078125">
                <text:p>2.54132080078125</text:p>
              </table:table-cell>
              <table:table-cell office:value-type="float" office:value="22.7913208007813">
                <text:p>22.79132080078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.57269287109375">
                <text:p>2.57269287109375</text:p>
              </table:table-cell>
              <table:table-cell office:value-type="float" office:value="23.0726928710938">
                <text:p>23.07269287109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.60406494140625">
                <text:p>2.60406494140625</text:p>
              </table:table-cell>
              <table:table-cell office:value-type="float" office:value="23.3540649414063">
                <text:p>23.35406494140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.63543701171875">
                <text:p>2.63543701171875</text:p>
              </table:table-cell>
              <table:table-cell office:value-type="float" office:value="23.6354370117188">
                <text:p>23.63543701171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66680908203125">
                <text:p>2.66680908203125</text:p>
              </table:table-cell>
              <table:table-cell office:value-type="float" office:value="23.9168090820313">
                <text:p>23.91680908203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.69818115234375">
                <text:p>2.69818115234375</text:p>
              </table:table-cell>
              <table:table-cell office:value-type="float" office:value="24.1981811523438">
                <text:p>24.19818115234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.72955322265625">
                <text:p>2.72955322265625</text:p>
              </table:table-cell>
              <table:table-cell office:value-type="float" office:value="24.4795532226563">
                <text:p>24.47955322265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.76092529296875">
                <text:p>2.76092529296875</text:p>
              </table:table-cell>
              <table:table-cell office:value-type="float" office:value="24.7609252929688">
                <text:p>24.76092529296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.79229736328125">
                <text:p>2.79229736328125</text:p>
              </table:table-cell>
              <table:table-cell office:value-type="float" office:value="25.0422973632813">
                <text:p>25.04229736328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.82366943359375">
                <text:p>2.82366943359375</text:p>
              </table:table-cell>
              <table:table-cell office:value-type="float" office:value="25.3236694335938">
                <text:p>25.32366943359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.85504150390625">
                <text:p>2.85504150390625</text:p>
              </table:table-cell>
              <table:table-cell office:value-type="float" office:value="25.6050415039063">
                <text:p>25.60504150390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.88641357421875">
                <text:p>2.88641357421875</text:p>
              </table:table-cell>
              <table:table-cell office:value-type="float" office:value="25.8864135742188">
                <text:p>25.88641357421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.91778564453125">
                <text:p>2.91778564453125</text:p>
              </table:table-cell>
              <table:table-cell office:value-type="float" office:value="26.1677856445313">
                <text:p>26.16778564453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.94915771484375">
                <text:p>2.94915771484375</text:p>
              </table:table-cell>
              <table:table-cell office:value-type="float" office:value="26.4491577148438">
                <text:p>26.44915771484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98052978515625">
                <text:p>2.98052978515625</text:p>
              </table:table-cell>
              <table:table-cell office:value-type="float" office:value="26.7305297851563">
                <text:p>26.73052978515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.01190185546875">
                <text:p>3.01190185546875</text:p>
              </table:table-cell>
              <table:table-cell office:value-type="float" office:value="27.0119018554688">
                <text:p>27.01190185546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.04327392578125">
                <text:p>3.04327392578125</text:p>
              </table:table-cell>
              <table:table-cell office:value-type="float" office:value="27.2932739257813">
                <text:p>27.29327392578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.07464599609375">
                <text:p>3.07464599609375</text:p>
              </table:table-cell>
              <table:table-cell office:value-type="float" office:value="27.5746459960938">
                <text:p>27.57464599609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.10601806640625">
                <text:p>3.10601806640625</text:p>
              </table:table-cell>
              <table:table-cell office:value-type="float" office:value="27.8560180664063">
                <text:p>27.85601806640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.13739013671875">
                <text:p>3.13739013671875</text:p>
              </table:table-cell>
              <table:table-cell office:value-type="float" office:value="28.1373901367187">
                <text:p>28.13739013671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3.16876220703125">
                <text:p>3.16876220703125</text:p>
              </table:table-cell>
              <table:table-cell office:value-type="float" office:value="28.4187622070312">
                <text:p>28.41876220703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3.20013427734375">
                <text:p>3.20013427734375</text:p>
              </table:table-cell>
              <table:table-cell office:value-type="float" office:value="28.7001342773437">
                <text:p>28.70013427734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3.23150634765625">
                <text:p>3.23150634765625</text:p>
              </table:table-cell>
              <table:table-cell office:value-type="float" office:value="28.9815063476562">
                <text:p>28.98150634765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3.26287841796875">
                <text:p>3.26287841796875</text:p>
              </table:table-cell>
              <table:table-cell office:value-type="float" office:value="29.2628784179687">
                <text:p>29.26287841796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3.29425048828125">
                <text:p>3.29425048828125</text:p>
              </table:table-cell>
              <table:table-cell office:value-type="float" office:value="29.5442504882812">
                <text:p>29.54425048828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3.32562255859375">
                <text:p>3.32562255859375</text:p>
              </table:table-cell>
              <table:table-cell office:value-type="float" office:value="29.8256225585937">
                <text:p>29.82562255859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.35699462890625">
                <text:p>3.35699462890625</text:p>
              </table:table-cell>
              <table:table-cell office:value-type="float" office:value="30.1069946289063">
                <text:p>30.10699462890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.38836669921875">
                <text:p>3.38836669921875</text:p>
              </table:table-cell>
              <table:table-cell office:value-type="float" office:value="30.3883666992188">
                <text:p>30.38836669921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3.41973876953125">
                <text:p>3.41973876953125</text:p>
              </table:table-cell>
              <table:table-cell office:value-type="float" office:value="30.6697387695313">
                <text:p>30.66973876953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.45111083984375">
                <text:p>3.45111083984375</text:p>
              </table:table-cell>
              <table:table-cell office:value-type="float" office:value="30.9511108398438">
                <text:p>30.95111083984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3.48248291015625">
                <text:p>3.48248291015625</text:p>
              </table:table-cell>
              <table:table-cell office:value-type="float" office:value="31.2324829101563">
                <text:p>31.23248291015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3.51385498046875">
                <text:p>3.51385498046875</text:p>
              </table:table-cell>
              <table:table-cell office:value-type="float" office:value="31.5138549804688">
                <text:p>31.51385498046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3.54522705078125">
                <text:p>3.54522705078125</text:p>
              </table:table-cell>
              <table:table-cell office:value-type="float" office:value="31.7952270507813">
                <text:p>31.79522705078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.57659912109375">
                <text:p>3.57659912109375</text:p>
              </table:table-cell>
              <table:table-cell office:value-type="float" office:value="32.0765991210938">
                <text:p>32.07659912109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3.60797119140625">
                <text:p>3.60797119140625</text:p>
              </table:table-cell>
              <table:table-cell office:value-type="float" office:value="32.3579711914063">
                <text:p>32.35797119140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.63934326171875">
                <text:p>3.63934326171875</text:p>
              </table:table-cell>
              <table:table-cell office:value-type="float" office:value="32.6393432617188">
                <text:p>32.63934326171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3.67071533203125">
                <text:p>3.67071533203125</text:p>
              </table:table-cell>
              <table:table-cell office:value-type="float" office:value="32.9207153320313">
                <text:p>32.92071533203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.70208740234375">
                <text:p>3.70208740234375</text:p>
              </table:table-cell>
              <table:table-cell office:value-type="float" office:value="33.2020874023438">
                <text:p>33.20208740234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3.73345947265625">
                <text:p>3.73345947265625</text:p>
              </table:table-cell>
              <table:table-cell office:value-type="float" office:value="33.4834594726563">
                <text:p>33.48345947265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.76483154296875">
                <text:p>3.76483154296875</text:p>
              </table:table-cell>
              <table:table-cell office:value-type="float" office:value="33.7648315429688">
                <text:p>33.76483154296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3.79620361328125">
                <text:p>3.79620361328125</text:p>
              </table:table-cell>
              <table:table-cell office:value-type="float" office:value="34.0462036132813">
                <text:p>34.04620361328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.82757568359375">
                <text:p>3.82757568359375</text:p>
              </table:table-cell>
              <table:table-cell office:value-type="float" office:value="34.3275756835938">
                <text:p>34.32757568359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3.85894775390625">
                <text:p>3.85894775390625</text:p>
              </table:table-cell>
              <table:table-cell office:value-type="float" office:value="34.6089477539063">
                <text:p>34.60894775390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.89031982421875">
                <text:p>3.89031982421875</text:p>
              </table:table-cell>
              <table:table-cell office:value-type="float" office:value="34.8903198242188">
                <text:p>34.89031982421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.92169189453125">
                <text:p>3.92169189453125</text:p>
              </table:table-cell>
              <table:table-cell office:value-type="float" office:value="35.1716918945313">
                <text:p>35.17169189453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3.95306396484375">
                <text:p>3.95306396484375</text:p>
              </table:table-cell>
              <table:table-cell office:value-type="float" office:value="35.4530639648438">
                <text:p>35.45306396484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3.98443603515625">
                <text:p>3.98443603515625</text:p>
              </table:table-cell>
              <table:table-cell office:value-type="float" office:value="35.7344360351563">
                <text:p>35.73443603515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.01580810546875">
                <text:p>4.01580810546875</text:p>
              </table:table-cell>
              <table:table-cell office:value-type="float" office:value="36.0158081054688">
                <text:p>36.01580810546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4.04718017578125">
                <text:p>4.04718017578125</text:p>
              </table:table-cell>
              <table:table-cell office:value-type="float" office:value="36.2971801757813">
                <text:p>36.29718017578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.07855224609375">
                <text:p>4.07855224609375</text:p>
              </table:table-cell>
              <table:table-cell office:value-type="float" office:value="36.5785522460938">
                <text:p>36.57855224609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4.10992431640625">
                <text:p>4.10992431640625</text:p>
              </table:table-cell>
              <table:table-cell office:value-type="float" office:value="36.8599243164063">
                <text:p>36.85992431640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4.14129638671875">
                <text:p>4.14129638671875</text:p>
              </table:table-cell>
              <table:table-cell office:value-type="float" office:value="37.1412963867188">
                <text:p>37.14129638671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4.17266845703125">
                <text:p>4.17266845703125</text:p>
              </table:table-cell>
              <table:table-cell office:value-type="float" office:value="37.4226684570313">
                <text:p>37.42266845703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4.20404052734375">
                <text:p>4.20404052734375</text:p>
              </table:table-cell>
              <table:table-cell office:value-type="float" office:value="37.7040405273438">
                <text:p>37.70404052734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4.23541259765625">
                <text:p>4.23541259765625</text:p>
              </table:table-cell>
              <table:table-cell office:value-type="float" office:value="37.9854125976563">
                <text:p>37.98541259765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4.26678466796875">
                <text:p>4.26678466796875</text:p>
              </table:table-cell>
              <table:table-cell office:value-type="float" office:value="38.2667846679687">
                <text:p>38.26678466796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4.29815673828125">
                <text:p>4.29815673828125</text:p>
              </table:table-cell>
              <table:table-cell office:value-type="float" office:value="38.5481567382812">
                <text:p>38.54815673828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4.32952880859375">
                <text:p>4.32952880859375</text:p>
              </table:table-cell>
              <table:table-cell office:value-type="float" office:value="38.8295288085937">
                <text:p>38.82952880859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4.36090087890625">
                <text:p>4.36090087890625</text:p>
              </table:table-cell>
              <table:table-cell office:value-type="float" office:value="39.1109008789062">
                <text:p>39.11090087890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4.39227294921875">
                <text:p>4.39227294921875</text:p>
              </table:table-cell>
              <table:table-cell office:value-type="float" office:value="39.3922729492187">
                <text:p>39.39227294921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4.42364501953125">
                <text:p>4.42364501953125</text:p>
              </table:table-cell>
              <table:table-cell office:value-type="float" office:value="39.6736450195312">
                <text:p>39.67364501953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4.45501708984375">
                <text:p>4.45501708984375</text:p>
              </table:table-cell>
              <table:table-cell office:value-type="float" office:value="39.9550170898437">
                <text:p>39.95501708984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4.48638916015625">
                <text:p>4.48638916015625</text:p>
              </table:table-cell>
              <table:table-cell office:value-type="float" office:value="40.2363891601563">
                <text:p>40.23638916015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4.51776123046875">
                <text:p>4.51776123046875</text:p>
              </table:table-cell>
              <table:table-cell office:value-type="float" office:value="40.5177612304688">
                <text:p>40.51776123046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4.54913330078125">
                <text:p>4.54913330078125</text:p>
              </table:table-cell>
              <table:table-cell office:value-type="float" office:value="40.7991333007813">
                <text:p>40.79913330078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4.58050537109375">
                <text:p>4.58050537109375</text:p>
              </table:table-cell>
              <table:table-cell office:value-type="float" office:value="41.0805053710938">
                <text:p>41.08050537109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4.61187744140625">
                <text:p>4.61187744140625</text:p>
              </table:table-cell>
              <table:table-cell office:value-type="float" office:value="41.3618774414063">
                <text:p>41.36187744140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4.64324951171875">
                <text:p>4.64324951171875</text:p>
              </table:table-cell>
              <table:table-cell office:value-type="float" office:value="41.6432495117188">
                <text:p>41.64324951171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4.67462158203125">
                <text:p>4.67462158203125</text:p>
              </table:table-cell>
              <table:table-cell office:value-type="float" office:value="41.9246215820313">
                <text:p>41.92462158203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4.70599365234375">
                <text:p>4.70599365234375</text:p>
              </table:table-cell>
              <table:table-cell office:value-type="float" office:value="42.2059936523438">
                <text:p>42.20599365234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4.73736572265625">
                <text:p>4.73736572265625</text:p>
              </table:table-cell>
              <table:table-cell office:value-type="float" office:value="42.4873657226563">
                <text:p>42.48736572265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4.76873779296875">
                <text:p>4.76873779296875</text:p>
              </table:table-cell>
              <table:table-cell office:value-type="float" office:value="42.7687377929688">
                <text:p>42.76873779296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4.80010986328125">
                <text:p>4.80010986328125</text:p>
              </table:table-cell>
              <table:table-cell office:value-type="float" office:value="43.0501098632813">
                <text:p>43.05010986328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4.83148193359375">
                <text:p>4.83148193359375</text:p>
              </table:table-cell>
              <table:table-cell office:value-type="float" office:value="43.3314819335938">
                <text:p>43.33148193359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4.86285400390625">
                <text:p>4.86285400390625</text:p>
              </table:table-cell>
              <table:table-cell office:value-type="float" office:value="43.6128540039063">
                <text:p>43.61285400390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4.89422607421875">
                <text:p>4.89422607421875</text:p>
              </table:table-cell>
              <table:table-cell office:value-type="float" office:value="43.8942260742188">
                <text:p>43.89422607421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4.92559814453125">
                <text:p>4.92559814453125</text:p>
              </table:table-cell>
              <table:table-cell office:value-type="float" office:value="44.1755981445313">
                <text:p>44.17559814453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4.95697021484375">
                <text:p>4.95697021484375</text:p>
              </table:table-cell>
              <table:table-cell office:value-type="float" office:value="44.4569702148438">
                <text:p>44.45697021484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4.98834228515625">
                <text:p>4.98834228515625</text:p>
              </table:table-cell>
              <table:table-cell office:value-type="float" office:value="44.7383422851563">
                <text:p>44.73834228515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.01971435546875">
                <text:p>5.01971435546875</text:p>
              </table:table-cell>
              <table:table-cell office:value-type="float" office:value="45.0197143554688">
                <text:p>45.01971435546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5.05108642578125">
                <text:p>5.05108642578125</text:p>
              </table:table-cell>
              <table:table-cell office:value-type="float" office:value="45.3010864257813">
                <text:p>45.30108642578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5.08245849609375">
                <text:p>5.08245849609375</text:p>
              </table:table-cell>
              <table:table-cell office:value-type="float" office:value="45.5824584960938">
                <text:p>45.58245849609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5.11383056640625">
                <text:p>5.11383056640625</text:p>
              </table:table-cell>
              <table:table-cell office:value-type="float" office:value="45.8638305664063">
                <text:p>45.86383056640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5.14520263671875">
                <text:p>5.14520263671875</text:p>
              </table:table-cell>
              <table:table-cell office:value-type="float" office:value="46.1452026367188">
                <text:p>46.14520263671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5.17657470703125">
                <text:p>5.17657470703125</text:p>
              </table:table-cell>
              <table:table-cell office:value-type="float" office:value="46.4265747070313">
                <text:p>46.42657470703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5.20794677734375">
                <text:p>5.20794677734375</text:p>
              </table:table-cell>
              <table:table-cell office:value-type="float" office:value="46.7079467773438">
                <text:p>46.70794677734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5.23931884765625">
                <text:p>5.23931884765625</text:p>
              </table:table-cell>
              <table:table-cell office:value-type="float" office:value="46.9893188476563">
                <text:p>46.98931884765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5.27069091796875">
                <text:p>5.27069091796875</text:p>
              </table:table-cell>
              <table:table-cell office:value-type="float" office:value="47.2706909179688">
                <text:p>47.27069091796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5.30206298828125">
                <text:p>5.30206298828125</text:p>
              </table:table-cell>
              <table:table-cell office:value-type="float" office:value="47.5520629882813">
                <text:p>47.55206298828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5.33343505859375">
                <text:p>5.33343505859375</text:p>
              </table:table-cell>
              <table:table-cell office:value-type="float" office:value="47.8334350585938">
                <text:p>47.83343505859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5.36480712890625">
                <text:p>5.36480712890625</text:p>
              </table:table-cell>
              <table:table-cell office:value-type="float" office:value="48.1148071289063">
                <text:p>48.11480712890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5.39617919921875">
                <text:p>5.39617919921875</text:p>
              </table:table-cell>
              <table:table-cell office:value-type="float" office:value="48.3961791992188">
                <text:p>48.39617919921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.42755126953125">
                <text:p>5.42755126953125</text:p>
              </table:table-cell>
              <table:table-cell office:value-type="float" office:value="48.6775512695313">
                <text:p>48.67755126953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5.45892333984375">
                <text:p>5.45892333984375</text:p>
              </table:table-cell>
              <table:table-cell office:value-type="float" office:value="48.9589233398438">
                <text:p>48.95892333984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.49029541015625">
                <text:p>5.49029541015625</text:p>
              </table:table-cell>
              <table:table-cell office:value-type="float" office:value="49.2402954101563">
                <text:p>49.24029541015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5.52166748046875">
                <text:p>5.52166748046875</text:p>
              </table:table-cell>
              <table:table-cell office:value-type="float" office:value="49.5216674804688">
                <text:p>49.52166748046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.55303955078125">
                <text:p>5.55303955078125</text:p>
              </table:table-cell>
              <table:table-cell office:value-type="float" office:value="49.8030395507813">
                <text:p>49.80303955078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.58441162109375">
                <text:p>5.58441162109375</text:p>
              </table:table-cell>
              <table:table-cell office:value-type="float" office:value="50.0844116210938">
                <text:p>50.08441162109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.61578369140625">
                <text:p>5.61578369140625</text:p>
              </table:table-cell>
              <table:table-cell office:value-type="float" office:value="50.3657836914063">
                <text:p>50.36578369140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.64715576171875">
                <text:p>5.64715576171875</text:p>
              </table:table-cell>
              <table:table-cell office:value-type="float" office:value="50.6471557617188">
                <text:p>50.6471557617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.67852783203125">
                <text:p>5.67852783203125</text:p>
              </table:table-cell>
              <table:table-cell office:value-type="float" office:value="50.9285278320313">
                <text:p>50.92852783203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.70989990234375">
                <text:p>5.70989990234375</text:p>
              </table:table-cell>
              <table:table-cell office:value-type="float" office:value="51.2098999023438">
                <text:p>51.20989990234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.74127197265625">
                <text:p>5.74127197265625</text:p>
              </table:table-cell>
              <table:table-cell office:value-type="float" office:value="51.4912719726563">
                <text:p>51.49127197265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.77264404296875">
                <text:p>5.77264404296875</text:p>
              </table:table-cell>
              <table:table-cell office:value-type="float" office:value="51.7726440429688">
                <text:p>51.77264404296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.80401611328125">
                <text:p>5.80401611328125</text:p>
              </table:table-cell>
              <table:table-cell office:value-type="float" office:value="52.0540161132813">
                <text:p>52.05401611328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5.83538818359375">
                <text:p>5.83538818359375</text:p>
              </table:table-cell>
              <table:table-cell office:value-type="float" office:value="52.3353881835938">
                <text:p>52.33538818359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5.86676025390625">
                <text:p>5.86676025390625</text:p>
              </table:table-cell>
              <table:table-cell office:value-type="float" office:value="52.6167602539063">
                <text:p>52.61676025390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5.89813232421875">
                <text:p>5.89813232421875</text:p>
              </table:table-cell>
              <table:table-cell office:value-type="float" office:value="52.8981323242188">
                <text:p>52.89813232421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.92950439453125">
                <text:p>5.92950439453125</text:p>
              </table:table-cell>
              <table:table-cell office:value-type="float" office:value="53.1795043945313">
                <text:p>53.17950439453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.96087646484375">
                <text:p>5.96087646484375</text:p>
              </table:table-cell>
              <table:table-cell office:value-type="float" office:value="53.4608764648438">
                <text:p>53.46087646484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.99224853515625">
                <text:p>5.99224853515625</text:p>
              </table:table-cell>
              <table:table-cell office:value-type="float" office:value="53.7422485351563">
                <text:p>53.74224853515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6.02362060546875">
                <text:p>6.02362060546875</text:p>
              </table:table-cell>
              <table:table-cell office:value-type="float" office:value="54.0236206054688">
                <text:p>54.02362060546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6.05499267578125">
                <text:p>6.05499267578125</text:p>
              </table:table-cell>
              <table:table-cell office:value-type="float" office:value="54.3049926757813">
                <text:p>54.30499267578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6.08636474609375">
                <text:p>6.08636474609375</text:p>
              </table:table-cell>
              <table:table-cell office:value-type="float" office:value="54.5863647460938">
                <text:p>54.58636474609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6.11773681640625">
                <text:p>6.11773681640625</text:p>
              </table:table-cell>
              <table:table-cell office:value-type="float" office:value="54.8677368164063">
                <text:p>54.86773681640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6.14910888671875">
                <text:p>6.14910888671875</text:p>
              </table:table-cell>
              <table:table-cell office:value-type="float" office:value="55.1491088867188">
                <text:p>55.14910888671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6.18048095703125">
                <text:p>6.18048095703125</text:p>
              </table:table-cell>
              <table:table-cell office:value-type="float" office:value="55.4304809570313">
                <text:p>55.43048095703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6.21185302734375">
                <text:p>6.21185302734375</text:p>
              </table:table-cell>
              <table:table-cell office:value-type="float" office:value="55.7118530273438">
                <text:p>55.71185302734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6.24322509765625">
                <text:p>6.24322509765625</text:p>
              </table:table-cell>
              <table:table-cell office:value-type="float" office:value="55.9932250976563">
                <text:p>55.99322509765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.27459716796875">
                <text:p>6.27459716796875</text:p>
              </table:table-cell>
              <table:table-cell office:value-type="float" office:value="56.2745971679688">
                <text:p>56.27459716796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6.30596923828125">
                <text:p>6.30596923828125</text:p>
              </table:table-cell>
              <table:table-cell office:value-type="float" office:value="56.5559692382813">
                <text:p>56.55596923828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6.33734130859375">
                <text:p>6.33734130859375</text:p>
              </table:table-cell>
              <table:table-cell office:value-type="float" office:value="56.8373413085938">
                <text:p>56.83734130859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6.36871337890625">
                <text:p>6.36871337890625</text:p>
              </table:table-cell>
              <table:table-cell office:value-type="float" office:value="57.1187133789063">
                <text:p>57.11871337890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6.40008544921875">
                <text:p>6.40008544921875</text:p>
              </table:table-cell>
              <table:table-cell office:value-type="float" office:value="57.4000854492188">
                <text:p>57.40008544921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6.43145751953125">
                <text:p>6.43145751953125</text:p>
              </table:table-cell>
              <table:table-cell office:value-type="float" office:value="57.6814575195313">
                <text:p>57.68145751953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6.46282958984375">
                <text:p>6.46282958984375</text:p>
              </table:table-cell>
              <table:table-cell office:value-type="float" office:value="57.9628295898438">
                <text:p>57.96282958984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6.49420166015625">
                <text:p>6.49420166015625</text:p>
              </table:table-cell>
              <table:table-cell office:value-type="float" office:value="58.2442016601563">
                <text:p>58.24420166015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6.52557373046875">
                <text:p>6.52557373046875</text:p>
              </table:table-cell>
              <table:table-cell office:value-type="float" office:value="58.5255737304688">
                <text:p>58.52557373046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6.55694580078125">
                <text:p>6.55694580078125</text:p>
              </table:table-cell>
              <table:table-cell office:value-type="float" office:value="58.8069458007813">
                <text:p>58.80694580078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6.58831787109375">
                <text:p>6.58831787109375</text:p>
              </table:table-cell>
              <table:table-cell office:value-type="float" office:value="59.0883178710938">
                <text:p>59.08831787109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6.61968994140625">
                <text:p>6.61968994140625</text:p>
              </table:table-cell>
              <table:table-cell office:value-type="float" office:value="59.3696899414063">
                <text:p>59.36968994140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6.65106201171875">
                <text:p>6.65106201171875</text:p>
              </table:table-cell>
              <table:table-cell office:value-type="float" office:value="59.6510620117188">
                <text:p>59.65106201171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6.68243408203125">
                <text:p>6.68243408203125</text:p>
              </table:table-cell>
              <table:table-cell office:value-type="float" office:value="59.9324340820313">
                <text:p>59.93243408203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6.71380615234375">
                <text:p>6.71380615234375</text:p>
              </table:table-cell>
              <table:table-cell office:value-type="float" office:value="60.2138061523438">
                <text:p>60.21380615234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6.74517822265625">
                <text:p>6.74517822265625</text:p>
              </table:table-cell>
              <table:table-cell office:value-type="float" office:value="60.4951782226563">
                <text:p>60.49517822265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6.77655029296875">
                <text:p>6.77655029296875</text:p>
              </table:table-cell>
              <table:table-cell office:value-type="float" office:value="60.7765502929688">
                <text:p>60.77655029296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6.80792236328125">
                <text:p>6.80792236328125</text:p>
              </table:table-cell>
              <table:table-cell office:value-type="float" office:value="61.0579223632813">
                <text:p>61.05792236328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6.83929443359375">
                <text:p>6.83929443359375</text:p>
              </table:table-cell>
              <table:table-cell office:value-type="float" office:value="61.3392944335938">
                <text:p>61.33929443359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6.87066650390625">
                <text:p>6.87066650390625</text:p>
              </table:table-cell>
              <table:table-cell office:value-type="float" office:value="61.6206665039063">
                <text:p>61.62066650390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6.90203857421875">
                <text:p>6.90203857421875</text:p>
              </table:table-cell>
              <table:table-cell office:value-type="float" office:value="61.9020385742188">
                <text:p>61.90203857421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6.93341064453125">
                <text:p>6.93341064453125</text:p>
              </table:table-cell>
              <table:table-cell office:value-type="float" office:value="62.1834106445313">
                <text:p>62.18341064453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6.96478271484375">
                <text:p>6.96478271484375</text:p>
              </table:table-cell>
              <table:table-cell office:value-type="float" office:value="62.4647827148438">
                <text:p>62.46478271484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6.99615478515625">
                <text:p>6.99615478515625</text:p>
              </table:table-cell>
              <table:table-cell office:value-type="float" office:value="62.7461547851563">
                <text:p>62.74615478515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7.02752685546875">
                <text:p>7.02752685546875</text:p>
              </table:table-cell>
              <table:table-cell office:value-type="float" office:value="63.0275268554688">
                <text:p>63.02752685546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7.05889892578125">
                <text:p>7.05889892578125</text:p>
              </table:table-cell>
              <table:table-cell office:value-type="float" office:value="63.3088989257813">
                <text:p>63.30889892578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7.09027099609375">
                <text:p>7.09027099609375</text:p>
              </table:table-cell>
              <table:table-cell office:value-type="float" office:value="63.5902709960938">
                <text:p>63.59027099609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7.12164306640625">
                <text:p>7.12164306640625</text:p>
              </table:table-cell>
              <table:table-cell office:value-type="float" office:value="63.8716430664063">
                <text:p>63.87164306640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7.15301513671875">
                <text:p>7.15301513671875</text:p>
              </table:table-cell>
              <table:table-cell office:value-type="float" office:value="64.1530151367188">
                <text:p>64.15301513671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7.18438720703125">
                <text:p>7.18438720703125</text:p>
              </table:table-cell>
              <table:table-cell office:value-type="float" office:value="64.4343872070313">
                <text:p>64.43438720703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7.21575927734375">
                <text:p>7.21575927734375</text:p>
              </table:table-cell>
              <table:table-cell office:value-type="float" office:value="64.7157592773438">
                <text:p>64.71575927734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7.24713134765625">
                <text:p>7.24713134765625</text:p>
              </table:table-cell>
              <table:table-cell office:value-type="float" office:value="64.9971313476563">
                <text:p>64.99713134765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7.27850341796875">
                <text:p>7.27850341796875</text:p>
              </table:table-cell>
              <table:table-cell office:value-type="float" office:value="65.2785034179688">
                <text:p>65.27850341796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7.30987548828125">
                <text:p>7.30987548828125</text:p>
              </table:table-cell>
              <table:table-cell office:value-type="float" office:value="65.5598754882813">
                <text:p>65.55987548828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7.34124755859375">
                <text:p>7.34124755859375</text:p>
              </table:table-cell>
              <table:table-cell office:value-type="float" office:value="65.8412475585938">
                <text:p>65.84124755859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7.37261962890625">
                <text:p>7.37261962890625</text:p>
              </table:table-cell>
              <table:table-cell office:value-type="float" office:value="66.1226196289063">
                <text:p>66.12261962890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7.40399169921875">
                <text:p>7.40399169921875</text:p>
              </table:table-cell>
              <table:table-cell office:value-type="float" office:value="66.4039916992188">
                <text:p>66.40399169921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7.43536376953125">
                <text:p>7.43536376953125</text:p>
              </table:table-cell>
              <table:table-cell office:value-type="float" office:value="66.6853637695313">
                <text:p>66.68536376953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7.46673583984375">
                <text:p>7.46673583984375</text:p>
              </table:table-cell>
              <table:table-cell office:value-type="float" office:value="66.9667358398438">
                <text:p>66.96673583984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7.49810791015625">
                <text:p>7.49810791015625</text:p>
              </table:table-cell>
              <table:table-cell office:value-type="float" office:value="67.2481079101563">
                <text:p>67.24810791015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7.52947998046875">
                <text:p>7.52947998046875</text:p>
              </table:table-cell>
              <table:table-cell office:value-type="float" office:value="67.5294799804688">
                <text:p>67.52947998046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7.56085205078125">
                <text:p>7.56085205078125</text:p>
              </table:table-cell>
              <table:table-cell office:value-type="float" office:value="67.8108520507813">
                <text:p>67.81085205078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7.59222412109375">
                <text:p>7.59222412109375</text:p>
              </table:table-cell>
              <table:table-cell office:value-type="float" office:value="68.0922241210938">
                <text:p>68.09222412109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7.62359619140625">
                <text:p>7.62359619140625</text:p>
              </table:table-cell>
              <table:table-cell office:value-type="float" office:value="68.3735961914063">
                <text:p>68.37359619140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7.65496826171875">
                <text:p>7.65496826171875</text:p>
              </table:table-cell>
              <table:table-cell office:value-type="float" office:value="68.6549682617188">
                <text:p>68.65496826171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7.68634033203125">
                <text:p>7.68634033203125</text:p>
              </table:table-cell>
              <table:table-cell office:value-type="float" office:value="68.9363403320313">
                <text:p>68.93634033203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7.71771240234375">
                <text:p>7.71771240234375</text:p>
              </table:table-cell>
              <table:table-cell office:value-type="float" office:value="69.2177124023438">
                <text:p>69.21771240234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7.74908447265625">
                <text:p>7.74908447265625</text:p>
              </table:table-cell>
              <table:table-cell office:value-type="float" office:value="69.4990844726563">
                <text:p>69.49908447265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7.78045654296875">
                <text:p>7.78045654296875</text:p>
              </table:table-cell>
              <table:table-cell office:value-type="float" office:value="69.7804565429688">
                <text:p>69.78045654296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7.81182861328125">
                <text:p>7.81182861328125</text:p>
              </table:table-cell>
              <table:table-cell office:value-type="float" office:value="70.0618286132813">
                <text:p>70.06182861328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7.84320068359375">
                <text:p>7.84320068359375</text:p>
              </table:table-cell>
              <table:table-cell office:value-type="float" office:value="70.3432006835938">
                <text:p>70.34320068359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7.87457275390625">
                <text:p>7.87457275390625</text:p>
              </table:table-cell>
              <table:table-cell office:value-type="float" office:value="70.6245727539063">
                <text:p>70.62457275390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7.90594482421875">
                <text:p>7.90594482421875</text:p>
              </table:table-cell>
              <table:table-cell office:value-type="float" office:value="70.9059448242188">
                <text:p>70.90594482421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7.93731689453125">
                <text:p>7.93731689453125</text:p>
              </table:table-cell>
              <table:table-cell office:value-type="float" office:value="71.1873168945313">
                <text:p>71.18731689453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7.96868896484375">
                <text:p>7.96868896484375</text:p>
              </table:table-cell>
              <table:table-cell office:value-type="float" office:value="71.4686889648438">
                <text:p>71.46868896484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8.00006103515625">
                <text:p>8.00006103515625</text:p>
              </table:table-cell>
              <table:table-cell office:value-type="float" office:value="71.7500610351563">
                <text:p>71.75006103515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8.03143310546875">
                <text:p>8.03143310546875</text:p>
              </table:table-cell>
              <table:table-cell office:value-type="float" office:value="72.0314331054688">
                <text:p>72.03143310546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8.06280517578125">
                <text:p>8.06280517578125</text:p>
              </table:table-cell>
              <table:table-cell office:value-type="float" office:value="72.3128051757813">
                <text:p>72.31280517578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8.09417724609375">
                <text:p>8.09417724609375</text:p>
              </table:table-cell>
              <table:table-cell office:value-type="float" office:value="72.5941772460938">
                <text:p>72.59417724609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8.12554931640625">
                <text:p>8.12554931640625</text:p>
              </table:table-cell>
              <table:table-cell office:value-type="float" office:value="72.8755493164063">
                <text:p>72.87554931640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8.15692138671875">
                <text:p>8.15692138671875</text:p>
              </table:table-cell>
              <table:table-cell office:value-type="float" office:value="73.1569213867188">
                <text:p>73.15692138671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8.18829345703125">
                <text:p>8.18829345703125</text:p>
              </table:table-cell>
              <table:table-cell office:value-type="float" office:value="73.4382934570313">
                <text:p>73.43829345703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8.21966552734375">
                <text:p>8.21966552734375</text:p>
              </table:table-cell>
              <table:table-cell office:value-type="float" office:value="73.7196655273438">
                <text:p>73.71966552734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8.25103759765625">
                <text:p>8.25103759765625</text:p>
              </table:table-cell>
              <table:table-cell office:value-type="float" office:value="74.0010375976563">
                <text:p>74.00103759765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8.28240966796875">
                <text:p>8.28240966796875</text:p>
              </table:table-cell>
              <table:table-cell office:value-type="float" office:value="74.2824096679688">
                <text:p>74.28240966796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8.31378173828125">
                <text:p>8.31378173828125</text:p>
              </table:table-cell>
              <table:table-cell office:value-type="float" office:value="74.5637817382813">
                <text:p>74.56378173828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8.34515380859375">
                <text:p>8.34515380859375</text:p>
              </table:table-cell>
              <table:table-cell office:value-type="float" office:value="74.8451538085938">
                <text:p>74.84515380859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8.37652587890625">
                <text:p>8.37652587890625</text:p>
              </table:table-cell>
              <table:table-cell office:value-type="float" office:value="75.1265258789063">
                <text:p>75.12652587890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8.40789794921875">
                <text:p>8.40789794921875</text:p>
              </table:table-cell>
              <table:table-cell office:value-type="float" office:value="75.4078979492188">
                <text:p>75.40789794921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8.43927001953125">
                <text:p>8.43927001953125</text:p>
              </table:table-cell>
              <table:table-cell office:value-type="float" office:value="75.6892700195313">
                <text:p>75.68927001953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8.47064208984375">
                <text:p>8.47064208984375</text:p>
              </table:table-cell>
              <table:table-cell office:value-type="float" office:value="75.9706420898438">
                <text:p>75.97064208984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8.50201416015625">
                <text:p>8.50201416015625</text:p>
              </table:table-cell>
              <table:table-cell office:value-type="float" office:value="76.2520141601563">
                <text:p>76.25201416015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8.53338623046875">
                <text:p>8.53338623046875</text:p>
              </table:table-cell>
              <table:table-cell office:value-type="float" office:value="76.5333862304688">
                <text:p>76.53338623046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8.56475830078125">
                <text:p>8.56475830078125</text:p>
              </table:table-cell>
              <table:table-cell office:value-type="float" office:value="76.8147583007813">
                <text:p>76.81475830078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8.59613037109375">
                <text:p>8.59613037109375</text:p>
              </table:table-cell>
              <table:table-cell office:value-type="float" office:value="77.0961303710938">
                <text:p>77.09613037109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8.62750244140625">
                <text:p>8.62750244140625</text:p>
              </table:table-cell>
              <table:table-cell office:value-type="float" office:value="77.3775024414063">
                <text:p>77.37750244140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8.65887451171875">
                <text:p>8.65887451171875</text:p>
              </table:table-cell>
              <table:table-cell office:value-type="float" office:value="77.6588745117188">
                <text:p>77.65887451171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8.69024658203125">
                <text:p>8.69024658203125</text:p>
              </table:table-cell>
              <table:table-cell office:value-type="float" office:value="77.9402465820313">
                <text:p>77.94024658203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8.72161865234375">
                <text:p>8.72161865234375</text:p>
              </table:table-cell>
              <table:table-cell office:value-type="float" office:value="78.2216186523438">
                <text:p>78.22161865234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8.75299072265625">
                <text:p>8.75299072265625</text:p>
              </table:table-cell>
              <table:table-cell office:value-type="float" office:value="78.5029907226563">
                <text:p>78.50299072265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8.78436279296875">
                <text:p>8.78436279296875</text:p>
              </table:table-cell>
              <table:table-cell office:value-type="float" office:value="78.7843627929688">
                <text:p>78.78436279296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8.81573486328125">
                <text:p>8.81573486328125</text:p>
              </table:table-cell>
              <table:table-cell office:value-type="float" office:value="79.0657348632813">
                <text:p>79.06573486328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8.84710693359375">
                <text:p>8.84710693359375</text:p>
              </table:table-cell>
              <table:table-cell office:value-type="float" office:value="79.3471069335938">
                <text:p>79.34710693359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8.87847900390625">
                <text:p>8.87847900390625</text:p>
              </table:table-cell>
              <table:table-cell office:value-type="float" office:value="79.6284790039063">
                <text:p>79.62847900390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8.90985107421875">
                <text:p>8.90985107421875</text:p>
              </table:table-cell>
              <table:table-cell office:value-type="float" office:value="79.9098510742188">
                <text:p>79.90985107421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8.94122314453125">
                <text:p>8.94122314453125</text:p>
              </table:table-cell>
              <table:table-cell office:value-type="float" office:value="80.1912231445312">
                <text:p>80.19122314453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8.97259521484375">
                <text:p>8.97259521484375</text:p>
              </table:table-cell>
              <table:table-cell office:value-type="float" office:value="80.4725952148437">
                <text:p>80.47259521484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9.00396728515625">
                <text:p>9.00396728515625</text:p>
              </table:table-cell>
              <table:table-cell office:value-type="float" office:value="80.7539672851562">
                <text:p>80.75396728515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9.03533935546875">
                <text:p>9.03533935546875</text:p>
              </table:table-cell>
              <table:table-cell office:value-type="float" office:value="81.0353393554687">
                <text:p>81.03533935546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9.06671142578125">
                <text:p>9.06671142578125</text:p>
              </table:table-cell>
              <table:table-cell office:value-type="float" office:value="81.3167114257812">
                <text:p>81.31671142578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9.09808349609375">
                <text:p>9.09808349609375</text:p>
              </table:table-cell>
              <table:table-cell office:value-type="float" office:value="81.5980834960937">
                <text:p>81.59808349609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9.12945556640625">
                <text:p>9.12945556640625</text:p>
              </table:table-cell>
              <table:table-cell office:value-type="float" office:value="81.8794555664062">
                <text:p>81.87945556640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9.16082763671875">
                <text:p>9.16082763671875</text:p>
              </table:table-cell>
              <table:table-cell office:value-type="float" office:value="82.1608276367187">
                <text:p>82.16082763671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9.19219970703125">
                <text:p>9.19219970703125</text:p>
              </table:table-cell>
              <table:table-cell office:value-type="float" office:value="82.4421997070312">
                <text:p>82.44219970703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9.22357177734375">
                <text:p>9.22357177734375</text:p>
              </table:table-cell>
              <table:table-cell office:value-type="float" office:value="82.7235717773437">
                <text:p>82.72357177734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9.25494384765625">
                <text:p>9.25494384765625</text:p>
              </table:table-cell>
              <table:table-cell office:value-type="float" office:value="83.0049438476562">
                <text:p>83.00494384765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9.28631591796875">
                <text:p>9.28631591796875</text:p>
              </table:table-cell>
              <table:table-cell office:value-type="float" office:value="83.2863159179687">
                <text:p>83.28631591796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9.31768798828125">
                <text:p>9.31768798828125</text:p>
              </table:table-cell>
              <table:table-cell office:value-type="float" office:value="83.5676879882812">
                <text:p>83.56768798828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9.34906005859375">
                <text:p>9.34906005859375</text:p>
              </table:table-cell>
              <table:table-cell office:value-type="float" office:value="83.8490600585937">
                <text:p>83.84906005859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9.38043212890625">
                <text:p>9.38043212890625</text:p>
              </table:table-cell>
              <table:table-cell office:value-type="float" office:value="84.1304321289062">
                <text:p>84.13043212890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9.41180419921875">
                <text:p>9.41180419921875</text:p>
              </table:table-cell>
              <table:table-cell office:value-type="float" office:value="84.4118041992187">
                <text:p>84.411804199218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9.44317626953125">
                <text:p>9.44317626953125</text:p>
              </table:table-cell>
              <table:table-cell office:value-type="float" office:value="84.6931762695312">
                <text:p>84.69317626953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9.47454833984375">
                <text:p>9.47454833984375</text:p>
              </table:table-cell>
              <table:table-cell office:value-type="float" office:value="84.9745483398437">
                <text:p>84.97454833984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9.50592041015625">
                <text:p>9.50592041015625</text:p>
              </table:table-cell>
              <table:table-cell office:value-type="float" office:value="85.2559204101562">
                <text:p>85.25592041015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9.53729248046875">
                <text:p>9.53729248046875</text:p>
              </table:table-cell>
              <table:table-cell office:value-type="float" office:value="85.5372924804687">
                <text:p>85.53729248046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9.56866455078125">
                <text:p>9.56866455078125</text:p>
              </table:table-cell>
              <table:table-cell office:value-type="float" office:value="85.8186645507812">
                <text:p>85.81866455078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9.60003662109375">
                <text:p>9.60003662109375</text:p>
              </table:table-cell>
              <table:table-cell office:value-type="float" office:value="86.1000366210937">
                <text:p>86.10003662109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9.63140869140625">
                <text:p>9.63140869140625</text:p>
              </table:table-cell>
              <table:table-cell office:value-type="float" office:value="86.3814086914062">
                <text:p>86.38140869140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9.66278076171875">
                <text:p>9.66278076171875</text:p>
              </table:table-cell>
              <table:table-cell office:value-type="float" office:value="86.6627807617187">
                <text:p>86.66278076171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9.69415283203125">
                <text:p>9.69415283203125</text:p>
              </table:table-cell>
              <table:table-cell office:value-type="float" office:value="86.9441528320312">
                <text:p>86.94415283203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9.72552490234375">
                <text:p>9.72552490234375</text:p>
              </table:table-cell>
              <table:table-cell office:value-type="float" office:value="87.2255249023437">
                <text:p>87.22552490234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9.75689697265625">
                <text:p>9.75689697265625</text:p>
              </table:table-cell>
              <table:table-cell office:value-type="float" office:value="87.5068969726562">
                <text:p>87.50689697265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9.78826904296875">
                <text:p>9.78826904296875</text:p>
              </table:table-cell>
              <table:table-cell office:value-type="float" office:value="87.7882690429687">
                <text:p>87.78826904296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9.81964111328125">
                <text:p>9.81964111328125</text:p>
              </table:table-cell>
              <table:table-cell office:value-type="float" office:value="88.0696411132812">
                <text:p>88.06964111328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9.85101318359375">
                <text:p>9.85101318359375</text:p>
              </table:table-cell>
              <table:table-cell office:value-type="float" office:value="88.3510131835937">
                <text:p>88.35101318359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9.88238525390625">
                <text:p>9.88238525390625</text:p>
              </table:table-cell>
              <table:table-cell office:value-type="float" office:value="88.6323852539062">
                <text:p>88.63238525390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9.91375732421875">
                <text:p>9.91375732421875</text:p>
              </table:table-cell>
              <table:table-cell office:value-type="float" office:value="88.9137573242187">
                <text:p>88.91375732421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9.94512939453125">
                <text:p>9.94512939453125</text:p>
              </table:table-cell>
              <table:table-cell office:value-type="float" office:value="89.1951293945312">
                <text:p>89.19512939453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9.97650146484375">
                <text:p>9.97650146484375</text:p>
              </table:table-cell>
              <table:table-cell office:value-type="float" office:value="89.4765014648437">
                <text:p>89.476501464843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0.0078735351563">
                <text:p>10.0078735351563</text:p>
              </table:table-cell>
              <table:table-cell office:value-type="float" office:value="89.7578735351562">
                <text:p>89.75787353515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0.0392456054688">
                <text:p>10.0392456054688</text:p>
              </table:table-cell>
              <table:table-cell office:value-type="float" office:value="90.0392456054687">
                <text:p>90.03924560546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0.0706176757813">
                <text:p>10.0706176757813</text:p>
              </table:table-cell>
              <table:table-cell office:value-type="float" office:value="90.3206176757812">
                <text:p>90.32061767578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0.1019897460938">
                <text:p>10.1019897460938</text:p>
              </table:table-cell>
              <table:table-cell office:value-type="float" office:value="90.6019897460937">
                <text:p>90.60198974609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0.1333618164063">
                <text:p>10.1333618164063</text:p>
              </table:table-cell>
              <table:table-cell office:value-type="float" office:value="90.8833618164062">
                <text:p>90.88336181640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0.1647338867188">
                <text:p>10.1647338867188</text:p>
              </table:table-cell>
              <table:table-cell office:value-type="float" office:value="91.1647338867187">
                <text:p>91.16473388671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0.1961059570313">
                <text:p>10.1961059570313</text:p>
              </table:table-cell>
              <table:table-cell office:value-type="float" office:value="91.4461059570312">
                <text:p>91.44610595703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0.2274780273438">
                <text:p>10.2274780273438</text:p>
              </table:table-cell>
              <table:table-cell office:value-type="float" office:value="91.7274780273437">
                <text:p>91.72747802734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0.2588500976563">
                <text:p>10.2588500976563</text:p>
              </table:table-cell>
              <table:table-cell office:value-type="float" office:value="92.0088500976562">
                <text:p>92.00885009765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0.2902221679688">
                <text:p>10.2902221679688</text:p>
              </table:table-cell>
              <table:table-cell office:value-type="float" office:value="92.2902221679687">
                <text:p>92.29022216796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0.3215942382813">
                <text:p>10.3215942382813</text:p>
              </table:table-cell>
              <table:table-cell office:value-type="float" office:value="92.5715942382812">
                <text:p>92.57159423828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0.3529663085938">
                <text:p>10.3529663085938</text:p>
              </table:table-cell>
              <table:table-cell office:value-type="float" office:value="92.8529663085937">
                <text:p>92.85296630859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0.3843383789063">
                <text:p>10.3843383789063</text:p>
              </table:table-cell>
              <table:table-cell office:value-type="float" office:value="93.1343383789062">
                <text:p>93.13433837890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0.4157104492188">
                <text:p>10.4157104492188</text:p>
              </table:table-cell>
              <table:table-cell office:value-type="float" office:value="93.4157104492187">
                <text:p>93.415710449218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0.4470825195313">
                <text:p>10.4470825195313</text:p>
              </table:table-cell>
              <table:table-cell office:value-type="float" office:value="93.6970825195312">
                <text:p>93.69708251953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0.4784545898438">
                <text:p>10.4784545898438</text:p>
              </table:table-cell>
              <table:table-cell office:value-type="float" office:value="93.9784545898437">
                <text:p>93.978454589843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0.5098266601563">
                <text:p>10.5098266601563</text:p>
              </table:table-cell>
              <table:table-cell office:value-type="float" office:value="94.2598266601562">
                <text:p>94.25982666015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0.5411987304688">
                <text:p>10.5411987304688</text:p>
              </table:table-cell>
              <table:table-cell office:value-type="float" office:value="94.5411987304687">
                <text:p>94.54119873046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0.5725708007813">
                <text:p>10.5725708007813</text:p>
              </table:table-cell>
              <table:table-cell office:value-type="float" office:value="94.8225708007812">
                <text:p>94.82257080078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0.6039428710938">
                <text:p>10.6039428710938</text:p>
              </table:table-cell>
              <table:table-cell office:value-type="float" office:value="95.1039428710937">
                <text:p>95.10394287109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0.6353149414063">
                <text:p>10.6353149414063</text:p>
              </table:table-cell>
              <table:table-cell office:value-type="float" office:value="95.3853149414062">
                <text:p>95.385314941406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0.6666870117188">
                <text:p>10.6666870117188</text:p>
              </table:table-cell>
              <table:table-cell office:value-type="float" office:value="95.6666870117187">
                <text:p>95.66668701171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0.6980590820313">
                <text:p>10.6980590820313</text:p>
              </table:table-cell>
              <table:table-cell office:value-type="float" office:value="95.9480590820312">
                <text:p>95.94805908203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0.7294311523438">
                <text:p>10.7294311523438</text:p>
              </table:table-cell>
              <table:table-cell office:value-type="float" office:value="96.2294311523437">
                <text:p>96.22943115234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0.7608032226563">
                <text:p>10.7608032226563</text:p>
              </table:table-cell>
              <table:table-cell office:value-type="float" office:value="96.5108032226562">
                <text:p>96.51080322265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0.7921752929688">
                <text:p>10.7921752929688</text:p>
              </table:table-cell>
              <table:table-cell office:value-type="float" office:value="96.7921752929687">
                <text:p>96.79217529296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0.8235473632813">
                <text:p>10.8235473632813</text:p>
              </table:table-cell>
              <table:table-cell office:value-type="float" office:value="97.0735473632812">
                <text:p>97.07354736328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0.8549194335938">
                <text:p>10.8549194335938</text:p>
              </table:table-cell>
              <table:table-cell office:value-type="float" office:value="97.3549194335937">
                <text:p>97.35491943359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0.8862915039063">
                <text:p>10.8862915039063</text:p>
              </table:table-cell>
              <table:table-cell office:value-type="float" office:value="97.6362915039062">
                <text:p>97.63629150390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0.9176635742188">
                <text:p>10.9176635742188</text:p>
              </table:table-cell>
              <table:table-cell office:value-type="float" office:value="97.9176635742187">
                <text:p>97.91766357421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0.9490356445313">
                <text:p>10.9490356445313</text:p>
              </table:table-cell>
              <table:table-cell office:value-type="float" office:value="98.1990356445312">
                <text:p>98.19903564453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0.9804077148438">
                <text:p>10.9804077148438</text:p>
              </table:table-cell>
              <table:table-cell office:value-type="float" office:value="98.4804077148437">
                <text:p>98.48040771484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1.0117797851563">
                <text:p>11.0117797851563</text:p>
              </table:table-cell>
              <table:table-cell office:value-type="float" office:value="98.7617797851562">
                <text:p>98.76177978515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1.0431518554688">
                <text:p>11.0431518554688</text:p>
              </table:table-cell>
              <table:table-cell office:value-type="float" office:value="99.0431518554687">
                <text:p>99.043151855468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1.0745239257813">
                <text:p>11.0745239257813</text:p>
              </table:table-cell>
              <table:table-cell office:value-type="float" office:value="99.3245239257812">
                <text:p>99.32452392578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1.1058959960938">
                <text:p>11.1058959960938</text:p>
              </table:table-cell>
              <table:table-cell office:value-type="float" office:value="99.6058959960937">
                <text:p>99.60589599609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1.1372680664063">
                <text:p>11.1372680664063</text:p>
              </table:table-cell>
              <table:table-cell office:value-type="float" office:value="99.8872680664062">
                <text:p>99.88726806640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1.1686401367188">
                <text:p>11.1686401367188</text:p>
              </table:table-cell>
              <table:table-cell office:value-type="float" office:value="100.168640136719">
                <text:p>100.1686401367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1.2000122070313">
                <text:p>11.2000122070313</text:p>
              </table:table-cell>
              <table:table-cell office:value-type="float" office:value="100.450012207031">
                <text:p>100.45001220703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1.2313842773438">
                <text:p>11.2313842773438</text:p>
              </table:table-cell>
              <table:table-cell office:value-type="float" office:value="100.731384277344">
                <text:p>100.7313842773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1.2627563476563">
                <text:p>11.2627563476563</text:p>
              </table:table-cell>
              <table:table-cell office:value-type="float" office:value="101.012756347656">
                <text:p>101.0127563476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1.2941284179688">
                <text:p>11.2941284179688</text:p>
              </table:table-cell>
              <table:table-cell office:value-type="float" office:value="101.294128417969">
                <text:p>101.2941284179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1.3255004882813">
                <text:p>11.3255004882813</text:p>
              </table:table-cell>
              <table:table-cell office:value-type="float" office:value="101.575500488281">
                <text:p>101.57550048828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1.3568725585938">
                <text:p>11.3568725585938</text:p>
              </table:table-cell>
              <table:table-cell office:value-type="float" office:value="101.856872558594">
                <text:p>101.85687255859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1.3882446289063">
                <text:p>11.3882446289063</text:p>
              </table:table-cell>
              <table:table-cell office:value-type="float" office:value="102.138244628906">
                <text:p>102.1382446289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1.4196166992188">
                <text:p>11.4196166992188</text:p>
              </table:table-cell>
              <table:table-cell office:value-type="float" office:value="102.419616699219">
                <text:p>102.4196166992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1.4509887695313">
                <text:p>11.4509887695313</text:p>
              </table:table-cell>
              <table:table-cell office:value-type="float" office:value="102.700988769531">
                <text:p>102.7009887695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1.4823608398438">
                <text:p>11.4823608398438</text:p>
              </table:table-cell>
              <table:table-cell office:value-type="float" office:value="102.982360839844">
                <text:p>102.9823608398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1.5137329101563">
                <text:p>11.5137329101563</text:p>
              </table:table-cell>
              <table:table-cell office:value-type="float" office:value="103.263732910156">
                <text:p>103.2637329101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1.5451049804688">
                <text:p>11.5451049804688</text:p>
              </table:table-cell>
              <table:table-cell office:value-type="float" office:value="103.545104980469">
                <text:p>103.5451049804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1.5764770507813">
                <text:p>11.5764770507813</text:p>
              </table:table-cell>
              <table:table-cell office:value-type="float" office:value="103.826477050781">
                <text:p>103.8264770507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1.6078491210938">
                <text:p>11.6078491210938</text:p>
              </table:table-cell>
              <table:table-cell office:value-type="float" office:value="104.107849121094">
                <text:p>104.1078491210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1.6392211914063">
                <text:p>11.6392211914063</text:p>
              </table:table-cell>
              <table:table-cell office:value-type="float" office:value="104.389221191406">
                <text:p>104.38922119140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1.6705932617188">
                <text:p>11.6705932617188</text:p>
              </table:table-cell>
              <table:table-cell office:value-type="float" office:value="104.670593261719">
                <text:p>104.6705932617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1.7019653320313">
                <text:p>11.7019653320313</text:p>
              </table:table-cell>
              <table:table-cell office:value-type="float" office:value="104.951965332031">
                <text:p>104.9519653320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1.7333374023438">
                <text:p>11.7333374023438</text:p>
              </table:table-cell>
              <table:table-cell office:value-type="float" office:value="105.233337402344">
                <text:p>105.2333374023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1.7647094726563">
                <text:p>11.7647094726563</text:p>
              </table:table-cell>
              <table:table-cell office:value-type="float" office:value="105.514709472656">
                <text:p>105.5147094726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1.7960815429688">
                <text:p>11.7960815429688</text:p>
              </table:table-cell>
              <table:table-cell office:value-type="float" office:value="105.796081542969">
                <text:p>105.7960815429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1.8274536132813">
                <text:p>11.8274536132813</text:p>
              </table:table-cell>
              <table:table-cell office:value-type="float" office:value="106.077453613281">
                <text:p>106.07745361328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1.8588256835938">
                <text:p>11.8588256835938</text:p>
              </table:table-cell>
              <table:table-cell office:value-type="float" office:value="106.358825683594">
                <text:p>106.3588256835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1.8901977539063">
                <text:p>11.8901977539063</text:p>
              </table:table-cell>
              <table:table-cell office:value-type="float" office:value="106.640197753906">
                <text:p>106.6401977539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1.9215698242188">
                <text:p>11.9215698242188</text:p>
              </table:table-cell>
              <table:table-cell office:value-type="float" office:value="106.921569824219">
                <text:p>106.9215698242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1.9529418945313">
                <text:p>11.9529418945313</text:p>
              </table:table-cell>
              <table:table-cell office:value-type="float" office:value="107.202941894531">
                <text:p>107.2029418945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1.9843139648438">
                <text:p>11.9843139648438</text:p>
              </table:table-cell>
              <table:table-cell office:value-type="float" office:value="107.484313964844">
                <text:p>107.4843139648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2.0156860351563">
                <text:p>12.0156860351563</text:p>
              </table:table-cell>
              <table:table-cell office:value-type="float" office:value="107.765686035156">
                <text:p>107.7656860351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2.0470581054688">
                <text:p>12.0470581054688</text:p>
              </table:table-cell>
              <table:table-cell office:value-type="float" office:value="108.047058105469">
                <text:p>108.04705810546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2.0784301757813">
                <text:p>12.0784301757813</text:p>
              </table:table-cell>
              <table:table-cell office:value-type="float" office:value="108.328430175781">
                <text:p>108.3284301757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2.1098022460938">
                <text:p>12.1098022460938</text:p>
              </table:table-cell>
              <table:table-cell office:value-type="float" office:value="108.609802246094">
                <text:p>108.60980224609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2.1411743164063">
                <text:p>12.1411743164063</text:p>
              </table:table-cell>
              <table:table-cell office:value-type="float" office:value="108.891174316406">
                <text:p>108.8911743164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2.1725463867188">
                <text:p>12.1725463867188</text:p>
              </table:table-cell>
              <table:table-cell office:value-type="float" office:value="109.172546386719">
                <text:p>109.1725463867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2.2039184570313">
                <text:p>12.2039184570313</text:p>
              </table:table-cell>
              <table:table-cell office:value-type="float" office:value="109.453918457031">
                <text:p>109.4539184570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2.2352905273438">
                <text:p>12.2352905273438</text:p>
              </table:table-cell>
              <table:table-cell office:value-type="float" office:value="109.735290527344">
                <text:p>109.7352905273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2.2666625976563">
                <text:p>12.2666625976563</text:p>
              </table:table-cell>
              <table:table-cell office:value-type="float" office:value="110.016662597656">
                <text:p>110.0166625976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2.2980346679688">
                <text:p>12.2980346679688</text:p>
              </table:table-cell>
              <table:table-cell office:value-type="float" office:value="110.298034667969">
                <text:p>110.2980346679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2.3294067382813">
                <text:p>12.3294067382813</text:p>
              </table:table-cell>
              <table:table-cell office:value-type="float" office:value="110.579406738281">
                <text:p>110.5794067382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2.3607788085938">
                <text:p>12.3607788085938</text:p>
              </table:table-cell>
              <table:table-cell office:value-type="float" office:value="110.860778808594">
                <text:p>110.86077880859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2.3921508789063">
                <text:p>12.3921508789063</text:p>
              </table:table-cell>
              <table:table-cell office:value-type="float" office:value="111.142150878906">
                <text:p>111.1421508789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2.4235229492188">
                <text:p>12.4235229492188</text:p>
              </table:table-cell>
              <table:table-cell office:value-type="float" office:value="111.423522949219">
                <text:p>111.4235229492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2.4548950195313">
                <text:p>12.4548950195313</text:p>
              </table:table-cell>
              <table:table-cell office:value-type="float" office:value="111.704895019531">
                <text:p>111.7048950195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2.4862670898438">
                <text:p>12.4862670898438</text:p>
              </table:table-cell>
              <table:table-cell office:value-type="float" office:value="111.986267089844">
                <text:p>111.9862670898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2.5176391601563">
                <text:p>12.5176391601563</text:p>
              </table:table-cell>
              <table:table-cell office:value-type="float" office:value="112.267639160156">
                <text:p>112.2676391601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2.5490112304688">
                <text:p>12.5490112304688</text:p>
              </table:table-cell>
              <table:table-cell office:value-type="float" office:value="112.549011230469">
                <text:p>112.5490112304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2.5803833007813">
                <text:p>12.5803833007813</text:p>
              </table:table-cell>
              <table:table-cell office:value-type="float" office:value="112.830383300781">
                <text:p>112.8303833007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2.6117553710938">
                <text:p>12.6117553710938</text:p>
              </table:table-cell>
              <table:table-cell office:value-type="float" office:value="113.111755371094">
                <text:p>113.1117553710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2.6431274414063">
                <text:p>12.6431274414063</text:p>
              </table:table-cell>
              <table:table-cell office:value-type="float" office:value="113.393127441406">
                <text:p>113.3931274414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2.6744995117188">
                <text:p>12.6744995117188</text:p>
              </table:table-cell>
              <table:table-cell office:value-type="float" office:value="113.674499511719">
                <text:p>113.6744995117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2.7058715820313">
                <text:p>12.7058715820313</text:p>
              </table:table-cell>
              <table:table-cell office:value-type="float" office:value="113.955871582031">
                <text:p>113.9558715820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2.7372436523438">
                <text:p>12.7372436523438</text:p>
              </table:table-cell>
              <table:table-cell office:value-type="float" office:value="114.237243652344">
                <text:p>114.2372436523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2.7686157226563">
                <text:p>12.7686157226563</text:p>
              </table:table-cell>
              <table:table-cell office:value-type="float" office:value="114.518615722656">
                <text:p>114.5186157226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2.7999877929688">
                <text:p>12.7999877929688</text:p>
              </table:table-cell>
              <table:table-cell office:value-type="float" office:value="114.799987792969">
                <text:p>114.7999877929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2.8313598632813">
                <text:p>12.8313598632813</text:p>
              </table:table-cell>
              <table:table-cell office:value-type="float" office:value="115.081359863281">
                <text:p>115.08135986328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2.8627319335938">
                <text:p>12.8627319335938</text:p>
              </table:table-cell>
              <table:table-cell office:value-type="float" office:value="115.362731933594">
                <text:p>115.36273193359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2.8941040039063">
                <text:p>12.8941040039063</text:p>
              </table:table-cell>
              <table:table-cell office:value-type="float" office:value="115.644104003906">
                <text:p>115.6441040039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2.9254760742188">
                <text:p>12.9254760742188</text:p>
              </table:table-cell>
              <table:table-cell office:value-type="float" office:value="115.925476074219">
                <text:p>115.9254760742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2.9568481445313">
                <text:p>12.9568481445313</text:p>
              </table:table-cell>
              <table:table-cell office:value-type="float" office:value="116.206848144531">
                <text:p>116.20684814453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2.9882202148438">
                <text:p>12.9882202148438</text:p>
              </table:table-cell>
              <table:table-cell office:value-type="float" office:value="116.488220214844">
                <text:p>116.4882202148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3.0195922851563">
                <text:p>13.0195922851563</text:p>
              </table:table-cell>
              <table:table-cell office:value-type="float" office:value="116.769592285156">
                <text:p>116.7695922851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3.0509643554688">
                <text:p>13.0509643554688</text:p>
              </table:table-cell>
              <table:table-cell office:value-type="float" office:value="117.050964355469">
                <text:p>117.05096435546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3.0823364257813">
                <text:p>13.0823364257813</text:p>
              </table:table-cell>
              <table:table-cell office:value-type="float" office:value="117.332336425781">
                <text:p>117.3323364257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3.1137084960938">
                <text:p>13.1137084960938</text:p>
              </table:table-cell>
              <table:table-cell office:value-type="float" office:value="117.613708496094">
                <text:p>117.61370849609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3.1450805664063">
                <text:p>13.1450805664063</text:p>
              </table:table-cell>
              <table:table-cell office:value-type="float" office:value="117.895080566406">
                <text:p>117.8950805664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3.1764526367188">
                <text:p>13.1764526367188</text:p>
              </table:table-cell>
              <table:table-cell office:value-type="float" office:value="118.176452636719">
                <text:p>118.1764526367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3.2078247070313">
                <text:p>13.2078247070313</text:p>
              </table:table-cell>
              <table:table-cell office:value-type="float" office:value="118.457824707031">
                <text:p>118.4578247070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3.2391967773438">
                <text:p>13.2391967773438</text:p>
              </table:table-cell>
              <table:table-cell office:value-type="float" office:value="118.739196777344">
                <text:p>118.7391967773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3.2705688476563">
                <text:p>13.2705688476563</text:p>
              </table:table-cell>
              <table:table-cell office:value-type="float" office:value="119.020568847656">
                <text:p>119.0205688476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3.3019409179688">
                <text:p>13.3019409179688</text:p>
              </table:table-cell>
              <table:table-cell office:value-type="float" office:value="119.301940917969">
                <text:p>119.30194091796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3.3333129882813">
                <text:p>13.3333129882813</text:p>
              </table:table-cell>
              <table:table-cell office:value-type="float" office:value="119.583312988281">
                <text:p>119.5833129882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3.3646850585938">
                <text:p>13.3646850585938</text:p>
              </table:table-cell>
              <table:table-cell office:value-type="float" office:value="119.864685058594">
                <text:p>119.86468505859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3.3960571289063">
                <text:p>13.3960571289063</text:p>
              </table:table-cell>
              <table:table-cell office:value-type="float" office:value="120.146057128906">
                <text:p>120.1460571289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3.4274291992188">
                <text:p>13.4274291992188</text:p>
              </table:table-cell>
              <table:table-cell office:value-type="float" office:value="120.427429199219">
                <text:p>120.4274291992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3.4588012695313">
                <text:p>13.4588012695313</text:p>
              </table:table-cell>
              <table:table-cell office:value-type="float" office:value="120.708801269531">
                <text:p>120.7088012695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3.4901733398438">
                <text:p>13.4901733398438</text:p>
              </table:table-cell>
              <table:table-cell office:value-type="float" office:value="120.990173339844">
                <text:p>120.9901733398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3.5215454101563">
                <text:p>13.5215454101563</text:p>
              </table:table-cell>
              <table:table-cell office:value-type="float" office:value="121.271545410156">
                <text:p>121.2715454101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3.5529174804688">
                <text:p>13.5529174804688</text:p>
              </table:table-cell>
              <table:table-cell office:value-type="float" office:value="121.552917480469">
                <text:p>121.55291748046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3.5842895507813">
                <text:p>13.5842895507813</text:p>
              </table:table-cell>
              <table:table-cell office:value-type="float" office:value="121.834289550781">
                <text:p>121.83428955078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3.6156616210938">
                <text:p>13.6156616210938</text:p>
              </table:table-cell>
              <table:table-cell office:value-type="float" office:value="122.115661621094">
                <text:p>122.1156616210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3.6470336914063">
                <text:p>13.6470336914063</text:p>
              </table:table-cell>
              <table:table-cell office:value-type="float" office:value="122.397033691406">
                <text:p>122.3970336914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3.6784057617188">
                <text:p>13.6784057617188</text:p>
              </table:table-cell>
              <table:table-cell office:value-type="float" office:value="122.678405761719">
                <text:p>122.6784057617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3.7097778320313">
                <text:p>13.7097778320313</text:p>
              </table:table-cell>
              <table:table-cell office:value-type="float" office:value="122.959777832031">
                <text:p>122.9597778320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3.7411499023438">
                <text:p>13.7411499023438</text:p>
              </table:table-cell>
              <table:table-cell office:value-type="float" office:value="123.241149902344">
                <text:p>123.24114990234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3.7725219726563">
                <text:p>13.7725219726563</text:p>
              </table:table-cell>
              <table:table-cell office:value-type="float" office:value="123.522521972656">
                <text:p>123.5225219726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3.8038940429688">
                <text:p>13.8038940429688</text:p>
              </table:table-cell>
              <table:table-cell office:value-type="float" office:value="123.803894042969">
                <text:p>123.80389404296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3.8352661132813">
                <text:p>13.8352661132813</text:p>
              </table:table-cell>
              <table:table-cell office:value-type="float" office:value="124.085266113281">
                <text:p>124.08526611328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3.8666381835938">
                <text:p>13.8666381835938</text:p>
              </table:table-cell>
              <table:table-cell office:value-type="float" office:value="124.366638183594">
                <text:p>124.36663818359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3.8980102539063">
                <text:p>13.8980102539063</text:p>
              </table:table-cell>
              <table:table-cell office:value-type="float" office:value="124.648010253906">
                <text:p>124.64801025390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3.9293823242188">
                <text:p>13.9293823242188</text:p>
              </table:table-cell>
              <table:table-cell office:value-type="float" office:value="124.929382324219">
                <text:p>124.9293823242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3.9607543945313">
                <text:p>13.9607543945313</text:p>
              </table:table-cell>
              <table:table-cell office:value-type="float" office:value="125.210754394531">
                <text:p>125.2107543945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3.9921264648438">
                <text:p>13.9921264648438</text:p>
              </table:table-cell>
              <table:table-cell office:value-type="float" office:value="125.492126464844">
                <text:p>125.4921264648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4.0234985351562">
                <text:p>14.0234985351562</text:p>
              </table:table-cell>
              <table:table-cell office:value-type="float" office:value="125.773498535156">
                <text:p>125.77349853515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4.0548706054688">
                <text:p>14.0548706054688</text:p>
              </table:table-cell>
              <table:table-cell office:value-type="float" office:value="126.054870605469">
                <text:p>126.05487060546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4.0862426757813">
                <text:p>14.0862426757813</text:p>
              </table:table-cell>
              <table:table-cell office:value-type="float" office:value="126.336242675781">
                <text:p>126.3362426757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4.1176147460938">
                <text:p>14.1176147460938</text:p>
              </table:table-cell>
              <table:table-cell office:value-type="float" office:value="126.617614746094">
                <text:p>126.61761474609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4.1489868164063">
                <text:p>14.1489868164063</text:p>
              </table:table-cell>
              <table:table-cell office:value-type="float" office:value="126.898986816406">
                <text:p>126.8989868164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4.1803588867187">
                <text:p>14.1803588867187</text:p>
              </table:table-cell>
              <table:table-cell office:value-type="float" office:value="127.180358886719">
                <text:p>127.1803588867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4.2117309570313">
                <text:p>14.2117309570313</text:p>
              </table:table-cell>
              <table:table-cell office:value-type="float" office:value="127.461730957031">
                <text:p>127.4617309570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4.2431030273438">
                <text:p>14.2431030273438</text:p>
              </table:table-cell>
              <table:table-cell office:value-type="float" office:value="127.743103027344">
                <text:p>127.7431030273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4.2744750976563">
                <text:p>14.2744750976563</text:p>
              </table:table-cell>
              <table:table-cell office:value-type="float" office:value="128.024475097656">
                <text:p>128.02447509765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4.3058471679688">
                <text:p>14.3058471679688</text:p>
              </table:table-cell>
              <table:table-cell office:value-type="float" office:value="128.305847167969">
                <text:p>128.3058471679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4.3372192382812">
                <text:p>14.3372192382812</text:p>
              </table:table-cell>
              <table:table-cell office:value-type="float" office:value="128.587219238281">
                <text:p>128.5872192382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4.3685913085938">
                <text:p>14.3685913085938</text:p>
              </table:table-cell>
              <table:table-cell office:value-type="float" office:value="128.868591308594">
                <text:p>128.86859130859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4.3999633789063">
                <text:p>14.3999633789063</text:p>
              </table:table-cell>
              <table:table-cell office:value-type="float" office:value="129.149963378906">
                <text:p>129.1499633789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4.4313354492188">
                <text:p>14.4313354492188</text:p>
              </table:table-cell>
              <table:table-cell office:value-type="float" office:value="129.431335449219">
                <text:p>129.4313354492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4.4627075195313">
                <text:p>14.4627075195313</text:p>
              </table:table-cell>
              <table:table-cell office:value-type="float" office:value="129.712707519531">
                <text:p>129.7127075195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4.4940795898437">
                <text:p>14.4940795898437</text:p>
              </table:table-cell>
              <table:table-cell office:value-type="float" office:value="129.994079589844">
                <text:p>129.9940795898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4.5254516601563">
                <text:p>14.5254516601563</text:p>
              </table:table-cell>
              <table:table-cell office:value-type="float" office:value="130.275451660156">
                <text:p>130.2754516601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4.5568237304688">
                <text:p>14.5568237304688</text:p>
              </table:table-cell>
              <table:table-cell office:value-type="float" office:value="130.556823730469">
                <text:p>130.5568237304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4.5881958007813">
                <text:p>14.5881958007813</text:p>
              </table:table-cell>
              <table:table-cell office:value-type="float" office:value="130.838195800781">
                <text:p>130.83819580078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4.6195678710938">
                <text:p>14.6195678710938</text:p>
              </table:table-cell>
              <table:table-cell office:value-type="float" office:value="131.119567871094">
                <text:p>131.11956787109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4.6509399414062">
                <text:p>14.6509399414062</text:p>
              </table:table-cell>
              <table:table-cell office:value-type="float" office:value="131.400939941406">
                <text:p>131.40093994140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4.6823120117188">
                <text:p>14.6823120117188</text:p>
              </table:table-cell>
              <table:table-cell office:value-type="float" office:value="131.682312011719">
                <text:p>131.6823120117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4.7136840820313">
                <text:p>14.7136840820313</text:p>
              </table:table-cell>
              <table:table-cell office:value-type="float" office:value="131.963684082031">
                <text:p>131.9636840820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4.7450561523438">
                <text:p>14.7450561523438</text:p>
              </table:table-cell>
              <table:table-cell office:value-type="float" office:value="132.245056152344">
                <text:p>132.2450561523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4.7764282226563">
                <text:p>14.7764282226563</text:p>
              </table:table-cell>
              <table:table-cell office:value-type="float" office:value="132.526428222656">
                <text:p>132.52642822265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4.8078002929687">
                <text:p>14.8078002929687</text:p>
              </table:table-cell>
              <table:table-cell office:value-type="float" office:value="132.807800292969">
                <text:p>132.8078002929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4.8391723632813">
                <text:p>14.8391723632813</text:p>
              </table:table-cell>
              <table:table-cell office:value-type="float" office:value="133.089172363281">
                <text:p>133.08917236328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4.8705444335938">
                <text:p>14.8705444335938</text:p>
              </table:table-cell>
              <table:table-cell office:value-type="float" office:value="133.370544433594">
                <text:p>133.3705444335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4.9019165039063">
                <text:p>14.9019165039063</text:p>
              </table:table-cell>
              <table:table-cell office:value-type="float" office:value="133.651916503906">
                <text:p>133.65191650390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4.9332885742188">
                <text:p>14.9332885742188</text:p>
              </table:table-cell>
              <table:table-cell office:value-type="float" office:value="133.933288574219">
                <text:p>133.9332885742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4.9646606445312">
                <text:p>14.9646606445312</text:p>
              </table:table-cell>
              <table:table-cell office:value-type="float" office:value="134.214660644531">
                <text:p>134.2146606445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4.9960327148438">
                <text:p>14.9960327148438</text:p>
              </table:table-cell>
              <table:table-cell office:value-type="float" office:value="134.496032714844">
                <text:p>134.4960327148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5.0274047851563">
                <text:p>15.0274047851563</text:p>
              </table:table-cell>
              <table:table-cell office:value-type="float" office:value="134.777404785156">
                <text:p>134.7774047851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5.0587768554688">
                <text:p>15.0587768554688</text:p>
              </table:table-cell>
              <table:table-cell office:value-type="float" office:value="135.058776855469">
                <text:p>135.0587768554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5.0901489257813">
                <text:p>15.0901489257813</text:p>
              </table:table-cell>
              <table:table-cell office:value-type="float" office:value="135.340148925781">
                <text:p>135.34014892578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5.1215209960937">
                <text:p>15.1215209960937</text:p>
              </table:table-cell>
              <table:table-cell office:value-type="float" office:value="135.621520996094">
                <text:p>135.62152099609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5.1528930664063">
                <text:p>15.1528930664063</text:p>
              </table:table-cell>
              <table:table-cell office:value-type="float" office:value="135.902893066406">
                <text:p>135.90289306640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5.1842651367188">
                <text:p>15.1842651367188</text:p>
              </table:table-cell>
              <table:table-cell office:value-type="float" office:value="136.184265136719">
                <text:p>136.1842651367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5.2156372070313">
                <text:p>15.2156372070313</text:p>
              </table:table-cell>
              <table:table-cell office:value-type="float" office:value="136.465637207031">
                <text:p>136.46563720703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5.2470092773438">
                <text:p>15.2470092773438</text:p>
              </table:table-cell>
              <table:table-cell office:value-type="float" office:value="136.747009277344">
                <text:p>136.7470092773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5.2783813476562">
                <text:p>15.2783813476562</text:p>
              </table:table-cell>
              <table:table-cell office:value-type="float" office:value="137.028381347656">
                <text:p>137.0283813476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5.3097534179688">
                <text:p>15.3097534179688</text:p>
              </table:table-cell>
              <table:table-cell office:value-type="float" office:value="137.309753417969">
                <text:p>137.30975341796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5.3411254882813">
                <text:p>15.3411254882813</text:p>
              </table:table-cell>
              <table:table-cell office:value-type="float" office:value="137.591125488281">
                <text:p>137.59112548828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5.3724975585938">
                <text:p>15.3724975585938</text:p>
              </table:table-cell>
              <table:table-cell office:value-type="float" office:value="137.872497558594">
                <text:p>137.8724975585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5.4038696289063">
                <text:p>15.4038696289063</text:p>
              </table:table-cell>
              <table:table-cell office:value-type="float" office:value="138.153869628906">
                <text:p>138.15386962890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5.4352416992187">
                <text:p>15.4352416992187</text:p>
              </table:table-cell>
              <table:table-cell office:value-type="float" office:value="138.435241699219">
                <text:p>138.4352416992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5.4666137695313">
                <text:p>15.4666137695313</text:p>
              </table:table-cell>
              <table:table-cell office:value-type="float" office:value="138.716613769531">
                <text:p>138.7166137695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5.4979858398438">
                <text:p>15.4979858398438</text:p>
              </table:table-cell>
              <table:table-cell office:value-type="float" office:value="138.997985839844">
                <text:p>138.9979858398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5.5293579101563">
                <text:p>15.5293579101563</text:p>
              </table:table-cell>
              <table:table-cell office:value-type="float" office:value="139.279357910156">
                <text:p>139.27935791015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5.5607299804688">
                <text:p>15.5607299804688</text:p>
              </table:table-cell>
              <table:table-cell office:value-type="float" office:value="139.560729980469">
                <text:p>139.5607299804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5.5921020507812">
                <text:p>15.5921020507812</text:p>
              </table:table-cell>
              <table:table-cell office:value-type="float" office:value="139.842102050781">
                <text:p>139.84210205078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5.6234741210938">
                <text:p>15.6234741210938</text:p>
              </table:table-cell>
              <table:table-cell office:value-type="float" office:value="140.123474121094">
                <text:p>140.12347412109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5.6548461914063">
                <text:p>15.6548461914063</text:p>
              </table:table-cell>
              <table:table-cell office:value-type="float" office:value="140.404846191406">
                <text:p>140.4048461914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5.6862182617188">
                <text:p>15.6862182617188</text:p>
              </table:table-cell>
              <table:table-cell office:value-type="float" office:value="140.686218261719">
                <text:p>140.68621826171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5.7175903320313">
                <text:p>15.7175903320313</text:p>
              </table:table-cell>
              <table:table-cell office:value-type="float" office:value="140.967590332031">
                <text:p>140.9675903320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5.7489624023437">
                <text:p>15.7489624023437</text:p>
              </table:table-cell>
              <table:table-cell office:value-type="float" office:value="141.248962402344">
                <text:p>141.24896240234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5.7803344726563">
                <text:p>15.7803344726563</text:p>
              </table:table-cell>
              <table:table-cell office:value-type="float" office:value="141.530334472656">
                <text:p>141.5303344726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5.8117065429688">
                <text:p>15.8117065429688</text:p>
              </table:table-cell>
              <table:table-cell office:value-type="float" office:value="141.811706542969">
                <text:p>141.81170654296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5.8430786132813">
                <text:p>15.8430786132813</text:p>
              </table:table-cell>
              <table:table-cell office:value-type="float" office:value="142.093078613281">
                <text:p>142.09307861328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5.8744506835938">
                <text:p>15.8744506835938</text:p>
              </table:table-cell>
              <table:table-cell office:value-type="float" office:value="142.374450683594">
                <text:p>142.37445068359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5.9058227539062">
                <text:p>15.9058227539062</text:p>
              </table:table-cell>
              <table:table-cell office:value-type="float" office:value="142.655822753906">
                <text:p>142.6558227539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5.9371948242188">
                <text:p>15.9371948242188</text:p>
              </table:table-cell>
              <table:table-cell office:value-type="float" office:value="142.937194824219">
                <text:p>142.93719482421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5.9685668945313">
                <text:p>15.9685668945313</text:p>
              </table:table-cell>
              <table:table-cell office:value-type="float" office:value="143.218566894531">
                <text:p>143.21856689453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5.9999389648438">
                <text:p>15.9999389648438</text:p>
              </table:table-cell>
              <table:table-cell office:value-type="float" office:value="143.499938964844">
                <text:p>143.4999389648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6.0313110351563">
                <text:p>16.0313110351563</text:p>
              </table:table-cell>
              <table:table-cell office:value-type="float" office:value="143.781311035156">
                <text:p>143.78131103515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6.0626831054687">
                <text:p>16.0626831054687</text:p>
              </table:table-cell>
              <table:table-cell office:value-type="float" office:value="144.062683105469">
                <text:p>144.0626831054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